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4" table:style-name="ta1">
        <table:shapes>
          <draw:frame draw:z-index="0" draw:style-name="gr1" draw:text-style-name="P1" svg:width="367.02mm" svg:height="107.04mm" svg:x="74.07mm" svg:y="1776.44mm">
            <draw:object draw:notify-on-update-of-ranges="'54'.A3:'54'.A411 '54'.B3:'54'.B4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Qmelt</text:p>
          </table:table-cell>
          <table:table-cell/>
          <table:table-cell office:value-type="string" calcext:value-type="string">
            <text:p>mm/day</text:p>
          </table:table-cell>
          <table:table-cell office:value-type="string" calcext:value-type="string">
            <text:p>(second</text:p>
          </table:table-cell>
          <table:table-cell office:value-type="string" calcext:value-type="string">
            <text:p>column);</text:p>
          </table:table-cell>
          <table:table-cell office:value-type="string" calcext:value-type="string">
            <text:p>t(second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Qmelt_info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.285649972" calcext:value-type="float">
            <text:p>6.285649972</text:p>
          </table:table-cell>
          <table:table-cell table:number-columns-repeated="9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.52369162" calcext:value-type="float">
            <text:p>11.52369162</text:p>
          </table:table-cell>
          <table:table-cell table:number-columns-repeated="9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.6665166" calcext:value-type="float">
            <text:p>14.6665166</text:p>
          </table:table-cell>
          <table:table-cell table:number-columns-repeated="9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.76173326" calcext:value-type="float">
            <text:p>16.76173326</text:p>
          </table:table-cell>
          <table:table-cell table:number-columns-repeated="9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.90455824" calcext:value-type="float">
            <text:p>19.90455824</text:p>
          </table:table-cell>
          <table:table-cell table:number-columns-repeated="9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.9997749" calcext:value-type="float">
            <text:p>21.9997749</text:p>
          </table:table-cell>
          <table:table-cell table:number-columns-repeated="9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8.28542487" calcext:value-type="float">
            <text:p>28.28542487</text:p>
          </table:table-cell>
          <table:table-cell table:number-columns-repeated="9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1.42824986" calcext:value-type="float">
            <text:p>31.42824986</text:p>
          </table:table-cell>
          <table:table-cell table:number-columns-repeated="9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7.23781654" calcext:value-type="float">
            <text:p>27.23781654</text:p>
          </table:table-cell>
          <table:table-cell table:number-columns-repeated="9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0.38064153" calcext:value-type="float">
            <text:p>30.38064153</text:p>
          </table:table-cell>
          <table:table-cell table:number-columns-repeated="9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.04738323" calcext:value-type="float">
            <text:p>23.04738323</text:p>
          </table:table-cell>
          <table:table-cell table:number-columns-repeated="9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.47608329" calcext:value-type="float">
            <text:p>10.47608329</text:p>
          </table:table-cell>
          <table:table-cell table:number-columns-repeated="9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.190433315" calcext:value-type="float">
            <text:p>4.190433315</text:p>
          </table:table-cell>
          <table:table-cell table:number-columns-repeated="9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.190433315" calcext:value-type="float">
            <text:p>4.190433315</text:p>
          </table:table-cell>
          <table:table-cell table:number-columns-repeated="9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.52369162" calcext:value-type="float">
            <text:p>11.52369162</text:p>
          </table:table-cell>
          <table:table-cell table:number-columns-repeated="9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.6665166" calcext:value-type="float">
            <text:p>14.6665166</text:p>
          </table:table-cell>
          <table:table-cell table:number-columns-repeated="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4.6665166" calcext:value-type="float">
            <text:p>14.6665166</text:p>
          </table:table-cell>
          <table:table-cell table:number-columns-repeated="9"/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7.333258301" calcext:value-type="float">
            <text:p>7.333258301</text:p>
          </table:table-cell>
          <table:table-cell table:number-columns-repeated="9"/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600" calcext:value-type="float">
            <text:p>1116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8.380866629" calcext:value-type="float">
            <text:p>8.380866629</text:p>
          </table:table-cell>
          <table:table-cell table:number-columns-repeated="9"/>
        </table:table-row>
        <table:table-row table:style-name="ro1">
          <table:table-cell office:value-type="float" office:value="118800" calcext:value-type="float">
            <text:p>118800</text:p>
          </table:table-cell>
          <table:table-cell office:value-type="float" office:value="16.76173326" calcext:value-type="float">
            <text:p>16.76173326</text:p>
          </table:table-cell>
          <table:table-cell table:number-columns-repeated="9"/>
        </table:table-row>
        <table:table-row table:style-name="ro1">
          <table:table-cell office:value-type="float" office:value="122400" calcext:value-type="float">
            <text:p>1224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43.9995498" calcext:value-type="float">
            <text:p>43.9995498</text:p>
          </table:table-cell>
          <table:table-cell table:number-columns-repeated="9"/>
        </table:table-row>
        <table:table-row table:style-name="ro1">
          <table:table-cell office:value-type="float" office:value="129600" calcext:value-type="float">
            <text:p>129600</text:p>
          </table:table-cell>
          <table:table-cell office:value-type="float" office:value="52.38041643" calcext:value-type="float">
            <text:p>52.38041643</text:p>
          </table:table-cell>
          <table:table-cell table:number-columns-repeated="9"/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64.95171638" calcext:value-type="float">
            <text:p>64.95171638</text:p>
          </table:table-cell>
          <table:table-cell table:number-columns-repeated="9"/>
        </table:table-row>
        <table:table-row table:style-name="ro1">
          <table:table-cell office:value-type="float" office:value="136800" calcext:value-type="float">
            <text:p>136800</text:p>
          </table:table-cell>
          <table:table-cell office:value-type="float" office:value="64.95171638" calcext:value-type="float">
            <text:p>64.95171638</text:p>
          </table:table-cell>
          <table:table-cell table:number-columns-repeated="9"/>
        </table:table-row>
        <table:table-row table:style-name="ro1">
          <table:table-cell office:value-type="float" office:value="140400" calcext:value-type="float">
            <text:p>140400</text:p>
          </table:table-cell>
          <table:table-cell office:value-type="float" office:value="61.80889139" calcext:value-type="float">
            <text:p>61.80889139</text:p>
          </table:table-cell>
          <table:table-cell table:number-columns-repeated="9"/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55.52324142" calcext:value-type="float">
            <text:p>55.52324142</text:p>
          </table:table-cell>
          <table:table-cell table:number-columns-repeated="9"/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54.47563309" calcext:value-type="float">
            <text:p>54.47563309</text:p>
          </table:table-cell>
          <table:table-cell table:number-columns-repeated="9"/>
        </table:table-row>
        <table:table-row table:style-name="ro1">
          <table:table-cell office:value-type="float" office:value="151200" calcext:value-type="float">
            <text:p>151200</text:p>
          </table:table-cell>
          <table:table-cell office:value-type="float" office:value="41.90433315" calcext:value-type="float">
            <text:p>41.90433315</text:p>
          </table:table-cell>
          <table:table-cell table:number-columns-repeated="9"/>
        </table:table-row>
        <table:table-row table:style-name="ro1">
          <table:table-cell office:value-type="float" office:value="154800" calcext:value-type="float">
            <text:p>154800</text:p>
          </table:table-cell>
          <table:table-cell office:value-type="float" office:value="23.04738323" calcext:value-type="float">
            <text:p>23.04738323</text:p>
          </table:table-cell>
          <table:table-cell table:number-columns-repeated="9"/>
        </table:table-row>
        <table:table-row table:style-name="ro1">
          <table:table-cell office:value-type="float" office:value="158400" calcext:value-type="float">
            <text:p>158400</text:p>
          </table:table-cell>
          <table:table-cell office:value-type="float" office:value="15.71412493" calcext:value-type="float">
            <text:p>15.71412493</text:p>
          </table:table-cell>
          <table:table-cell table:number-columns-repeated="9"/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23.04738323" calcext:value-type="float">
            <text:p>23.04738323</text:p>
          </table:table-cell>
          <table:table-cell table:number-columns-repeated="9"/>
        </table:table-row>
        <table:table-row table:style-name="ro1">
          <table:table-cell office:value-type="float" office:value="165600" calcext:value-type="float">
            <text:p>165600</text:p>
          </table:table-cell>
          <table:table-cell office:value-type="float" office:value="17.80934159" calcext:value-type="float">
            <text:p>17.80934159</text:p>
          </table:table-cell>
          <table:table-cell table:number-columns-repeated="9"/>
        </table:table-row>
        <table:table-row table:style-name="ro1">
          <table:table-cell office:value-type="float" office:value="169200" calcext:value-type="float">
            <text:p>169200</text:p>
          </table:table-cell>
          <table:table-cell office:value-type="float" office:value="15.71412493" calcext:value-type="float">
            <text:p>15.71412493</text:p>
          </table:table-cell>
          <table:table-cell table:number-columns-repeated="9"/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176400" calcext:value-type="float">
            <text:p>176400</text:p>
          </table:table-cell>
          <table:table-cell office:value-type="float" office:value="5.238041643" calcext:value-type="float">
            <text:p>5.238041643</text:p>
          </table:table-cell>
          <table:table-cell table:number-columns-repeated="9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5.238041643" calcext:value-type="float">
            <text:p>5.238041643</text:p>
          </table:table-cell>
          <table:table-cell table:number-columns-repeated="9"/>
        </table:table-row>
        <table:table-row table:style-name="ro1">
          <table:table-cell office:value-type="float" office:value="183600" calcext:value-type="float">
            <text:p>1836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187200" calcext:value-type="float">
            <text:p>1872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190800" calcext:value-type="float">
            <text:p>19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400" calcext:value-type="float">
            <text:p>19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600" calcext:value-type="float">
            <text:p>2016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205200" calcext:value-type="float">
            <text:p>205200</text:p>
          </table:table-cell>
          <table:table-cell office:value-type="float" office:value="27.23781654" calcext:value-type="float">
            <text:p>27.23781654</text:p>
          </table:table-cell>
          <table:table-cell table:number-columns-repeated="9"/>
        </table:table-row>
        <table:table-row table:style-name="ro1">
          <table:table-cell office:value-type="float" office:value="208800" calcext:value-type="float">
            <text:p>208800</text:p>
          </table:table-cell>
          <table:table-cell office:value-type="float" office:value="41.90433315" calcext:value-type="float">
            <text:p>41.90433315</text:p>
          </table:table-cell>
          <table:table-cell table:number-columns-repeated="9"/>
        </table:table-row>
        <table:table-row table:style-name="ro1">
          <table:table-cell office:value-type="float" office:value="212400" calcext:value-type="float">
            <text:p>212400</text:p>
          </table:table-cell>
          <table:table-cell office:value-type="float" office:value="62.85649972" calcext:value-type="float">
            <text:p>62.85649972</text:p>
          </table:table-cell>
          <table:table-cell table:number-columns-repeated="9"/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82.76105796" calcext:value-type="float">
            <text:p>82.76105796</text:p>
          </table:table-cell>
          <table:table-cell table:number-columns-repeated="9"/>
        </table:table-row>
        <table:table-row table:style-name="ro1">
          <table:table-cell office:value-type="float" office:value="219600" calcext:value-type="float">
            <text:p>219600</text:p>
          </table:table-cell>
          <table:table-cell office:value-type="float" office:value="90.09431626" calcext:value-type="float">
            <text:p>90.09431626</text:p>
          </table:table-cell>
          <table:table-cell table:number-columns-repeated="9"/>
        </table:table-row>
        <table:table-row table:style-name="ro1">
          <table:table-cell office:value-type="float" office:value="223200" calcext:value-type="float">
            <text:p>223200</text:p>
          </table:table-cell>
          <table:table-cell office:value-type="float" office:value="103.7132245" calcext:value-type="float">
            <text:p>103.7132245</text:p>
          </table:table-cell>
          <table:table-cell table:number-columns-repeated="9"/>
        </table:table-row>
        <table:table-row table:style-name="ro1">
          <table:table-cell office:value-type="float" office:value="226800" calcext:value-type="float">
            <text:p>226800</text:p>
          </table:table-cell>
          <table:table-cell office:value-type="float" office:value="94.28474958" calcext:value-type="float">
            <text:p>94.28474958</text:p>
          </table:table-cell>
          <table:table-cell table:number-columns-repeated="9"/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93.23714125" calcext:value-type="float">
            <text:p>93.23714125</text:p>
          </table:table-cell>
          <table:table-cell table:number-columns-repeated="9"/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85.90388295" calcext:value-type="float">
            <text:p>85.90388295</text:p>
          </table:table-cell>
          <table:table-cell table:number-columns-repeated="9"/>
        </table:table-row>
        <table:table-row table:style-name="ro1">
          <table:table-cell office:value-type="float" office:value="237600" calcext:value-type="float">
            <text:p>237600</text:p>
          </table:table-cell>
          <table:table-cell office:value-type="float" office:value="72.28497468" calcext:value-type="float">
            <text:p>72.28497468</text:p>
          </table:table-cell>
          <table:table-cell table:number-columns-repeated="9"/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float" office:value="58.6660664" calcext:value-type="float">
            <text:p>58.6660664</text:p>
          </table:table-cell>
          <table:table-cell table:number-columns-repeated="9"/>
        </table:table-row>
        <table:table-row table:style-name="ro1">
          <table:table-cell office:value-type="float" office:value="244800" calcext:value-type="float">
            <text:p>244800</text:p>
          </table:table-cell>
          <table:table-cell office:value-type="float" office:value="52.38041643" calcext:value-type="float">
            <text:p>52.38041643</text:p>
          </table:table-cell>
          <table:table-cell table:number-columns-repeated="9"/>
        </table:table-row>
        <table:table-row table:style-name="ro1">
          <table:table-cell office:value-type="float" office:value="248400" calcext:value-type="float">
            <text:p>248400</text:p>
          </table:table-cell>
          <table:table-cell office:value-type="float" office:value="39.80911649" calcext:value-type="float">
            <text:p>39.80911649</text:p>
          </table:table-cell>
          <table:table-cell table:number-columns-repeated="9"/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30.38064153" calcext:value-type="float">
            <text:p>30.38064153</text:p>
          </table:table-cell>
          <table:table-cell table:number-columns-repeated="9"/>
        </table:table-row>
        <table:table-row table:style-name="ro1">
          <table:table-cell office:value-type="float" office:value="255600" calcext:value-type="float">
            <text:p>255600</text:p>
          </table:table-cell>
          <table:table-cell office:value-type="float" office:value="21.9997749" calcext:value-type="float">
            <text:p>21.9997749</text:p>
          </table:table-cell>
          <table:table-cell table:number-columns-repeated="9"/>
        </table:table-row>
        <table:table-row table:style-name="ro1">
          <table:table-cell office:value-type="float" office:value="259200" calcext:value-type="float">
            <text:p>259200</text:p>
          </table:table-cell>
          <table:table-cell office:value-type="float" office:value="7.333258301" calcext:value-type="float">
            <text:p>7.333258301</text:p>
          </table:table-cell>
          <table:table-cell table:number-columns-repeated="9"/>
        </table:table-row>
        <table:table-row table:style-name="ro1">
          <table:table-cell office:value-type="float" office:value="262800" calcext:value-type="float">
            <text:p>2628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266400" calcext:value-type="float">
            <text:p>2664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273600" calcext:value-type="float">
            <text:p>2736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277200" calcext:value-type="float">
            <text:p>2772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280800" calcext:value-type="float">
            <text:p>28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400" calcext:value-type="float">
            <text:p>28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600" calcext:value-type="float">
            <text:p>29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200" calcext:value-type="float">
            <text:p>2952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298800" calcext:value-type="float">
            <text:p>2988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302400" calcext:value-type="float">
            <text:p>3024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309600" calcext:value-type="float">
            <text:p>3096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313200" calcext:value-type="float">
            <text:p>3132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316800" calcext:value-type="float">
            <text:p>3168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320400" calcext:value-type="float">
            <text:p>320400</text:p>
          </table:table-cell>
          <table:table-cell office:value-type="float" office:value="6.285649972" calcext:value-type="float">
            <text:p>6.285649972</text:p>
          </table:table-cell>
          <table:table-cell table:number-columns-repeated="9"/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8.380866629" calcext:value-type="float">
            <text:p>8.380866629</text:p>
          </table:table-cell>
          <table:table-cell table:number-columns-repeated="9"/>
        </table:table-row>
        <table:table-row table:style-name="ro1">
          <table:table-cell office:value-type="float" office:value="327600" calcext:value-type="float">
            <text:p>327600</text:p>
          </table:table-cell>
          <table:table-cell office:value-type="float" office:value="6.285649972" calcext:value-type="float">
            <text:p>6.285649972</text:p>
          </table:table-cell>
          <table:table-cell table:number-columns-repeated="9"/>
        </table:table-row>
        <table:table-row table:style-name="ro1">
          <table:table-cell office:value-type="float" office:value="331200" calcext:value-type="float">
            <text:p>33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800" calcext:value-type="float">
            <text:p>33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400" calcext:value-type="float">
            <text:p>33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600" calcext:value-type="float">
            <text:p>34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9200" calcext:value-type="float">
            <text:p>34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800" calcext:value-type="float">
            <text:p>35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400" calcext:value-type="float">
            <text:p>35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600" calcext:value-type="float">
            <text:p>36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200" calcext:value-type="float">
            <text:p>36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800" calcext:value-type="float">
            <text:p>37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400" calcext:value-type="float">
            <text:p>37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600" calcext:value-type="float">
            <text:p>38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5200" calcext:value-type="float">
            <text:p>38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800" calcext:value-type="float">
            <text:p>38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400" calcext:value-type="float">
            <text:p>392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11.52369162" calcext:value-type="float">
            <text:p>11.52369162</text:p>
          </table:table-cell>
          <table:table-cell table:number-columns-repeated="9"/>
        </table:table-row>
        <table:table-row table:style-name="ro1">
          <table:table-cell office:value-type="float" office:value="399600" calcext:value-type="float">
            <text:p>399600</text:p>
          </table:table-cell>
          <table:table-cell office:value-type="float" office:value="12.57129994" calcext:value-type="float">
            <text:p>12.57129994</text:p>
          </table:table-cell>
          <table:table-cell table:number-columns-repeated="9"/>
        </table:table-row>
        <table:table-row table:style-name="ro1">
          <table:table-cell office:value-type="float" office:value="403200" calcext:value-type="float">
            <text:p>403200</text:p>
          </table:table-cell>
          <table:table-cell office:value-type="float" office:value="15.71412493" calcext:value-type="float">
            <text:p>15.71412493</text:p>
          </table:table-cell>
          <table:table-cell table:number-columns-repeated="9"/>
        </table:table-row>
        <table:table-row table:style-name="ro1">
          <table:table-cell office:value-type="float" office:value="406800" calcext:value-type="float">
            <text:p>406800</text:p>
          </table:table-cell>
          <table:table-cell office:value-type="float" office:value="14.6665166" calcext:value-type="float">
            <text:p>14.6665166</text:p>
          </table:table-cell>
          <table:table-cell table:number-columns-repeated="9"/>
        </table:table-row>
        <table:table-row table:style-name="ro1">
          <table:table-cell office:value-type="float" office:value="410400" calcext:value-type="float">
            <text:p>410400</text:p>
          </table:table-cell>
          <table:table-cell office:value-type="float" office:value="11.52369162" calcext:value-type="float">
            <text:p>11.52369162</text:p>
          </table:table-cell>
          <table:table-cell table:number-columns-repeated="9"/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600" calcext:value-type="float">
            <text:p>41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200" calcext:value-type="float">
            <text:p>42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800" calcext:value-type="float">
            <text:p>42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400" calcext:value-type="float">
            <text:p>42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600" calcext:value-type="float">
            <text:p>43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200" calcext:value-type="float">
            <text:p>43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800" calcext:value-type="float">
            <text:p>44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400" calcext:value-type="float">
            <text:p>4464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453600" calcext:value-type="float">
            <text:p>4536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457200" calcext:value-type="float">
            <text:p>45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800" calcext:value-type="float">
            <text:p>460800</text:p>
          </table:table-cell>
          <table:table-cell office:value-type="float" office:value="8.380866629" calcext:value-type="float">
            <text:p>8.380866629</text:p>
          </table:table-cell>
          <table:table-cell table:number-columns-repeated="9"/>
        </table:table-row>
        <table:table-row table:style-name="ro1">
          <table:table-cell office:value-type="float" office:value="464400" calcext:value-type="float">
            <text:p>464400</text:p>
          </table:table-cell>
          <table:table-cell office:value-type="float" office:value="18.85694992" calcext:value-type="float">
            <text:p>18.85694992</text:p>
          </table:table-cell>
          <table:table-cell table:number-columns-repeated="9"/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40.85672482" calcext:value-type="float">
            <text:p>40.85672482</text:p>
          </table:table-cell>
          <table:table-cell table:number-columns-repeated="9"/>
        </table:table-row>
        <table:table-row table:style-name="ro1">
          <table:table-cell office:value-type="float" office:value="471600" calcext:value-type="float">
            <text:p>471600</text:p>
          </table:table-cell>
          <table:table-cell office:value-type="float" office:value="51.3328081" calcext:value-type="float">
            <text:p>51.3328081</text:p>
          </table:table-cell>
          <table:table-cell table:number-columns-repeated="9"/>
        </table:table-row>
        <table:table-row table:style-name="ro1">
          <table:table-cell office:value-type="float" office:value="475200" calcext:value-type="float">
            <text:p>475200</text:p>
          </table:table-cell>
          <table:table-cell office:value-type="float" office:value="34.57107485" calcext:value-type="float">
            <text:p>34.57107485</text:p>
          </table:table-cell>
          <table:table-cell table:number-columns-repeated="9"/>
        </table:table-row>
        <table:table-row table:style-name="ro1">
          <table:table-cell office:value-type="float" office:value="478800" calcext:value-type="float">
            <text:p>478800</text:p>
          </table:table-cell>
          <table:table-cell office:value-type="float" office:value="41.90433315" calcext:value-type="float">
            <text:p>41.90433315</text:p>
          </table:table-cell>
          <table:table-cell table:number-columns-repeated="9"/>
        </table:table-row>
        <table:table-row table:style-name="ro1">
          <table:table-cell office:value-type="float" office:value="482400" calcext:value-type="float">
            <text:p>482400</text:p>
          </table:table-cell>
          <table:table-cell office:value-type="float" office:value="51.3328081" calcext:value-type="float">
            <text:p>51.3328081</text:p>
          </table:table-cell>
          <table:table-cell table:number-columns-repeated="9"/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41.90433315" calcext:value-type="float">
            <text:p>41.90433315</text:p>
          </table:table-cell>
          <table:table-cell table:number-columns-repeated="9"/>
        </table:table-row>
        <table:table-row table:style-name="ro1">
          <table:table-cell office:value-type="float" office:value="489600" calcext:value-type="float">
            <text:p>489600</text:p>
          </table:table-cell>
          <table:table-cell office:value-type="float" office:value="40.85672482" calcext:value-type="float">
            <text:p>40.85672482</text:p>
          </table:table-cell>
          <table:table-cell table:number-columns-repeated="9"/>
        </table:table-row>
        <table:table-row table:style-name="ro1">
          <table:table-cell office:value-type="float" office:value="493200" calcext:value-type="float">
            <text:p>493200</text:p>
          </table:table-cell>
          <table:table-cell office:value-type="float" office:value="36.6662915" calcext:value-type="float">
            <text:p>36.6662915</text:p>
          </table:table-cell>
          <table:table-cell table:number-columns-repeated="9"/>
        </table:table-row>
        <table:table-row table:style-name="ro1">
          <table:table-cell office:value-type="float" office:value="496800" calcext:value-type="float">
            <text:p>4968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500400" calcext:value-type="float">
            <text:p>500400</text:p>
          </table:table-cell>
          <table:table-cell office:value-type="float" office:value="15.71412493" calcext:value-type="float">
            <text:p>15.71412493</text:p>
          </table:table-cell>
          <table:table-cell table:number-columns-repeated="9"/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507600" calcext:value-type="float">
            <text:p>5076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511200" calcext:value-type="float">
            <text:p>511200</text:p>
          </table:table-cell>
          <table:table-cell office:value-type="float" office:value="7.333258301" calcext:value-type="float">
            <text:p>7.333258301</text:p>
          </table:table-cell>
          <table:table-cell table:number-columns-repeated="9"/>
        </table:table-row>
        <table:table-row table:style-name="ro1">
          <table:table-cell office:value-type="float" office:value="514800" calcext:value-type="float">
            <text:p>514800</text:p>
          </table:table-cell>
          <table:table-cell office:value-type="float" office:value="4.190433315" calcext:value-type="float">
            <text:p>4.190433315</text:p>
          </table:table-cell>
          <table:table-cell table:number-columns-repeated="9"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5600" calcext:value-type="float">
            <text:p>52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9200" calcext:value-type="float">
            <text:p>52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2800" calcext:value-type="float">
            <text:p>53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6400" calcext:value-type="float">
            <text:p>53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3600" calcext:value-type="float">
            <text:p>54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7200" calcext:value-type="float">
            <text:p>54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0800" calcext:value-type="float">
            <text:p>5508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554400" calcext:value-type="float">
            <text:p>554400</text:p>
          </table:table-cell>
          <table:table-cell office:value-type="float" office:value="24.09499156" calcext:value-type="float">
            <text:p>24.09499156</text:p>
          </table:table-cell>
          <table:table-cell table:number-columns-repeated="9"/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42.95194147" calcext:value-type="float">
            <text:p>42.95194147</text:p>
          </table:table-cell>
          <table:table-cell table:number-columns-repeated="9"/>
        </table:table-row>
        <table:table-row table:style-name="ro1">
          <table:table-cell office:value-type="float" office:value="561600" calcext:value-type="float">
            <text:p>561600</text:p>
          </table:table-cell>
          <table:table-cell office:value-type="float" office:value="52.38041643" calcext:value-type="float">
            <text:p>52.38041643</text:p>
          </table:table-cell>
          <table:table-cell table:number-columns-repeated="9"/>
        </table:table-row>
        <table:table-row table:style-name="ro1">
          <table:table-cell office:value-type="float" office:value="565200" calcext:value-type="float">
            <text:p>565200</text:p>
          </table:table-cell>
          <table:table-cell office:value-type="float" office:value="51.3328081" calcext:value-type="float">
            <text:p>51.3328081</text:p>
          </table:table-cell>
          <table:table-cell table:number-columns-repeated="9"/>
        </table:table-row>
        <table:table-row table:style-name="ro1">
          <table:table-cell office:value-type="float" office:value="568800" calcext:value-type="float">
            <text:p>568800</text:p>
          </table:table-cell>
          <table:table-cell office:value-type="float" office:value="56.57084975" calcext:value-type="float">
            <text:p>56.57084975</text:p>
          </table:table-cell>
          <table:table-cell table:number-columns-repeated="9"/>
        </table:table-row>
        <table:table-row table:style-name="ro1">
          <table:table-cell office:value-type="float" office:value="572400" calcext:value-type="float">
            <text:p>572400</text:p>
          </table:table-cell>
          <table:table-cell office:value-type="float" office:value="58.6660664" calcext:value-type="float">
            <text:p>58.6660664</text:p>
          </table:table-cell>
          <table:table-cell table:number-columns-repeated="9"/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61.80889139" calcext:value-type="float">
            <text:p>61.80889139</text:p>
          </table:table-cell>
          <table:table-cell table:number-columns-repeated="9"/>
        </table:table-row>
        <table:table-row table:style-name="ro1">
          <table:table-cell office:value-type="float" office:value="579600" calcext:value-type="float">
            <text:p>579600</text:p>
          </table:table-cell>
          <table:table-cell office:value-type="float" office:value="55.52324142" calcext:value-type="float">
            <text:p>55.52324142</text:p>
          </table:table-cell>
          <table:table-cell table:number-columns-repeated="9"/>
        </table:table-row>
        <table:table-row table:style-name="ro1">
          <table:table-cell office:value-type="float" office:value="583200" calcext:value-type="float">
            <text:p>583200</text:p>
          </table:table-cell>
          <table:table-cell office:value-type="float" office:value="42.95194147" calcext:value-type="float">
            <text:p>42.95194147</text:p>
          </table:table-cell>
          <table:table-cell table:number-columns-repeated="9"/>
        </table:table-row>
        <table:table-row table:style-name="ro1">
          <table:table-cell office:value-type="float" office:value="586800" calcext:value-type="float">
            <text:p>586800</text:p>
          </table:table-cell>
          <table:table-cell office:value-type="float" office:value="32.47585819" calcext:value-type="float">
            <text:p>32.47585819</text:p>
          </table:table-cell>
          <table:table-cell table:number-columns-repeated="9"/>
        </table:table-row>
        <table:table-row table:style-name="ro1">
          <table:table-cell office:value-type="float" office:value="590400" calcext:value-type="float">
            <text:p>590400</text:p>
          </table:table-cell>
          <table:table-cell office:value-type="float" office:value="26.19020822" calcext:value-type="float">
            <text:p>26.19020822</text:p>
          </table:table-cell>
          <table:table-cell table:number-columns-repeated="9"/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24.09499156" calcext:value-type="float">
            <text:p>24.09499156</text:p>
          </table:table-cell>
          <table:table-cell table:number-columns-repeated="9"/>
        </table:table-row>
        <table:table-row table:style-name="ro1">
          <table:table-cell office:value-type="float" office:value="597600" calcext:value-type="float">
            <text:p>597600</text:p>
          </table:table-cell>
          <table:table-cell office:value-type="float" office:value="21.9997749" calcext:value-type="float">
            <text:p>21.9997749</text:p>
          </table:table-cell>
          <table:table-cell table:number-columns-repeated="9"/>
        </table:table-row>
        <table:table-row table:style-name="ro1">
          <table:table-cell office:value-type="float" office:value="601200" calcext:value-type="float">
            <text:p>601200</text:p>
          </table:table-cell>
          <table:table-cell office:value-type="float" office:value="19.90455824" calcext:value-type="float">
            <text:p>19.90455824</text:p>
          </table:table-cell>
          <table:table-cell table:number-columns-repeated="9"/>
        </table:table-row>
        <table:table-row table:style-name="ro1">
          <table:table-cell office:value-type="float" office:value="604800" calcext:value-type="float">
            <text:p>604800</text:p>
          </table:table-cell>
          <table:table-cell office:value-type="float" office:value="20.95216657" calcext:value-type="float">
            <text:p>20.95216657</text:p>
          </table:table-cell>
          <table:table-cell table:number-columns-repeated="9"/>
        </table:table-row>
        <table:table-row table:style-name="ro1">
          <table:table-cell office:value-type="float" office:value="608400" calcext:value-type="float">
            <text:p>608400</text:p>
          </table:table-cell>
          <table:table-cell office:value-type="float" office:value="16.76173326" calcext:value-type="float">
            <text:p>16.76173326</text:p>
          </table:table-cell>
          <table:table-cell table:number-columns-repeated="9"/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12.57129994" calcext:value-type="float">
            <text:p>12.57129994</text:p>
          </table:table-cell>
          <table:table-cell table:number-columns-repeated="9"/>
        </table:table-row>
        <table:table-row table:style-name="ro1">
          <table:table-cell office:value-type="float" office:value="615600" calcext:value-type="float">
            <text:p>615600</text:p>
          </table:table-cell>
          <table:table-cell office:value-type="float" office:value="13.61890827" calcext:value-type="float">
            <text:p>13.61890827</text:p>
          </table:table-cell>
          <table:table-cell table:number-columns-repeated="9"/>
        </table:table-row>
        <table:table-row table:style-name="ro1">
          <table:table-cell office:value-type="float" office:value="619200" calcext:value-type="float">
            <text:p>619200</text:p>
          </table:table-cell>
          <table:table-cell office:value-type="float" office:value="7.333258301" calcext:value-type="float">
            <text:p>7.333258301</text:p>
          </table:table-cell>
          <table:table-cell table:number-columns-repeated="9"/>
        </table:table-row>
        <table:table-row table:style-name="ro1">
          <table:table-cell office:value-type="float" office:value="622800" calcext:value-type="float">
            <text:p>622800</text:p>
          </table:table-cell>
          <table:table-cell office:value-type="float" office:value="6.285649972" calcext:value-type="float">
            <text:p>6.285649972</text:p>
          </table:table-cell>
          <table:table-cell table:number-columns-repeated="9"/>
        </table:table-row>
        <table:table-row table:style-name="ro1">
          <table:table-cell office:value-type="float" office:value="626400" calcext:value-type="float">
            <text:p>62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7.333258301" calcext:value-type="float">
            <text:p>7.333258301</text:p>
          </table:table-cell>
          <table:table-cell table:number-columns-repeated="9"/>
        </table:table-row>
        <table:table-row table:style-name="ro1">
          <table:table-cell office:value-type="float" office:value="633600" calcext:value-type="float">
            <text:p>633600</text:p>
          </table:table-cell>
          <table:table-cell office:value-type="float" office:value="15.71412493" calcext:value-type="float">
            <text:p>15.71412493</text:p>
          </table:table-cell>
          <table:table-cell table:number-columns-repeated="9"/>
        </table:table-row>
        <table:table-row table:style-name="ro1">
          <table:table-cell office:value-type="float" office:value="637200" calcext:value-type="float">
            <text:p>637200</text:p>
          </table:table-cell>
          <table:table-cell office:value-type="float" office:value="32.47585819" calcext:value-type="float">
            <text:p>32.47585819</text:p>
          </table:table-cell>
          <table:table-cell table:number-columns-repeated="9"/>
        </table:table-row>
        <table:table-row table:style-name="ro1">
          <table:table-cell office:value-type="float" office:value="640800" calcext:value-type="float">
            <text:p>640800</text:p>
          </table:table-cell>
          <table:table-cell office:value-type="float" office:value="57.61845808" calcext:value-type="float">
            <text:p>57.61845808</text:p>
          </table:table-cell>
          <table:table-cell table:number-columns-repeated="9"/>
        </table:table-row>
        <table:table-row table:style-name="ro1">
          <table:table-cell office:value-type="float" office:value="644400" calcext:value-type="float">
            <text:p>644400</text:p>
          </table:table-cell>
          <table:table-cell office:value-type="float" office:value="59.71367473" calcext:value-type="float">
            <text:p>59.71367473</text:p>
          </table:table-cell>
          <table:table-cell table:number-columns-repeated="9"/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70.18975802" calcext:value-type="float">
            <text:p>70.18975802</text:p>
          </table:table-cell>
          <table:table-cell table:number-columns-repeated="9"/>
        </table:table-row>
        <table:table-row table:style-name="ro1">
          <table:table-cell office:value-type="float" office:value="651600" calcext:value-type="float">
            <text:p>651600</text:p>
          </table:table-cell>
          <table:table-cell office:value-type="float" office:value="82.76105796" calcext:value-type="float">
            <text:p>82.76105796</text:p>
          </table:table-cell>
          <table:table-cell table:number-columns-repeated="9"/>
        </table:table-row>
        <table:table-row table:style-name="ro1">
          <table:table-cell office:value-type="float" office:value="655200" calcext:value-type="float">
            <text:p>655200</text:p>
          </table:table-cell>
          <table:table-cell office:value-type="float" office:value="96.37996624" calcext:value-type="float">
            <text:p>96.37996624</text:p>
          </table:table-cell>
          <table:table-cell table:number-columns-repeated="9"/>
        </table:table-row>
        <table:table-row table:style-name="ro1">
          <table:table-cell office:value-type="float" office:value="658800" calcext:value-type="float">
            <text:p>658800</text:p>
          </table:table-cell>
          <table:table-cell office:value-type="float" office:value="96.37996624" calcext:value-type="float">
            <text:p>96.37996624</text:p>
          </table:table-cell>
          <table:table-cell table:number-columns-repeated="9"/>
        </table:table-row>
        <table:table-row table:style-name="ro1">
          <table:table-cell office:value-type="float" office:value="662400" calcext:value-type="float">
            <text:p>662400</text:p>
          </table:table-cell>
          <table:table-cell office:value-type="float" office:value="90.09431626" calcext:value-type="float">
            <text:p>90.09431626</text:p>
          </table:table-cell>
          <table:table-cell table:number-columns-repeated="9"/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85.90388295" calcext:value-type="float">
            <text:p>85.90388295</text:p>
          </table:table-cell>
          <table:table-cell table:number-columns-repeated="9"/>
        </table:table-row>
        <table:table-row table:style-name="ro1">
          <table:table-cell office:value-type="float" office:value="669600" calcext:value-type="float">
            <text:p>669600</text:p>
          </table:table-cell>
          <table:table-cell office:value-type="float" office:value="78.57062465" calcext:value-type="float">
            <text:p>78.57062465</text:p>
          </table:table-cell>
          <table:table-cell table:number-columns-repeated="9"/>
        </table:table-row>
        <table:table-row table:style-name="ro1">
          <table:table-cell office:value-type="float" office:value="673200" calcext:value-type="float">
            <text:p>673200</text:p>
          </table:table-cell>
          <table:table-cell office:value-type="float" office:value="62.85649972" calcext:value-type="float">
            <text:p>62.85649972</text:p>
          </table:table-cell>
          <table:table-cell table:number-columns-repeated="9"/>
        </table:table-row>
        <table:table-row table:style-name="ro1">
          <table:table-cell office:value-type="float" office:value="676800" calcext:value-type="float">
            <text:p>676800</text:p>
          </table:table-cell>
          <table:table-cell office:value-type="float" office:value="27.23781654" calcext:value-type="float">
            <text:p>27.23781654</text:p>
          </table:table-cell>
          <table:table-cell table:number-columns-repeated="9"/>
        </table:table-row>
        <table:table-row table:style-name="ro1">
          <table:table-cell office:value-type="float" office:value="680400" calcext:value-type="float">
            <text:p>680400</text:p>
          </table:table-cell>
          <table:table-cell office:value-type="float" office:value="19.90455824" calcext:value-type="float">
            <text:p>19.90455824</text:p>
          </table:table-cell>
          <table:table-cell table:number-columns-repeated="9"/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12.57129994" calcext:value-type="float">
            <text:p>12.57129994</text:p>
          </table:table-cell>
          <table:table-cell table:number-columns-repeated="9"/>
        </table:table-row>
        <table:table-row table:style-name="ro1">
          <table:table-cell office:value-type="float" office:value="687600" calcext:value-type="float">
            <text:p>6876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691200" calcext:value-type="float">
            <text:p>691200</text:p>
          </table:table-cell>
          <table:table-cell office:value-type="float" office:value="12.57129994" calcext:value-type="float">
            <text:p>12.57129994</text:p>
          </table:table-cell>
          <table:table-cell table:number-columns-repeated="9"/>
        </table:table-row>
        <table:table-row table:style-name="ro1">
          <table:table-cell office:value-type="float" office:value="694800" calcext:value-type="float">
            <text:p>6948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698400" calcext:value-type="float">
            <text:p>6984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705600" calcext:value-type="float">
            <text:p>705600</text:p>
          </table:table-cell>
          <table:table-cell office:value-type="float" office:value="6.285649972" calcext:value-type="float">
            <text:p>6.285649972</text:p>
          </table:table-cell>
          <table:table-cell table:number-columns-repeated="9"/>
        </table:table-row>
        <table:table-row table:style-name="ro1">
          <table:table-cell office:value-type="float" office:value="709200" calcext:value-type="float">
            <text:p>709200</text:p>
          </table:table-cell>
          <table:table-cell office:value-type="float" office:value="3.142824986" calcext:value-type="float">
            <text:p>3.142824986</text:p>
          </table:table-cell>
          <table:table-cell table:number-columns-repeated="9"/>
        </table:table-row>
        <table:table-row table:style-name="ro1">
          <table:table-cell office:value-type="float" office:value="712800" calcext:value-type="float">
            <text:p>7128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716400" calcext:value-type="float">
            <text:p>716400</text:p>
          </table:table-cell>
          <table:table-cell office:value-type="float" office:value="4.190433315" calcext:value-type="float">
            <text:p>4.190433315</text:p>
          </table:table-cell>
          <table:table-cell table:number-columns-repeated="9"/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7.333258301" calcext:value-type="float">
            <text:p>7.333258301</text:p>
          </table:table-cell>
          <table:table-cell table:number-columns-repeated="9"/>
        </table:table-row>
        <table:table-row table:style-name="ro1">
          <table:table-cell office:value-type="float" office:value="723600" calcext:value-type="float">
            <text:p>723600</text:p>
          </table:table-cell>
          <table:table-cell office:value-type="float" office:value="10.47608329" calcext:value-type="float">
            <text:p>10.47608329</text:p>
          </table:table-cell>
          <table:table-cell table:number-columns-repeated="9"/>
        </table:table-row>
        <table:table-row table:style-name="ro1">
          <table:table-cell office:value-type="float" office:value="727200" calcext:value-type="float">
            <text:p>727200</text:p>
          </table:table-cell>
          <table:table-cell office:value-type="float" office:value="12.57129994" calcext:value-type="float">
            <text:p>12.57129994</text:p>
          </table:table-cell>
          <table:table-cell table:number-columns-repeated="9"/>
        </table:table-row>
        <table:table-row table:style-name="ro1">
          <table:table-cell office:value-type="float" office:value="730800" calcext:value-type="float">
            <text:p>730800</text:p>
          </table:table-cell>
          <table:table-cell office:value-type="float" office:value="13.61890827" calcext:value-type="float">
            <text:p>13.61890827</text:p>
          </table:table-cell>
          <table:table-cell table:number-columns-repeated="9"/>
        </table:table-row>
        <table:table-row table:style-name="ro1">
          <table:table-cell office:value-type="float" office:value="734400" calcext:value-type="float">
            <text:p>734400</text:p>
          </table:table-cell>
          <table:table-cell office:value-type="float" office:value="14.6665166" calcext:value-type="float">
            <text:p>14.6665166</text:p>
          </table:table-cell>
          <table:table-cell table:number-columns-repeated="9"/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17.80934159" calcext:value-type="float">
            <text:p>17.80934159</text:p>
          </table:table-cell>
          <table:table-cell table:number-columns-repeated="9"/>
        </table:table-row>
        <table:table-row table:style-name="ro1">
          <table:table-cell office:value-type="float" office:value="741600" calcext:value-type="float">
            <text:p>741600</text:p>
          </table:table-cell>
          <table:table-cell office:value-type="float" office:value="23.04738323" calcext:value-type="float">
            <text:p>23.04738323</text:p>
          </table:table-cell>
          <table:table-cell table:number-columns-repeated="9"/>
        </table:table-row>
        <table:table-row table:style-name="ro1">
          <table:table-cell office:value-type="float" office:value="745200" calcext:value-type="float">
            <text:p>745200</text:p>
          </table:table-cell>
          <table:table-cell office:value-type="float" office:value="26.19020822" calcext:value-type="float">
            <text:p>26.19020822</text:p>
          </table:table-cell>
          <table:table-cell table:number-columns-repeated="9"/>
        </table:table-row>
        <table:table-row table:style-name="ro1">
          <table:table-cell office:value-type="float" office:value="748800" calcext:value-type="float">
            <text:p>7488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752400" calcext:value-type="float">
            <text:p>752400</text:p>
          </table:table-cell>
          <table:table-cell office:value-type="float" office:value="33.52346652" calcext:value-type="float">
            <text:p>33.52346652</text:p>
          </table:table-cell>
          <table:table-cell table:number-columns-repeated="9"/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35.61868317" calcext:value-type="float">
            <text:p>35.61868317</text:p>
          </table:table-cell>
          <table:table-cell table:number-columns-repeated="9"/>
        </table:table-row>
        <table:table-row table:style-name="ro1">
          <table:table-cell office:value-type="float" office:value="759600" calcext:value-type="float">
            <text:p>759600</text:p>
          </table:table-cell>
          <table:table-cell office:value-type="float" office:value="35.61868317" calcext:value-type="float">
            <text:p>35.61868317</text:p>
          </table:table-cell>
          <table:table-cell table:number-columns-repeated="9"/>
        </table:table-row>
        <table:table-row table:style-name="ro1">
          <table:table-cell office:value-type="float" office:value="763200" calcext:value-type="float">
            <text:p>7632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766800" calcext:value-type="float">
            <text:p>766800</text:p>
          </table:table-cell>
          <table:table-cell office:value-type="float" office:value="31.42824986" calcext:value-type="float">
            <text:p>31.42824986</text:p>
          </table:table-cell>
          <table:table-cell table:number-columns-repeated="9"/>
        </table:table-row>
        <table:table-row table:style-name="ro1">
          <table:table-cell office:value-type="float" office:value="770400" calcext:value-type="float">
            <text:p>770400</text:p>
          </table:table-cell>
          <table:table-cell office:value-type="float" office:value="31.42824986" calcext:value-type="float">
            <text:p>31.42824986</text:p>
          </table:table-cell>
          <table:table-cell table:number-columns-repeated="9"/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777600" calcext:value-type="float">
            <text:p>777600</text:p>
          </table:table-cell>
          <table:table-cell office:value-type="float" office:value="28.28542487" calcext:value-type="float">
            <text:p>28.28542487</text:p>
          </table:table-cell>
          <table:table-cell table:number-columns-repeated="9"/>
        </table:table-row>
        <table:table-row table:style-name="ro1">
          <table:table-cell office:value-type="float" office:value="781200" calcext:value-type="float">
            <text:p>781200</text:p>
          </table:table-cell>
          <table:table-cell office:value-type="float" office:value="33.52346652" calcext:value-type="float">
            <text:p>33.52346652</text:p>
          </table:table-cell>
          <table:table-cell table:number-columns-repeated="9"/>
        </table:table-row>
        <table:table-row table:style-name="ro1">
          <table:table-cell office:value-type="float" office:value="784800" calcext:value-type="float">
            <text:p>784800</text:p>
          </table:table-cell>
          <table:table-cell office:value-type="float" office:value="27.23781654" calcext:value-type="float">
            <text:p>27.23781654</text:p>
          </table:table-cell>
          <table:table-cell table:number-columns-repeated="9"/>
        </table:table-row>
        <table:table-row table:style-name="ro1">
          <table:table-cell office:value-type="float" office:value="788400" calcext:value-type="float">
            <text:p>788400</text:p>
          </table:table-cell>
          <table:table-cell office:value-type="float" office:value="36.6662915" calcext:value-type="float">
            <text:p>36.6662915</text:p>
          </table:table-cell>
          <table:table-cell table:number-columns-repeated="9"/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37.71389983" calcext:value-type="float">
            <text:p>37.71389983</text:p>
          </table:table-cell>
          <table:table-cell table:number-columns-repeated="9"/>
        </table:table-row>
        <table:table-row table:style-name="ro1">
          <table:table-cell office:value-type="float" office:value="795600" calcext:value-type="float">
            <text:p>795600</text:p>
          </table:table-cell>
          <table:table-cell office:value-type="float" office:value="31.42824986" calcext:value-type="float">
            <text:p>31.42824986</text:p>
          </table:table-cell>
          <table:table-cell table:number-columns-repeated="9"/>
        </table:table-row>
        <table:table-row table:style-name="ro1">
          <table:table-cell office:value-type="float" office:value="799200" calcext:value-type="float">
            <text:p>799200</text:p>
          </table:table-cell>
          <table:table-cell office:value-type="float" office:value="24.09499156" calcext:value-type="float">
            <text:p>24.09499156</text:p>
          </table:table-cell>
          <table:table-cell table:number-columns-repeated="9"/>
        </table:table-row>
        <table:table-row table:style-name="ro1">
          <table:table-cell office:value-type="float" office:value="802800" calcext:value-type="float">
            <text:p>802800</text:p>
          </table:table-cell>
          <table:table-cell office:value-type="float" office:value="27.23781654" calcext:value-type="float">
            <text:p>27.23781654</text:p>
          </table:table-cell>
          <table:table-cell table:number-columns-repeated="9"/>
        </table:table-row>
        <table:table-row table:style-name="ro1">
          <table:table-cell office:value-type="float" office:value="806400" calcext:value-type="float">
            <text:p>806400</text:p>
          </table:table-cell>
          <table:table-cell office:value-type="float" office:value="36.6662915" calcext:value-type="float">
            <text:p>36.6662915</text:p>
          </table:table-cell>
          <table:table-cell table:number-columns-repeated="9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45.04715813" calcext:value-type="float">
            <text:p>45.04715813</text:p>
          </table:table-cell>
          <table:table-cell table:number-columns-repeated="9"/>
        </table:table-row>
        <table:table-row table:style-name="ro1">
          <table:table-cell office:value-type="float" office:value="813600" calcext:value-type="float">
            <text:p>813600</text:p>
          </table:table-cell>
          <table:table-cell office:value-type="float" office:value="50.28519977" calcext:value-type="float">
            <text:p>50.28519977</text:p>
          </table:table-cell>
          <table:table-cell table:number-columns-repeated="9"/>
        </table:table-row>
        <table:table-row table:style-name="ro1">
          <table:table-cell office:value-type="float" office:value="817200" calcext:value-type="float">
            <text:p>817200</text:p>
          </table:table-cell>
          <table:table-cell office:value-type="float" office:value="53.42802476" calcext:value-type="float">
            <text:p>53.42802476</text:p>
          </table:table-cell>
          <table:table-cell table:number-columns-repeated="9"/>
        </table:table-row>
        <table:table-row table:style-name="ro1">
          <table:table-cell office:value-type="float" office:value="820800" calcext:value-type="float">
            <text:p>820800</text:p>
          </table:table-cell>
          <table:table-cell office:value-type="float" office:value="62.85649972" calcext:value-type="float">
            <text:p>62.85649972</text:p>
          </table:table-cell>
          <table:table-cell table:number-columns-repeated="9"/>
        </table:table-row>
        <table:table-row table:style-name="ro1">
          <table:table-cell office:value-type="float" office:value="824400" calcext:value-type="float">
            <text:p>824400</text:p>
          </table:table-cell>
          <table:table-cell office:value-type="float" office:value="65.9993247" calcext:value-type="float">
            <text:p>65.9993247</text:p>
          </table:table-cell>
          <table:table-cell table:number-columns-repeated="9"/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68.09454136" calcext:value-type="float">
            <text:p>68.09454136</text:p>
          </table:table-cell>
          <table:table-cell table:number-columns-repeated="9"/>
        </table:table-row>
        <table:table-row table:style-name="ro1">
          <table:table-cell office:value-type="float" office:value="831600" calcext:value-type="float">
            <text:p>831600</text:p>
          </table:table-cell>
          <table:table-cell office:value-type="float" office:value="70.18975802" calcext:value-type="float">
            <text:p>70.18975802</text:p>
          </table:table-cell>
          <table:table-cell table:number-columns-repeated="9"/>
        </table:table-row>
        <table:table-row table:style-name="ro1">
          <table:table-cell office:value-type="float" office:value="835200" calcext:value-type="float">
            <text:p>835200</text:p>
          </table:table-cell>
          <table:table-cell office:value-type="float" office:value="74.38019133" calcext:value-type="float">
            <text:p>74.38019133</text:p>
          </table:table-cell>
          <table:table-cell table:number-columns-repeated="9"/>
        </table:table-row>
        <table:table-row table:style-name="ro1">
          <table:table-cell office:value-type="float" office:value="838800" calcext:value-type="float">
            <text:p>838800</text:p>
          </table:table-cell>
          <table:table-cell office:value-type="float" office:value="67.04693303" calcext:value-type="float">
            <text:p>67.04693303</text:p>
          </table:table-cell>
          <table:table-cell table:number-columns-repeated="9"/>
        </table:table-row>
        <table:table-row table:style-name="ro1">
          <table:table-cell office:value-type="float" office:value="842400" calcext:value-type="float">
            <text:p>842400</text:p>
          </table:table-cell>
          <table:table-cell office:value-type="float" office:value="61.80889139" calcext:value-type="float">
            <text:p>61.80889139</text:p>
          </table:table-cell>
          <table:table-cell table:number-columns-repeated="9"/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47.14237479" calcext:value-type="float">
            <text:p>47.14237479</text:p>
          </table:table-cell>
          <table:table-cell table:number-columns-repeated="9"/>
        </table:table-row>
        <table:table-row table:style-name="ro1">
          <table:table-cell office:value-type="float" office:value="849600" calcext:value-type="float">
            <text:p>849600</text:p>
          </table:table-cell>
          <table:table-cell office:value-type="float" office:value="39.80911649" calcext:value-type="float">
            <text:p>39.80911649</text:p>
          </table:table-cell>
          <table:table-cell table:number-columns-repeated="9"/>
        </table:table-row>
        <table:table-row table:style-name="ro1">
          <table:table-cell office:value-type="float" office:value="853200" calcext:value-type="float">
            <text:p>853200</text:p>
          </table:table-cell>
          <table:table-cell office:value-type="float" office:value="34.57107485" calcext:value-type="float">
            <text:p>34.57107485</text:p>
          </table:table-cell>
          <table:table-cell table:number-columns-repeated="9"/>
        </table:table-row>
        <table:table-row table:style-name="ro1">
          <table:table-cell office:value-type="float" office:value="856800" calcext:value-type="float">
            <text:p>856800</text:p>
          </table:table-cell>
          <table:table-cell office:value-type="float" office:value="33.52346652" calcext:value-type="float">
            <text:p>33.52346652</text:p>
          </table:table-cell>
          <table:table-cell table:number-columns-repeated="9"/>
        </table:table-row>
        <table:table-row table:style-name="ro1">
          <table:table-cell office:value-type="float" office:value="860400" calcext:value-type="float">
            <text:p>860400</text:p>
          </table:table-cell>
          <table:table-cell office:value-type="float" office:value="30.38064153" calcext:value-type="float">
            <text:p>30.38064153</text:p>
          </table:table-cell>
          <table:table-cell table:number-columns-repeated="9"/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23.04738323" calcext:value-type="float">
            <text:p>23.04738323</text:p>
          </table:table-cell>
          <table:table-cell table:number-columns-repeated="9"/>
        </table:table-row>
        <table:table-row table:style-name="ro1">
          <table:table-cell office:value-type="float" office:value="867600" calcext:value-type="float">
            <text:p>867600</text:p>
          </table:table-cell>
          <table:table-cell office:value-type="float" office:value="11.52369162" calcext:value-type="float">
            <text:p>11.52369162</text:p>
          </table:table-cell>
          <table:table-cell table:number-columns-repeated="9"/>
        </table:table-row>
        <table:table-row table:style-name="ro1">
          <table:table-cell office:value-type="float" office:value="871200" calcext:value-type="float">
            <text:p>871200</text:p>
          </table:table-cell>
          <table:table-cell office:value-type="float" office:value="11.52369162" calcext:value-type="float">
            <text:p>11.52369162</text:p>
          </table:table-cell>
          <table:table-cell table:number-columns-repeated="9"/>
        </table:table-row>
        <table:table-row table:style-name="ro1">
          <table:table-cell office:value-type="float" office:value="874800" calcext:value-type="float">
            <text:p>874800</text:p>
          </table:table-cell>
          <table:table-cell office:value-type="float" office:value="18.85694992" calcext:value-type="float">
            <text:p>18.85694992</text:p>
          </table:table-cell>
          <table:table-cell table:number-columns-repeated="9"/>
        </table:table-row>
        <table:table-row table:style-name="ro1">
          <table:table-cell office:value-type="float" office:value="878400" calcext:value-type="float">
            <text:p>878400</text:p>
          </table:table-cell>
          <table:table-cell office:value-type="float" office:value="27.23781654" calcext:value-type="float">
            <text:p>27.23781654</text:p>
          </table:table-cell>
          <table:table-cell table:number-columns-repeated="9"/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28.28542487" calcext:value-type="float">
            <text:p>28.28542487</text:p>
          </table:table-cell>
          <table:table-cell table:number-columns-repeated="9"/>
        </table:table-row>
        <table:table-row table:style-name="ro1">
          <table:table-cell office:value-type="float" office:value="885600" calcext:value-type="float">
            <text:p>885600</text:p>
          </table:table-cell>
          <table:table-cell office:value-type="float" office:value="25.14259989" calcext:value-type="float">
            <text:p>25.14259989</text:p>
          </table:table-cell>
          <table:table-cell table:number-columns-repeated="9"/>
        </table:table-row>
        <table:table-row table:style-name="ro1">
          <table:table-cell office:value-type="float" office:value="889200" calcext:value-type="float">
            <text:p>889200</text:p>
          </table:table-cell>
          <table:table-cell office:value-type="float" office:value="26.19020822" calcext:value-type="float">
            <text:p>26.19020822</text:p>
          </table:table-cell>
          <table:table-cell table:number-columns-repeated="9"/>
        </table:table-row>
        <table:table-row table:style-name="ro1">
          <table:table-cell office:value-type="float" office:value="892800" calcext:value-type="float">
            <text:p>892800</text:p>
          </table:table-cell>
          <table:table-cell office:value-type="float" office:value="30.38064153" calcext:value-type="float">
            <text:p>30.38064153</text:p>
          </table:table-cell>
          <table:table-cell table:number-columns-repeated="9"/>
        </table:table-row>
        <table:table-row table:style-name="ro1">
          <table:table-cell office:value-type="float" office:value="896400" calcext:value-type="float">
            <text:p>896400</text:p>
          </table:table-cell>
          <table:table-cell office:value-type="float" office:value="28.28542487" calcext:value-type="float">
            <text:p>28.28542487</text:p>
          </table:table-cell>
          <table:table-cell table:number-columns-repeated="9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2.47585819" calcext:value-type="float">
            <text:p>32.47585819</text:p>
          </table:table-cell>
          <table:table-cell table:number-columns-repeated="9"/>
        </table:table-row>
        <table:table-row table:style-name="ro1">
          <table:table-cell office:value-type="float" office:value="903600" calcext:value-type="float">
            <text:p>903600</text:p>
          </table:table-cell>
          <table:table-cell office:value-type="float" office:value="41.90433315" calcext:value-type="float">
            <text:p>41.90433315</text:p>
          </table:table-cell>
          <table:table-cell table:number-columns-repeated="9"/>
        </table:table-row>
        <table:table-row table:style-name="ro1">
          <table:table-cell office:value-type="float" office:value="907200" calcext:value-type="float">
            <text:p>907200</text:p>
          </table:table-cell>
          <table:table-cell office:value-type="float" office:value="56.57084975" calcext:value-type="float">
            <text:p>56.57084975</text:p>
          </table:table-cell>
          <table:table-cell table:number-columns-repeated="9"/>
        </table:table-row>
        <table:table-row table:style-name="ro1">
          <table:table-cell office:value-type="float" office:value="910800" calcext:value-type="float">
            <text:p>910800</text:p>
          </table:table-cell>
          <table:table-cell office:value-type="float" office:value="71.23736635" calcext:value-type="float">
            <text:p>71.23736635</text:p>
          </table:table-cell>
          <table:table-cell table:number-columns-repeated="9"/>
        </table:table-row>
        <table:table-row table:style-name="ro1">
          <table:table-cell office:value-type="float" office:value="914400" calcext:value-type="float">
            <text:p>914400</text:p>
          </table:table-cell>
          <table:table-cell office:value-type="float" office:value="75.42779966" calcext:value-type="float">
            <text:p>75.42779966</text:p>
          </table:table-cell>
          <table:table-cell table:number-columns-repeated="9"/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90.09431626" calcext:value-type="float">
            <text:p>90.09431626</text:p>
          </table:table-cell>
          <table:table-cell table:number-columns-repeated="9"/>
        </table:table-row>
        <table:table-row table:style-name="ro1">
          <table:table-cell office:value-type="float" office:value="921600" calcext:value-type="float">
            <text:p>921600</text:p>
          </table:table-cell>
          <table:table-cell office:value-type="float" office:value="101.6180079" calcext:value-type="float">
            <text:p>101.6180079</text:p>
          </table:table-cell>
          <table:table-cell table:number-columns-repeated="9"/>
        </table:table-row>
        <table:table-row table:style-name="ro1">
          <table:table-cell office:value-type="float" office:value="925200" calcext:value-type="float">
            <text:p>925200</text:p>
          </table:table-cell>
          <table:table-cell office:value-type="float" office:value="102.6656162" calcext:value-type="float">
            <text:p>102.6656162</text:p>
          </table:table-cell>
          <table:table-cell table:number-columns-repeated="9"/>
        </table:table-row>
        <table:table-row table:style-name="ro1">
          <table:table-cell office:value-type="float" office:value="928800" calcext:value-type="float">
            <text:p>928800</text:p>
          </table:table-cell>
          <table:table-cell office:value-type="float" office:value="93.23714125" calcext:value-type="float">
            <text:p>93.23714125</text:p>
          </table:table-cell>
          <table:table-cell table:number-columns-repeated="9"/>
        </table:table-row>
        <table:table-row table:style-name="ro1">
          <table:table-cell office:value-type="float" office:value="932400" calcext:value-type="float">
            <text:p>932400</text:p>
          </table:table-cell>
          <table:table-cell office:value-type="float" office:value="70.18975802" calcext:value-type="float">
            <text:p>70.18975802</text:p>
          </table:table-cell>
          <table:table-cell table:number-columns-repeated="9"/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54.47563309" calcext:value-type="float">
            <text:p>54.47563309</text:p>
          </table:table-cell>
          <table:table-cell table:number-columns-repeated="9"/>
        </table:table-row>
        <table:table-row table:style-name="ro1">
          <table:table-cell office:value-type="float" office:value="939600" calcext:value-type="float">
            <text:p>939600</text:p>
          </table:table-cell>
          <table:table-cell office:value-type="float" office:value="43.9995498" calcext:value-type="float">
            <text:p>43.9995498</text:p>
          </table:table-cell>
          <table:table-cell table:number-columns-repeated="9"/>
        </table:table-row>
        <table:table-row table:style-name="ro1">
          <table:table-cell office:value-type="float" office:value="943200" calcext:value-type="float">
            <text:p>943200</text:p>
          </table:table-cell>
          <table:table-cell office:value-type="float" office:value="47.14237479" calcext:value-type="float">
            <text:p>47.14237479</text:p>
          </table:table-cell>
          <table:table-cell table:number-columns-repeated="9"/>
        </table:table-row>
        <table:table-row table:style-name="ro1">
          <table:table-cell office:value-type="float" office:value="946800" calcext:value-type="float">
            <text:p>946800</text:p>
          </table:table-cell>
          <table:table-cell office:value-type="float" office:value="45.04715813" calcext:value-type="float">
            <text:p>45.04715813</text:p>
          </table:table-cell>
          <table:table-cell table:number-columns-repeated="9"/>
        </table:table-row>
        <table:table-row table:style-name="ro1">
          <table:table-cell office:value-type="float" office:value="950400" calcext:value-type="float">
            <text:p>9504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33.52346652" calcext:value-type="float">
            <text:p>33.52346652</text:p>
          </table:table-cell>
          <table:table-cell table:number-columns-repeated="9"/>
        </table:table-row>
        <table:table-row table:style-name="ro1">
          <table:table-cell office:value-type="float" office:value="957600" calcext:value-type="float">
            <text:p>957600</text:p>
          </table:table-cell>
          <table:table-cell office:value-type="float" office:value="40.85672482" calcext:value-type="float">
            <text:p>40.85672482</text:p>
          </table:table-cell>
          <table:table-cell table:number-columns-repeated="9"/>
        </table:table-row>
        <table:table-row table:style-name="ro1">
          <table:table-cell office:value-type="float" office:value="961200" calcext:value-type="float">
            <text:p>961200</text:p>
          </table:table-cell>
          <table:table-cell office:value-type="float" office:value="37.71389983" calcext:value-type="float">
            <text:p>37.71389983</text:p>
          </table:table-cell>
          <table:table-cell table:number-columns-repeated="9"/>
        </table:table-row>
        <table:table-row table:style-name="ro1">
          <table:table-cell office:value-type="float" office:value="964800" calcext:value-type="float">
            <text:p>964800</text:p>
          </table:table-cell>
          <table:table-cell office:value-type="float" office:value="24.09499156" calcext:value-type="float">
            <text:p>24.09499156</text:p>
          </table:table-cell>
          <table:table-cell table:number-columns-repeated="9"/>
        </table:table-row>
        <table:table-row table:style-name="ro1">
          <table:table-cell office:value-type="float" office:value="968400" calcext:value-type="float">
            <text:p>968400</text:p>
          </table:table-cell>
          <table:table-cell office:value-type="float" office:value="23.04738323" calcext:value-type="float">
            <text:p>23.04738323</text:p>
          </table:table-cell>
          <table:table-cell table:number-columns-repeated="9"/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20.95216657" calcext:value-type="float">
            <text:p>20.95216657</text:p>
          </table:table-cell>
          <table:table-cell table:number-columns-repeated="9"/>
        </table:table-row>
        <table:table-row table:style-name="ro1">
          <table:table-cell office:value-type="float" office:value="975600" calcext:value-type="float">
            <text:p>975600</text:p>
          </table:table-cell>
          <table:table-cell office:value-type="float" office:value="31.42824986" calcext:value-type="float">
            <text:p>31.42824986</text:p>
          </table:table-cell>
          <table:table-cell table:number-columns-repeated="9"/>
        </table:table-row>
        <table:table-row table:style-name="ro1">
          <table:table-cell office:value-type="float" office:value="979200" calcext:value-type="float">
            <text:p>979200</text:p>
          </table:table-cell>
          <table:table-cell office:value-type="float" office:value="45.04715813" calcext:value-type="float">
            <text:p>45.04715813</text:p>
          </table:table-cell>
          <table:table-cell table:number-columns-repeated="9"/>
        </table:table-row>
        <table:table-row table:style-name="ro1">
          <table:table-cell office:value-type="float" office:value="982800" calcext:value-type="float">
            <text:p>982800</text:p>
          </table:table-cell>
          <table:table-cell office:value-type="float" office:value="68.09454136" calcext:value-type="float">
            <text:p>68.09454136</text:p>
          </table:table-cell>
          <table:table-cell table:number-columns-repeated="9"/>
        </table:table-row>
        <table:table-row table:style-name="ro1">
          <table:table-cell office:value-type="float" office:value="986400" calcext:value-type="float">
            <text:p>986400</text:p>
          </table:table-cell>
          <table:table-cell office:value-type="float" office:value="90.09431626" calcext:value-type="float">
            <text:p>90.09431626</text:p>
          </table:table-cell>
          <table:table-cell table:number-columns-repeated="9"/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07.9036579" calcext:value-type="float">
            <text:p>107.9036579</text:p>
          </table:table-cell>
          <table:table-cell table:number-columns-repeated="9"/>
        </table:table-row>
        <table:table-row table:style-name="ro1">
          <table:table-cell office:value-type="float" office:value="993600" calcext:value-type="float">
            <text:p>993600</text:p>
          </table:table-cell>
          <table:table-cell office:value-type="float" office:value="126.7606078" calcext:value-type="float">
            <text:p>126.7606078</text:p>
          </table:table-cell>
          <table:table-cell table:number-columns-repeated="9"/>
        </table:table-row>
        <table:table-row table:style-name="ro1">
          <table:table-cell office:value-type="float" office:value="997200" calcext:value-type="float">
            <text:p>997200</text:p>
          </table:table-cell>
          <table:table-cell office:value-type="float" office:value="135.1414744" calcext:value-type="float">
            <text:p>135.1414744</text:p>
          </table:table-cell>
          <table:table-cell table:number-columns-repeated="9"/>
        </table:table-row>
        <table:table-row table:style-name="ro1">
          <table:table-cell office:value-type="float" office:value="1000800" calcext:value-type="float">
            <text:p>1000800</text:p>
          </table:table-cell>
          <table:table-cell office:value-type="float" office:value="145.6175577" calcext:value-type="float">
            <text:p>145.6175577</text:p>
          </table:table-cell>
          <table:table-cell table:number-columns-repeated="9"/>
        </table:table-row>
        <table:table-row table:style-name="ro1">
          <table:table-cell office:value-type="float" office:value="1004400" calcext:value-type="float">
            <text:p>1004400</text:p>
          </table:table-cell>
          <table:table-cell office:value-type="float" office:value="151.9032077" calcext:value-type="float">
            <text:p>151.9032077</text:p>
          </table:table-cell>
          <table:table-cell table:number-columns-repeated="9"/>
        </table:table-row>
        <table:table-row table:style-name="ro1">
          <table:table-cell office:value-type="float" office:value="1008000" calcext:value-type="float">
            <text:p>1008000</text:p>
          </table:table-cell>
          <table:table-cell office:value-type="float" office:value="148.7603827" calcext:value-type="float">
            <text:p>148.7603827</text:p>
          </table:table-cell>
          <table:table-cell table:number-columns-repeated="9"/>
        </table:table-row>
        <table:table-row table:style-name="ro1">
          <table:table-cell office:value-type="float" office:value="1011600" calcext:value-type="float">
            <text:p>1011600</text:p>
          </table:table-cell>
          <table:table-cell office:value-type="float" office:value="147.7127743" calcext:value-type="float">
            <text:p>147.7127743</text:p>
          </table:table-cell>
          <table:table-cell table:number-columns-repeated="9"/>
        </table:table-row>
        <table:table-row table:style-name="ro1">
          <table:table-cell office:value-type="float" office:value="1015200" calcext:value-type="float">
            <text:p>1015200</text:p>
          </table:table-cell>
          <table:table-cell office:value-type="float" office:value="137.2366911" calcext:value-type="float">
            <text:p>137.2366911</text:p>
          </table:table-cell>
          <table:table-cell table:number-columns-repeated="9"/>
        </table:table-row>
        <table:table-row table:style-name="ro1">
          <table:table-cell office:value-type="float" office:value="1018800" calcext:value-type="float">
            <text:p>1018800</text:p>
          </table:table-cell>
          <table:table-cell office:value-type="float" office:value="118.3797411" calcext:value-type="float">
            <text:p>118.3797411</text:p>
          </table:table-cell>
          <table:table-cell table:number-columns-repeated="9"/>
        </table:table-row>
        <table:table-row table:style-name="ro1">
          <table:table-cell office:value-type="float" office:value="1022400" calcext:value-type="float">
            <text:p>1022400</text:p>
          </table:table-cell>
          <table:table-cell office:value-type="float" office:value="99.52279122" calcext:value-type="float">
            <text:p>99.52279122</text:p>
          </table:table-cell>
          <table:table-cell table:number-columns-repeated="9"/>
        </table:table-row>
        <table:table-row table:style-name="ro1">
          <table:table-cell office:value-type="float" office:value="1026000" calcext:value-type="float">
            <text:p>1026000</text:p>
          </table:table-cell>
          <table:table-cell office:value-type="float" office:value="86.95149128" calcext:value-type="float">
            <text:p>86.95149128</text:p>
          </table:table-cell>
          <table:table-cell table:number-columns-repeated="9"/>
        </table:table-row>
        <table:table-row table:style-name="ro1">
          <table:table-cell office:value-type="float" office:value="1029600" calcext:value-type="float">
            <text:p>1029600</text:p>
          </table:table-cell>
          <table:table-cell office:value-type="float" office:value="81.71344963" calcext:value-type="float">
            <text:p>81.71344963</text:p>
          </table:table-cell>
          <table:table-cell table:number-columns-repeated="9"/>
        </table:table-row>
        <table:table-row table:style-name="ro1">
          <table:table-cell office:value-type="float" office:value="1033200" calcext:value-type="float">
            <text:p>1033200</text:p>
          </table:table-cell>
          <table:table-cell office:value-type="float" office:value="81.71344963" calcext:value-type="float">
            <text:p>81.71344963</text:p>
          </table:table-cell>
          <table:table-cell table:number-columns-repeated="9"/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79.61823298" calcext:value-type="float">
            <text:p>79.61823298</text:p>
          </table:table-cell>
          <table:table-cell table:number-columns-repeated="9"/>
        </table:table-row>
        <table:table-row table:style-name="ro1">
          <table:table-cell office:value-type="float" office:value="1040400" calcext:value-type="float">
            <text:p>1040400</text:p>
          </table:table-cell>
          <table:table-cell office:value-type="float" office:value="86.95149128" calcext:value-type="float">
            <text:p>86.95149128</text:p>
          </table:table-cell>
          <table:table-cell table:number-columns-repeated="9"/>
        </table:table-row>
        <table:table-row table:style-name="ro1">
          <table:table-cell office:value-type="float" office:value="1044000" calcext:value-type="float">
            <text:p>1044000</text:p>
          </table:table-cell>
          <table:table-cell office:value-type="float" office:value="71.23736635" calcext:value-type="float">
            <text:p>71.23736635</text:p>
          </table:table-cell>
          <table:table-cell table:number-columns-repeated="9"/>
        </table:table-row>
        <table:table-row table:style-name="ro1">
          <table:table-cell office:value-type="float" office:value="1047600" calcext:value-type="float">
            <text:p>1047600</text:p>
          </table:table-cell>
          <table:table-cell office:value-type="float" office:value="75.42779966" calcext:value-type="float">
            <text:p>75.42779966</text:p>
          </table:table-cell>
          <table:table-cell table:number-columns-repeated="9"/>
        </table:table-row>
        <table:table-row table:style-name="ro1">
          <table:table-cell office:value-type="float" office:value="1051200" calcext:value-type="float">
            <text:p>1051200</text:p>
          </table:table-cell>
          <table:table-cell office:value-type="float" office:value="83.80866629" calcext:value-type="float">
            <text:p>83.80866629</text:p>
          </table:table-cell>
          <table:table-cell table:number-columns-repeated="9"/>
        </table:table-row>
        <table:table-row table:style-name="ro1">
          <table:table-cell office:value-type="float" office:value="1054800" calcext:value-type="float">
            <text:p>1054800</text:p>
          </table:table-cell>
          <table:table-cell office:value-type="float" office:value="68.09454136" calcext:value-type="float">
            <text:p>68.09454136</text:p>
          </table:table-cell>
          <table:table-cell table:number-columns-repeated="9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float" office:value="70.18975802" calcext:value-type="float">
            <text:p>70.18975802</text:p>
          </table:table-cell>
          <table:table-cell table:number-columns-repeated="9"/>
        </table:table-row>
        <table:table-row table:style-name="ro1">
          <table:table-cell office:value-type="float" office:value="1062000" calcext:value-type="float">
            <text:p>1062000</text:p>
          </table:table-cell>
          <table:table-cell office:value-type="float" office:value="72.28497468" calcext:value-type="float">
            <text:p>72.28497468</text:p>
          </table:table-cell>
          <table:table-cell table:number-columns-repeated="9"/>
        </table:table-row>
        <table:table-row table:style-name="ro1">
          <table:table-cell office:value-type="float" office:value="1065600" calcext:value-type="float">
            <text:p>1065600</text:p>
          </table:table-cell>
          <table:table-cell office:value-type="float" office:value="82.76105796" calcext:value-type="float">
            <text:p>82.76105796</text:p>
          </table:table-cell>
          <table:table-cell table:number-columns-repeated="9"/>
        </table:table-row>
        <table:table-row table:style-name="ro1">
          <table:table-cell office:value-type="float" office:value="1069200" calcext:value-type="float">
            <text:p>1069200</text:p>
          </table:table-cell>
          <table:table-cell office:value-type="float" office:value="91.14192459" calcext:value-type="float">
            <text:p>91.14192459</text:p>
          </table:table-cell>
          <table:table-cell table:number-columns-repeated="9"/>
        </table:table-row>
        <table:table-row table:style-name="ro1">
          <table:table-cell office:value-type="float" office:value="1072800" calcext:value-type="float">
            <text:p>1072800</text:p>
          </table:table-cell>
          <table:table-cell office:value-type="float" office:value="93.23714125" calcext:value-type="float">
            <text:p>93.23714125</text:p>
          </table:table-cell>
          <table:table-cell table:number-columns-repeated="9"/>
        </table:table-row>
        <table:table-row table:style-name="ro1">
          <table:table-cell office:value-type="float" office:value="1076400" calcext:value-type="float">
            <text:p>1076400</text:p>
          </table:table-cell>
          <table:table-cell office:value-type="float" office:value="111.0464828" calcext:value-type="float">
            <text:p>111.0464828</text:p>
          </table:table-cell>
          <table:table-cell table:number-columns-repeated="9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120.4749578" calcext:value-type="float">
            <text:p>120.4749578</text:p>
          </table:table-cell>
          <table:table-cell table:number-columns-repeated="9"/>
        </table:table-row>
        <table:table-row table:style-name="ro1">
          <table:table-cell office:value-type="float" office:value="1083600" calcext:value-type="float">
            <text:p>1083600</text:p>
          </table:table-cell>
          <table:table-cell office:value-type="float" office:value="113.1416995" calcext:value-type="float">
            <text:p>113.1416995</text:p>
          </table:table-cell>
          <table:table-cell table:number-columns-repeated="9"/>
        </table:table-row>
        <table:table-row table:style-name="ro1">
          <table:table-cell office:value-type="float" office:value="1087200" calcext:value-type="float">
            <text:p>1087200</text:p>
          </table:table-cell>
          <table:table-cell office:value-type="float" office:value="121.5225661" calcext:value-type="float">
            <text:p>121.5225661</text:p>
          </table:table-cell>
          <table:table-cell table:number-columns-repeated="9"/>
        </table:table-row>
        <table:table-row table:style-name="ro1">
          <table:table-cell office:value-type="float" office:value="1090800" calcext:value-type="float">
            <text:p>1090800</text:p>
          </table:table-cell>
          <table:table-cell office:value-type="float" office:value="121.5225661" calcext:value-type="float">
            <text:p>121.5225661</text:p>
          </table:table-cell>
          <table:table-cell table:number-columns-repeated="9"/>
        </table:table-row>
        <table:table-row table:style-name="ro1">
          <table:table-cell office:value-type="float" office:value="1094400" calcext:value-type="float">
            <text:p>1094400</text:p>
          </table:table-cell>
          <table:table-cell office:value-type="float" office:value="115.2369162" calcext:value-type="float">
            <text:p>115.2369162</text:p>
          </table:table-cell>
          <table:table-cell table:number-columns-repeated="9"/>
        </table:table-row>
        <table:table-row table:style-name="ro1">
          <table:table-cell office:value-type="float" office:value="1098000" calcext:value-type="float">
            <text:p>1098000</text:p>
          </table:table-cell>
          <table:table-cell office:value-type="float" office:value="108.9512662" calcext:value-type="float">
            <text:p>108.9512662</text:p>
          </table:table-cell>
          <table:table-cell table:number-columns-repeated="9"/>
        </table:table-row>
        <table:table-row table:style-name="ro1">
          <table:table-cell office:value-type="float" office:value="1101600" calcext:value-type="float">
            <text:p>1101600</text:p>
          </table:table-cell>
          <table:table-cell office:value-type="float" office:value="96.37996624" calcext:value-type="float">
            <text:p>96.37996624</text:p>
          </table:table-cell>
          <table:table-cell table:number-columns-repeated="9"/>
        </table:table-row>
        <table:table-row table:style-name="ro1">
          <table:table-cell office:value-type="float" office:value="1105200" calcext:value-type="float">
            <text:p>1105200</text:p>
          </table:table-cell>
          <table:table-cell office:value-type="float" office:value="75.42779966" calcext:value-type="float">
            <text:p>75.42779966</text:p>
          </table:table-cell>
          <table:table-cell table:number-columns-repeated="9"/>
        </table:table-row>
        <table:table-row table:style-name="ro1">
          <table:table-cell office:value-type="float" office:value="1108800" calcext:value-type="float">
            <text:p>1108800</text:p>
          </table:table-cell>
          <table:table-cell office:value-type="float" office:value="47.14237479" calcext:value-type="float">
            <text:p>47.14237479</text:p>
          </table:table-cell>
          <table:table-cell table:number-columns-repeated="9"/>
        </table:table-row>
        <table:table-row table:style-name="ro1">
          <table:table-cell office:value-type="float" office:value="1112400" calcext:value-type="float">
            <text:p>1112400</text:p>
          </table:table-cell>
          <table:table-cell office:value-type="float" office:value="37.71389983" calcext:value-type="float">
            <text:p>37.71389983</text:p>
          </table:table-cell>
          <table:table-cell table:number-columns-repeated="9"/>
        </table:table-row>
        <table:table-row table:style-name="ro1">
          <table:table-cell office:value-type="float" office:value="1116000" calcext:value-type="float">
            <text:p>1116000</text:p>
          </table:table-cell>
          <table:table-cell office:value-type="float" office:value="45.04715813" calcext:value-type="float">
            <text:p>45.04715813</text:p>
          </table:table-cell>
          <table:table-cell table:number-columns-repeated="9"/>
        </table:table-row>
        <table:table-row table:style-name="ro1">
          <table:table-cell office:value-type="float" office:value="1119600" calcext:value-type="float">
            <text:p>1119600</text:p>
          </table:table-cell>
          <table:table-cell office:value-type="float" office:value="40.85672482" calcext:value-type="float">
            <text:p>40.85672482</text:p>
          </table:table-cell>
          <table:table-cell table:number-columns-repeated="9"/>
        </table:table-row>
        <table:table-row table:style-name="ro1">
          <table:table-cell office:value-type="float" office:value="1123200" calcext:value-type="float">
            <text:p>1123200</text:p>
          </table:table-cell>
          <table:table-cell office:value-type="float" office:value="29.3330332" calcext:value-type="float">
            <text:p>29.3330332</text:p>
          </table:table-cell>
          <table:table-cell table:number-columns-repeated="9"/>
        </table:table-row>
        <table:table-row table:style-name="ro1">
          <table:table-cell office:value-type="float" office:value="1126800" calcext:value-type="float">
            <text:p>1126800</text:p>
          </table:table-cell>
          <table:table-cell office:value-type="float" office:value="23.04738323" calcext:value-type="float">
            <text:p>23.04738323</text:p>
          </table:table-cell>
          <table:table-cell table:number-columns-repeated="9"/>
        </table:table-row>
        <table:table-row table:style-name="ro1">
          <table:table-cell office:value-type="float" office:value="1130400" calcext:value-type="float">
            <text:p>113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4000" calcext:value-type="float">
            <text:p>113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7600" calcext:value-type="float">
            <text:p>113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1200" calcext:value-type="float">
            <text:p>114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4800" calcext:value-type="float">
            <text:p>114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8400" calcext:value-type="float">
            <text:p>114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2000" calcext:value-type="float">
            <text:p>115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5600" calcext:value-type="float">
            <text:p>115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9200" calcext:value-type="float">
            <text:p>115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2800" calcext:value-type="float">
            <text:p>116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6400" calcext:value-type="float">
            <text:p>116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3600" calcext:value-type="float">
            <text:p>117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7200" calcext:value-type="float">
            <text:p>117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0800" calcext:value-type="float">
            <text:p>118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4400" calcext:value-type="float">
            <text:p>118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8000" calcext:value-type="float">
            <text:p>118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1600" calcext:value-type="float">
            <text:p>119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5200" calcext:value-type="float">
            <text:p>119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8800" calcext:value-type="float">
            <text:p>119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2400" calcext:value-type="float">
            <text:p>1202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6000" calcext:value-type="float">
            <text:p>120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9600" calcext:value-type="float">
            <text:p>120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3200" calcext:value-type="float">
            <text:p>121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6800" calcext:value-type="float">
            <text:p>121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0400" calcext:value-type="float">
            <text:p>122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4000" calcext:value-type="float">
            <text:p>122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7600" calcext:value-type="float">
            <text:p>122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1200" calcext:value-type="float">
            <text:p>123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4800" calcext:value-type="float">
            <text:p>123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8400" calcext:value-type="float">
            <text:p>123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2000" calcext:value-type="float">
            <text:p>124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5600" calcext:value-type="float">
            <text:p>124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9200" calcext:value-type="float">
            <text:p>124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2800" calcext:value-type="float">
            <text:p>1252800</text:p>
          </table:table-cell>
          <table:table-cell office:value-type="float" office:value="12.57129994" calcext:value-type="float">
            <text:p>12.57129994</text:p>
          </table:table-cell>
          <table:table-cell table:number-columns-repeated="9"/>
        </table:table-row>
        <table:table-row table:style-name="ro1">
          <table:table-cell office:value-type="float" office:value="1256400" calcext:value-type="float">
            <text:p>1256400</text:p>
          </table:table-cell>
          <table:table-cell office:value-type="float" office:value="18.85694992" calcext:value-type="float">
            <text:p>18.85694992</text:p>
          </table:table-cell>
          <table:table-cell table:number-columns-repeated="9"/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27.23781654" calcext:value-type="float">
            <text:p>27.23781654</text:p>
          </table:table-cell>
          <table:table-cell table:number-columns-repeated="9"/>
        </table:table-row>
        <table:table-row table:style-name="ro1">
          <table:table-cell office:value-type="float" office:value="1263600" calcext:value-type="float">
            <text:p>1263600</text:p>
          </table:table-cell>
          <table:table-cell office:value-type="float" office:value="36.6662915" calcext:value-type="float">
            <text:p>36.6662915</text:p>
          </table:table-cell>
          <table:table-cell table:number-columns-repeated="9"/>
        </table:table-row>
        <table:table-row table:style-name="ro1">
          <table:table-cell office:value-type="float" office:value="1267200" calcext:value-type="float">
            <text:p>1267200</text:p>
          </table:table-cell>
          <table:table-cell office:value-type="float" office:value="46.09476646" calcext:value-type="float">
            <text:p>46.09476646</text:p>
          </table:table-cell>
          <table:table-cell table:number-columns-repeated="9"/>
        </table:table-row>
        <table:table-row table:style-name="ro1">
          <table:table-cell office:value-type="float" office:value="1270800" calcext:value-type="float">
            <text:p>1270800</text:p>
          </table:table-cell>
          <table:table-cell office:value-type="float" office:value="43.9995498" calcext:value-type="float">
            <text:p>43.9995498</text:p>
          </table:table-cell>
          <table:table-cell table:number-columns-repeated="9"/>
        </table:table-row>
        <table:table-row table:style-name="ro1">
          <table:table-cell office:value-type="float" office:value="1274400" calcext:value-type="float">
            <text:p>1274400</text:p>
          </table:table-cell>
          <table:table-cell office:value-type="float" office:value="45.04715813" calcext:value-type="float">
            <text:p>45.04715813</text:p>
          </table:table-cell>
          <table:table-cell table:number-columns-repeated="9"/>
        </table:table-row>
        <table:table-row table:style-name="ro1">
          <table:table-cell office:value-type="float" office:value="1278000" calcext:value-type="float">
            <text:p>1278000</text:p>
          </table:table-cell>
          <table:table-cell office:value-type="float" office:value="26.19020822" calcext:value-type="float">
            <text:p>26.19020822</text:p>
          </table:table-cell>
          <table:table-cell table:number-columns-repeated="9"/>
        </table:table-row>
        <table:table-row table:style-name="ro1">
          <table:table-cell office:value-type="float" office:value="1281600" calcext:value-type="float">
            <text:p>1281600</text:p>
          </table:table-cell>
          <table:table-cell office:value-type="float" office:value="15.71412493" calcext:value-type="float">
            <text:p>15.71412493</text:p>
          </table:table-cell>
          <table:table-cell table:number-columns-repeated="9"/>
        </table:table-row>
        <table:table-row table:style-name="ro1">
          <table:table-cell office:value-type="float" office:value="1285200" calcext:value-type="float">
            <text:p>1285200</text:p>
          </table:table-cell>
          <table:table-cell office:value-type="float" office:value="4.190433315" calcext:value-type="float">
            <text:p>4.190433315</text:p>
          </table:table-cell>
          <table:table-cell table:number-columns-repeated="9"/>
        </table:table-row>
        <table:table-row table:style-name="ro1">
          <table:table-cell office:value-type="float" office:value="1288800" calcext:value-type="float">
            <text:p>128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2400" calcext:value-type="float">
            <text:p>1292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6000" calcext:value-type="float">
            <text:p>129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9600" calcext:value-type="float">
            <text:p>129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3200" calcext:value-type="float">
            <text:p>130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6800" calcext:value-type="float">
            <text:p>130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0400" calcext:value-type="float">
            <text:p>131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4000" calcext:value-type="float">
            <text:p>131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7600" calcext:value-type="float">
            <text:p>131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1200" calcext:value-type="float">
            <text:p>132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4800" calcext:value-type="float">
            <text:p>132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8400" calcext:value-type="float">
            <text:p>132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2000" calcext:value-type="float">
            <text:p>133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5600" calcext:value-type="float">
            <text:p>1335600</text:p>
          </table:table-cell>
          <table:table-cell office:value-type="float" office:value="5.238041643" calcext:value-type="float">
            <text:p>5.238041643</text:p>
          </table:table-cell>
          <table:table-cell table:number-columns-repeated="9"/>
        </table:table-row>
        <table:table-row table:style-name="ro1">
          <table:table-cell office:value-type="float" office:value="1339200" calcext:value-type="float">
            <text:p>13392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1342800" calcext:value-type="float">
            <text:p>1342800</text:p>
          </table:table-cell>
          <table:table-cell office:value-type="float" office:value="11.52369162" calcext:value-type="float">
            <text:p>11.52369162</text:p>
          </table:table-cell>
          <table:table-cell table:number-columns-repeated="9"/>
        </table:table-row>
        <table:table-row table:style-name="ro1">
          <table:table-cell office:value-type="float" office:value="1346400" calcext:value-type="float">
            <text:p>1346400</text:p>
          </table:table-cell>
          <table:table-cell office:value-type="float" office:value="2.095216657" calcext:value-type="float">
            <text:p>2.095216657</text:p>
          </table:table-cell>
          <table:table-cell table:number-columns-repeated="9"/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3600" calcext:value-type="float">
            <text:p>135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7200" calcext:value-type="float">
            <text:p>135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0800" calcext:value-type="float">
            <text:p>136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4400" calcext:value-type="float">
            <text:p>136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8000" calcext:value-type="float">
            <text:p>136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1600" calcext:value-type="float">
            <text:p>137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5200" calcext:value-type="float">
            <text:p>137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8800" calcext:value-type="float">
            <text:p>137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2400" calcext:value-type="float">
            <text:p>1382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6000" calcext:value-type="float">
            <text:p>138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9600" calcext:value-type="float">
            <text:p>138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3200" calcext:value-type="float">
            <text:p>139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6800" calcext:value-type="float">
            <text:p>139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0400" calcext:value-type="float">
            <text:p>140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4000" calcext:value-type="float">
            <text:p>140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7600" calcext:value-type="float">
            <text:p>140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1200" calcext:value-type="float">
            <text:p>141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4800" calcext:value-type="float">
            <text:p>141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8400" calcext:value-type="float">
            <text:p>141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2000" calcext:value-type="float">
            <text:p>142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5600" calcext:value-type="float">
            <text:p>14256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1429200" calcext:value-type="float">
            <text:p>1429200</text:p>
          </table:table-cell>
          <table:table-cell office:value-type="float" office:value="4.190433315" calcext:value-type="float">
            <text:p>4.190433315</text:p>
          </table:table-cell>
          <table:table-cell table:number-columns-repeated="9"/>
        </table:table-row>
        <table:table-row table:style-name="ro1">
          <table:table-cell office:value-type="float" office:value="1432800" calcext:value-type="float">
            <text:p>14328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1436400" calcext:value-type="float">
            <text:p>1436400</text:p>
          </table:table-cell>
          <table:table-cell office:value-type="float" office:value="7.333258301" calcext:value-type="float">
            <text:p>7.333258301</text:p>
          </table:table-cell>
          <table:table-cell table:number-columns-repeated="9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13.61890827" calcext:value-type="float">
            <text:p>13.61890827</text:p>
          </table:table-cell>
          <table:table-cell table:number-columns-repeated="9"/>
        </table:table-row>
        <table:table-row table:style-name="ro1">
          <table:table-cell office:value-type="float" office:value="1443600" calcext:value-type="float">
            <text:p>1443600</text:p>
          </table:table-cell>
          <table:table-cell office:value-type="float" office:value="10.47608329" calcext:value-type="float">
            <text:p>10.47608329</text:p>
          </table:table-cell>
          <table:table-cell table:number-columns-repeated="9"/>
        </table:table-row>
        <table:table-row table:style-name="ro1">
          <table:table-cell office:value-type="float" office:value="1447200" calcext:value-type="float">
            <text:p>1447200</text:p>
          </table:table-cell>
          <table:table-cell office:value-type="float" office:value="9.428474958" calcext:value-type="float">
            <text:p>9.428474958</text:p>
          </table:table-cell>
          <table:table-cell table:number-columns-repeated="9"/>
        </table:table-row>
        <table:table-row table:style-name="ro1">
          <table:table-cell office:value-type="float" office:value="1450800" calcext:value-type="float">
            <text:p>1450800</text:p>
          </table:table-cell>
          <table:table-cell office:value-type="float" office:value="1.047608329" calcext:value-type="float">
            <text:p>1.047608329</text:p>
          </table:table-cell>
          <table:table-cell table:number-columns-repeated="9"/>
        </table:table-row>
        <table:table-row table:style-name="ro1">
          <table:table-cell office:value-type="float" office:value="1454400" calcext:value-type="float">
            <text:p>145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8000" calcext:value-type="float">
            <text:p>145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1600" calcext:value-type="float">
            <text:p>146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5200" calcext:value-type="float">
            <text:p>146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8800" calcext:value-type="float">
            <text:p>146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99" calcext:value-type="float">
            <text:p>-99</text:p>
          </table:table-cell>
          <table:table-cell table:number-columns-repeated="9"/>
        </table:table-row>
      </table:table>
      <table:table table:name="5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Qmelt</text:p>
          </table:table-cell>
          <table:table-cell/>
          <table:table-cell office:value-type="string" calcext:value-type="string">
            <text:p>mm/day</text:p>
          </table:table-cell>
          <table:table-cell office:value-type="string" calcext:value-type="string">
            <text:p>(second</text:p>
          </table:table-cell>
          <table:table-cell office:value-type="string" calcext:value-type="string">
            <text:p>column);</text:p>
          </table:table-cell>
          <table:table-cell office:value-type="string" calcext:value-type="string">
            <text:p>t(second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Qmelt_info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.633811986" calcext:value-type="float">
            <text:p>2.633811986</text:p>
          </table:table-cell>
          <table:table-cell table:number-columns-repeated="9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.10932895" calcext:value-type="float">
            <text:p>15.10932895</text:p>
          </table:table-cell>
          <table:table-cell table:number-columns-repeated="9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.41920311" calcext:value-type="float">
            <text:p>19.41920311</text:p>
          </table:table-cell>
          <table:table-cell table:number-columns-repeated="9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.85292423" calcext:value-type="float">
            <text:p>23.85292423</text:p>
          </table:table-cell>
          <table:table-cell table:number-columns-repeated="9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0.87091855" calcext:value-type="float">
            <text:p>30.87091855</text:p>
          </table:table-cell>
          <table:table-cell table:number-columns-repeated="9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4.23955582" calcext:value-type="float">
            <text:p>34.23955582</text:p>
          </table:table-cell>
          <table:table-cell table:number-columns-repeated="9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7.26142161" calcext:value-type="float">
            <text:p>37.26142161</text:p>
          </table:table-cell>
          <table:table-cell table:number-columns-repeated="9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1.89329786" calcext:value-type="float">
            <text:p>41.89329786</text:p>
          </table:table-cell>
          <table:table-cell table:number-columns-repeated="9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5.97341324" calcext:value-type="float">
            <text:p>35.97341324</text:p>
          </table:table-cell>
          <table:table-cell table:number-columns-repeated="9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0.31631326" calcext:value-type="float">
            <text:p>40.31631326</text:p>
          </table:table-cell>
          <table:table-cell table:number-columns-repeated="9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0.86949634" calcext:value-type="float">
            <text:p>40.86949634</text:p>
          </table:table-cell>
          <table:table-cell table:number-columns-repeated="9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3.92581019" calcext:value-type="float">
            <text:p>33.92581019</text:p>
          </table:table-cell>
          <table:table-cell table:number-columns-repeated="9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8.17105485" calcext:value-type="float">
            <text:p>28.17105485</text:p>
          </table:table-cell>
          <table:table-cell table:number-columns-repeated="9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.65380123" calcext:value-type="float">
            <text:p>24.65380123</text:p>
          </table:table-cell>
          <table:table-cell table:number-columns-repeated="9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9.69850067" calcext:value-type="float">
            <text:p>29.69850067</text:p>
          </table:table-cell>
          <table:table-cell table:number-columns-repeated="9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9.688822" calcext:value-type="float">
            <text:p>39.688822</text:p>
          </table:table-cell>
          <table:table-cell table:number-columns-repeated="9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2.49601973" calcext:value-type="float">
            <text:p>42.49601973</text:p>
          </table:table-cell>
          <table:table-cell table:number-columns-repeated="9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3.3959743" calcext:value-type="float">
            <text:p>43.3959743</text:p>
          </table:table-cell>
          <table:table-cell table:number-columns-repeated="9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2.19053057" calcext:value-type="float">
            <text:p>42.19053057</text:p>
          </table:table-cell>
          <table:table-cell table:number-columns-repeated="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5.37069138" calcext:value-type="float">
            <text:p>35.37069138</text:p>
          </table:table-cell>
          <table:table-cell table:number-columns-repeated="9"/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32.34882559" calcext:value-type="float">
            <text:p>32.34882559</text:p>
          </table:table-cell>
          <table:table-cell table:number-columns-repeated="9"/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32.18369631" calcext:value-type="float">
            <text:p>32.18369631</text:p>
          </table:table-cell>
          <table:table-cell table:number-columns-repeated="9"/>
        </table:table-row>
        <table:table-row table:style-name="ro1">
          <table:table-cell office:value-type="float" office:value="100800" calcext:value-type="float">
            <text:p>100800</text:p>
          </table:table-cell>
          <table:table-cell office:value-type="float" office:value="27.47751188" calcext:value-type="float">
            <text:p>27.47751188</text:p>
          </table:table-cell>
          <table:table-cell table:number-columns-repeated="9"/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float" office:value="30.50763414" calcext:value-type="float">
            <text:p>30.50763414</text:p>
          </table:table-cell>
          <table:table-cell table:number-columns-repeated="9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30.35076132" calcext:value-type="float">
            <text:p>30.35076132</text:p>
          </table:table-cell>
          <table:table-cell table:number-columns-repeated="9"/>
        </table:table-row>
        <table:table-row table:style-name="ro1">
          <table:table-cell office:value-type="float" office:value="111600" calcext:value-type="float">
            <text:p>111600</text:p>
          </table:table-cell>
          <table:table-cell office:value-type="float" office:value="32.01856703" calcext:value-type="float">
            <text:p>32.01856703</text:p>
          </table:table-cell>
          <table:table-cell table:number-columns-repeated="9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32.72036646" calcext:value-type="float">
            <text:p>32.72036646</text:p>
          </table:table-cell>
          <table:table-cell table:number-columns-repeated="9"/>
        </table:table-row>
        <table:table-row table:style-name="ro1">
          <table:table-cell office:value-type="float" office:value="118800" calcext:value-type="float">
            <text:p>118800</text:p>
          </table:table-cell>
          <table:table-cell office:value-type="float" office:value="27.29586968" calcext:value-type="float">
            <text:p>27.29586968</text:p>
          </table:table-cell>
          <table:table-cell table:number-columns-repeated="9"/>
        </table:table-row>
        <table:table-row table:style-name="ro1">
          <table:table-cell office:value-type="float" office:value="122400" calcext:value-type="float">
            <text:p>122400</text:p>
          </table:table-cell>
          <table:table-cell office:value-type="float" office:value="30.17737558" calcext:value-type="float">
            <text:p>30.17737558</text:p>
          </table:table-cell>
          <table:table-cell table:number-columns-repeated="9"/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27.37843432" calcext:value-type="float">
            <text:p>27.37843432</text:p>
          </table:table-cell>
          <table:table-cell table:number-columns-repeated="9"/>
        </table:table-row>
        <table:table-row table:style-name="ro1">
          <table:table-cell office:value-type="float" office:value="129600" calcext:value-type="float">
            <text:p>129600</text:p>
          </table:table-cell>
          <table:table-cell office:value-type="float" office:value="30.48286475" calcext:value-type="float">
            <text:p>30.48286475</text:p>
          </table:table-cell>
          <table:table-cell table:number-columns-repeated="9"/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39.68056554" calcext:value-type="float">
            <text:p>39.68056554</text:p>
          </table:table-cell>
          <table:table-cell table:number-columns-repeated="9"/>
        </table:table-row>
        <table:table-row table:style-name="ro1">
          <table:table-cell office:value-type="float" office:value="136800" calcext:value-type="float">
            <text:p>136800</text:p>
          </table:table-cell>
          <table:table-cell office:value-type="float" office:value="40.40713436" calcext:value-type="float">
            <text:p>40.40713436</text:p>
          </table:table-cell>
          <table:table-cell table:number-columns-repeated="9"/>
        </table:table-row>
        <table:table-row table:style-name="ro1">
          <table:table-cell office:value-type="float" office:value="140400" calcext:value-type="float">
            <text:p>140400</text:p>
          </table:table-cell>
          <table:table-cell office:value-type="float" office:value="42.40519863" calcext:value-type="float">
            <text:p>42.40519863</text:p>
          </table:table-cell>
          <table:table-cell table:number-columns-repeated="9"/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42.0006319" calcext:value-type="float">
            <text:p>42.0006319</text:p>
          </table:table-cell>
          <table:table-cell table:number-columns-repeated="9"/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42.99140756" calcext:value-type="float">
            <text:p>42.99140756</text:p>
          </table:table-cell>
          <table:table-cell table:number-columns-repeated="9"/>
        </table:table-row>
        <table:table-row table:style-name="ro1">
          <table:table-cell office:value-type="float" office:value="151200" calcext:value-type="float">
            <text:p>151200</text:p>
          </table:table-cell>
          <table:table-cell office:value-type="float" office:value="41.86852847" calcext:value-type="float">
            <text:p>41.86852847</text:p>
          </table:table-cell>
          <table:table-cell table:number-columns-repeated="9"/>
        </table:table-row>
        <table:table-row table:style-name="ro1">
          <table:table-cell office:value-type="float" office:value="154800" calcext:value-type="float">
            <text:p>154800</text:p>
          </table:table-cell>
          <table:table-cell office:value-type="float" office:value="40.66308474" calcext:value-type="float">
            <text:p>40.66308474</text:p>
          </table:table-cell>
          <table:table-cell table:number-columns-repeated="9"/>
        </table:table-row>
        <table:table-row table:style-name="ro1">
          <table:table-cell office:value-type="float" office:value="158400" calcext:value-type="float">
            <text:p>158400</text:p>
          </table:table-cell>
          <table:table-cell office:value-type="float" office:value="38.97050964" calcext:value-type="float">
            <text:p>38.97050964</text:p>
          </table:table-cell>
          <table:table-cell table:number-columns-repeated="9"/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40.41539083" calcext:value-type="float">
            <text:p>40.41539083</text:p>
          </table:table-cell>
          <table:table-cell table:number-columns-repeated="9"/>
        </table:table-row>
        <table:table-row table:style-name="ro1">
          <table:table-cell office:value-type="float" office:value="165600" calcext:value-type="float">
            <text:p>165600</text:p>
          </table:table-cell>
          <table:table-cell office:value-type="float" office:value="37.12106173" calcext:value-type="float">
            <text:p>37.12106173</text:p>
          </table:table-cell>
          <table:table-cell table:number-columns-repeated="9"/>
        </table:table-row>
        <table:table-row table:style-name="ro1">
          <table:table-cell office:value-type="float" office:value="169200" calcext:value-type="float">
            <text:p>169200</text:p>
          </table:table-cell>
          <table:table-cell office:value-type="float" office:value="35.21381856" calcext:value-type="float">
            <text:p>35.21381856</text:p>
          </table:table-cell>
          <table:table-cell table:number-columns-repeated="9"/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31.69656494" calcext:value-type="float">
            <text:p>31.69656494</text:p>
          </table:table-cell>
          <table:table-cell table:number-columns-repeated="9"/>
        </table:table-row>
        <table:table-row table:style-name="ro1">
          <table:table-cell office:value-type="float" office:value="176400" calcext:value-type="float">
            <text:p>176400</text:p>
          </table:table-cell>
          <table:table-cell office:value-type="float" office:value="28.83157196" calcext:value-type="float">
            <text:p>28.83157196</text:p>
          </table:table-cell>
          <table:table-cell table:number-columns-repeated="9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26.52801853" calcext:value-type="float">
            <text:p>26.52801853</text:p>
          </table:table-cell>
          <table:table-cell table:number-columns-repeated="9"/>
        </table:table-row>
        <table:table-row table:style-name="ro1">
          <table:table-cell office:value-type="float" office:value="183600" calcext:value-type="float">
            <text:p>183600</text:p>
          </table:table-cell>
          <table:table-cell office:value-type="float" office:value="24.37308145" calcext:value-type="float">
            <text:p>24.37308145</text:p>
          </table:table-cell>
          <table:table-cell table:number-columns-repeated="9"/>
        </table:table-row>
        <table:table-row table:style-name="ro1">
          <table:table-cell office:value-type="float" office:value="187200" calcext:value-type="float">
            <text:p>187200</text:p>
          </table:table-cell>
          <table:table-cell office:value-type="float" office:value="24.133644" calcext:value-type="float">
            <text:p>24.133644</text:p>
          </table:table-cell>
          <table:table-cell table:number-columns-repeated="9"/>
        </table:table-row>
        <table:table-row table:style-name="ro1">
          <table:table-cell office:value-type="float" office:value="190800" calcext:value-type="float">
            <text:p>190800</text:p>
          </table:table-cell>
          <table:table-cell office:value-type="float" office:value="23.56394799" calcext:value-type="float">
            <text:p>23.56394799</text:p>
          </table:table-cell>
          <table:table-cell table:number-columns-repeated="9"/>
        </table:table-row>
        <table:table-row table:style-name="ro1">
          <table:table-cell office:value-type="float" office:value="194400" calcext:value-type="float">
            <text:p>194400</text:p>
          </table:table-cell>
          <table:table-cell office:value-type="float" office:value="23.88595008" calcext:value-type="float">
            <text:p>23.88595008</text:p>
          </table:table-cell>
          <table:table-cell table:number-columns-repeated="9"/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22.68876282" calcext:value-type="float">
            <text:p>22.68876282</text:p>
          </table:table-cell>
          <table:table-cell table:number-columns-repeated="9"/>
        </table:table-row>
        <table:table-row table:style-name="ro1">
          <table:table-cell office:value-type="float" office:value="201600" calcext:value-type="float">
            <text:p>201600</text:p>
          </table:table-cell>
          <table:table-cell office:value-type="float" office:value="22.45758183" calcext:value-type="float">
            <text:p>22.45758183</text:p>
          </table:table-cell>
          <table:table-cell table:number-columns-repeated="9"/>
        </table:table-row>
        <table:table-row table:style-name="ro1">
          <table:table-cell office:value-type="float" office:value="205200" calcext:value-type="float">
            <text:p>205200</text:p>
          </table:table-cell>
          <table:table-cell office:value-type="float" office:value="26.8335077" calcext:value-type="float">
            <text:p>26.8335077</text:p>
          </table:table-cell>
          <table:table-cell table:number-columns-repeated="9"/>
        </table:table-row>
        <table:table-row table:style-name="ro1">
          <table:table-cell office:value-type="float" office:value="208800" calcext:value-type="float">
            <text:p>208800</text:p>
          </table:table-cell>
          <table:table-cell office:value-type="float" office:value="34.00837483" calcext:value-type="float">
            <text:p>34.00837483</text:p>
          </table:table-cell>
          <table:table-cell table:number-columns-repeated="9"/>
        </table:table-row>
        <table:table-row table:style-name="ro1">
          <table:table-cell office:value-type="float" office:value="212400" calcext:value-type="float">
            <text:p>212400</text:p>
          </table:table-cell>
          <table:table-cell office:value-type="float" office:value="38.87143207" calcext:value-type="float">
            <text:p>38.87143207</text:p>
          </table:table-cell>
          <table:table-cell table:number-columns-repeated="9"/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35.84956628" calcext:value-type="float">
            <text:p>35.84956628</text:p>
          </table:table-cell>
          <table:table-cell table:number-columns-repeated="9"/>
        </table:table-row>
        <table:table-row table:style-name="ro1">
          <table:table-cell office:value-type="float" office:value="219600" calcext:value-type="float">
            <text:p>219600</text:p>
          </table:table-cell>
          <table:table-cell office:value-type="float" office:value="33.04236856" calcext:value-type="float">
            <text:p>33.04236856</text:p>
          </table:table-cell>
          <table:table-cell table:number-columns-repeated="9"/>
        </table:table-row>
        <table:table-row table:style-name="ro1">
          <table:table-cell office:value-type="float" office:value="223200" calcext:value-type="float">
            <text:p>223200</text:p>
          </table:table-cell>
          <table:table-cell office:value-type="float" office:value="32.56349365" calcext:value-type="float">
            <text:p>32.56349365</text:p>
          </table:table-cell>
          <table:table-cell table:number-columns-repeated="9"/>
        </table:table-row>
        <table:table-row table:style-name="ro1">
          <table:table-cell office:value-type="float" office:value="226800" calcext:value-type="float">
            <text:p>226800</text:p>
          </table:table-cell>
          <table:table-cell office:value-type="float" office:value="36.96418891" calcext:value-type="float">
            <text:p>36.96418891</text:p>
          </table:table-cell>
          <table:table-cell table:number-columns-repeated="9"/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39.84569482" calcext:value-type="float">
            <text:p>39.84569482</text:p>
          </table:table-cell>
          <table:table-cell table:number-columns-repeated="9"/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49.41493648" calcext:value-type="float">
            <text:p>49.41493648</text:p>
          </table:table-cell>
          <table:table-cell table:number-columns-repeated="9"/>
        </table:table-row>
        <table:table-row table:style-name="ro1">
          <table:table-cell office:value-type="float" office:value="237600" calcext:value-type="float">
            <text:p>237600</text:p>
          </table:table-cell>
          <table:table-cell office:value-type="float" office:value="32.79467464" calcext:value-type="float">
            <text:p>32.79467464</text:p>
          </table:table-cell>
          <table:table-cell table:number-columns-repeated="9"/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float" office:value="12.54156867" calcext:value-type="float">
            <text:p>12.54156867</text:p>
          </table:table-cell>
          <table:table-cell table:number-columns-repeated="9"/>
        </table:table-row>
        <table:table-row table:style-name="ro1">
          <table:table-cell office:value-type="float" office:value="244800" calcext:value-type="float">
            <text:p>244800</text:p>
          </table:table-cell>
          <table:table-cell office:value-type="float" office:value="12.78100613" calcext:value-type="float">
            <text:p>12.78100613</text:p>
          </table:table-cell>
          <table:table-cell table:number-columns-repeated="9"/>
        </table:table-row>
        <table:table-row table:style-name="ro1">
          <table:table-cell office:value-type="float" office:value="248400" calcext:value-type="float">
            <text:p>248400</text:p>
          </table:table-cell>
          <table:table-cell office:value-type="float" office:value="8.190412196" calcext:value-type="float">
            <text:p>8.190412196</text:p>
          </table:table-cell>
          <table:table-cell table:number-columns-repeated="9"/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3.913563892" calcext:value-type="float">
            <text:p>3.913563892</text:p>
          </table:table-cell>
          <table:table-cell table:number-columns-repeated="9"/>
        </table:table-row>
        <table:table-row table:style-name="ro1">
          <table:table-cell office:value-type="float" office:value="255600" calcext:value-type="float">
            <text:p>255600</text:p>
          </table:table-cell>
          <table:table-cell office:value-type="float" office:value="5.878602302" calcext:value-type="float">
            <text:p>5.878602302</text:p>
          </table:table-cell>
          <table:table-cell table:number-columns-repeated="9"/>
        </table:table-row>
        <table:table-row table:style-name="ro1">
          <table:table-cell office:value-type="float" office:value="259200" calcext:value-type="float">
            <text:p>259200</text:p>
          </table:table-cell>
          <table:table-cell office:value-type="float" office:value="6.580401734" calcext:value-type="float">
            <text:p>6.580401734</text:p>
          </table:table-cell>
          <table:table-cell table:number-columns-repeated="9"/>
        </table:table-row>
        <table:table-row table:style-name="ro1">
          <table:table-cell office:value-type="float" office:value="262800" calcext:value-type="float">
            <text:p>262800</text:p>
          </table:table-cell>
          <table:table-cell office:value-type="float" office:value="12.95439187" calcext:value-type="float">
            <text:p>12.95439187</text:p>
          </table:table-cell>
          <table:table-cell table:number-columns-repeated="9"/>
        </table:table-row>
        <table:table-row table:style-name="ro1">
          <table:table-cell office:value-type="float" office:value="266400" calcext:value-type="float">
            <text:p>266400</text:p>
          </table:table-cell>
          <table:table-cell office:value-type="float" office:value="5.168546406" calcext:value-type="float">
            <text:p>5.168546406</text:p>
          </table:table-cell>
          <table:table-cell table:number-columns-repeated="9"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11.43520251" calcext:value-type="float">
            <text:p>11.43520251</text:p>
          </table:table-cell>
          <table:table-cell table:number-columns-repeated="9"/>
        </table:table-row>
        <table:table-row table:style-name="ro1">
          <table:table-cell office:value-type="float" office:value="273600" calcext:value-type="float">
            <text:p>273600</text:p>
          </table:table-cell>
          <table:table-cell office:value-type="float" office:value="9.470164101" calcext:value-type="float">
            <text:p>9.470164101</text:p>
          </table:table-cell>
          <table:table-cell table:number-columns-repeated="9"/>
        </table:table-row>
        <table:table-row table:style-name="ro1">
          <table:table-cell office:value-type="float" office:value="277200" calcext:value-type="float">
            <text:p>277200</text:p>
          </table:table-cell>
          <table:table-cell office:value-type="float" office:value="17.57801166" calcext:value-type="float">
            <text:p>17.57801166</text:p>
          </table:table-cell>
          <table:table-cell table:number-columns-repeated="9"/>
        </table:table-row>
        <table:table-row table:style-name="ro1">
          <table:table-cell office:value-type="float" office:value="280800" calcext:value-type="float">
            <text:p>280800</text:p>
          </table:table-cell>
          <table:table-cell office:value-type="float" office:value="14.77081393" calcext:value-type="float">
            <text:p>14.77081393</text:p>
          </table:table-cell>
          <table:table-cell table:number-columns-repeated="9"/>
        </table:table-row>
        <table:table-row table:style-name="ro1">
          <table:table-cell office:value-type="float" office:value="284400" calcext:value-type="float">
            <text:p>284400</text:p>
          </table:table-cell>
          <table:table-cell office:value-type="float" office:value="24.99231625" calcext:value-type="float">
            <text:p>24.99231625</text:p>
          </table:table-cell>
          <table:table-cell table:number-columns-repeated="9"/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34.72668719" calcext:value-type="float">
            <text:p>34.72668719</text:p>
          </table:table-cell>
          <table:table-cell table:number-columns-repeated="9"/>
        </table:table-row>
        <table:table-row table:style-name="ro1">
          <table:table-cell office:value-type="float" office:value="291600" calcext:value-type="float">
            <text:p>291600</text:p>
          </table:table-cell>
          <table:table-cell office:value-type="float" office:value="46.20317202" calcext:value-type="float">
            <text:p>46.20317202</text:p>
          </table:table-cell>
          <table:table-cell table:number-columns-repeated="9"/>
        </table:table-row>
        <table:table-row table:style-name="ro1">
          <table:table-cell office:value-type="float" office:value="295200" calcext:value-type="float">
            <text:p>295200</text:p>
          </table:table-cell>
          <table:table-cell office:value-type="float" office:value="63.73990136" calcext:value-type="float">
            <text:p>63.73990136</text:p>
          </table:table-cell>
          <table:table-cell table:number-columns-repeated="9"/>
        </table:table-row>
        <table:table-row table:style-name="ro1">
          <table:table-cell office:value-type="float" office:value="298800" calcext:value-type="float">
            <text:p>298800</text:p>
          </table:table-cell>
          <table:table-cell office:value-type="float" office:value="86.03235391" calcext:value-type="float">
            <text:p>86.03235391</text:p>
          </table:table-cell>
          <table:table-cell table:number-columns-repeated="9"/>
        </table:table-row>
        <table:table-row table:style-name="ro1">
          <table:table-cell office:value-type="float" office:value="302400" calcext:value-type="float">
            <text:p>302400</text:p>
          </table:table-cell>
          <table:table-cell office:value-type="float" office:value="99.90321328" calcext:value-type="float">
            <text:p>99.90321328</text:p>
          </table:table-cell>
          <table:table-cell table:number-columns-repeated="9"/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111.4622627" calcext:value-type="float">
            <text:p>111.4622627</text:p>
          </table:table-cell>
          <table:table-cell table:number-columns-repeated="9"/>
        </table:table-row>
        <table:table-row table:style-name="ro1">
          <table:table-cell office:value-type="float" office:value="309600" calcext:value-type="float">
            <text:p>309600</text:p>
          </table:table-cell>
          <table:table-cell office:value-type="float" office:value="112.2879091" calcext:value-type="float">
            <text:p>112.2879091</text:p>
          </table:table-cell>
          <table:table-cell table:number-columns-repeated="9"/>
        </table:table-row>
        <table:table-row table:style-name="ro1">
          <table:table-cell office:value-type="float" office:value="313200" calcext:value-type="float">
            <text:p>313200</text:p>
          </table:table-cell>
          <table:table-cell office:value-type="float" office:value="121.2874548" calcext:value-type="float">
            <text:p>121.2874548</text:p>
          </table:table-cell>
          <table:table-cell table:number-columns-repeated="9"/>
        </table:table-row>
        <table:table-row table:style-name="ro1">
          <table:table-cell office:value-type="float" office:value="316800" calcext:value-type="float">
            <text:p>316800</text:p>
          </table:table-cell>
          <table:table-cell office:value-type="float" office:value="117.6546107" calcext:value-type="float">
            <text:p>117.6546107</text:p>
          </table:table-cell>
          <table:table-cell table:number-columns-repeated="9"/>
        </table:table-row>
        <table:table-row table:style-name="ro1">
          <table:table-cell office:value-type="float" office:value="320400" calcext:value-type="float">
            <text:p>320400</text:p>
          </table:table-cell>
          <table:table-cell office:value-type="float" office:value="108.1596772" calcext:value-type="float">
            <text:p>108.1596772</text:p>
          </table:table-cell>
          <table:table-cell table:number-columns-repeated="9"/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87.18825886" calcext:value-type="float">
            <text:p>87.18825886</text:p>
          </table:table-cell>
          <table:table-cell table:number-columns-repeated="9"/>
        </table:table-row>
        <table:table-row table:style-name="ro1">
          <table:table-cell office:value-type="float" office:value="327600" calcext:value-type="float">
            <text:p>327600</text:p>
          </table:table-cell>
          <table:table-cell office:value-type="float" office:value="61.18039755" calcext:value-type="float">
            <text:p>61.18039755</text:p>
          </table:table-cell>
          <table:table-cell table:number-columns-repeated="9"/>
        </table:table-row>
        <table:table-row table:style-name="ro1">
          <table:table-cell office:value-type="float" office:value="331200" calcext:value-type="float">
            <text:p>331200</text:p>
          </table:table-cell>
          <table:table-cell office:value-type="float" office:value="61.01526827" calcext:value-type="float">
            <text:p>61.01526827</text:p>
          </table:table-cell>
          <table:table-cell table:number-columns-repeated="9"/>
        </table:table-row>
        <table:table-row table:style-name="ro1">
          <table:table-cell office:value-type="float" office:value="334800" calcext:value-type="float">
            <text:p>334800</text:p>
          </table:table-cell>
          <table:table-cell office:value-type="float" office:value="74.22561053" calcext:value-type="float">
            <text:p>74.22561053</text:p>
          </table:table-cell>
          <table:table-cell table:number-columns-repeated="9"/>
        </table:table-row>
        <table:table-row table:style-name="ro1">
          <table:table-cell office:value-type="float" office:value="338400" calcext:value-type="float">
            <text:p>338400</text:p>
          </table:table-cell>
          <table:table-cell office:value-type="float" office:value="69.60199074" calcext:value-type="float">
            <text:p>69.60199074</text:p>
          </table:table-cell>
          <table:table-cell table:number-columns-repeated="9"/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64.97837095" calcext:value-type="float">
            <text:p>64.97837095</text:p>
          </table:table-cell>
          <table:table-cell table:number-columns-repeated="9"/>
        </table:table-row>
        <table:table-row table:style-name="ro1">
          <table:table-cell office:value-type="float" office:value="345600" calcext:value-type="float">
            <text:p>345600</text:p>
          </table:table-cell>
          <table:table-cell office:value-type="float" office:value="64.48298311" calcext:value-type="float">
            <text:p>64.48298311</text:p>
          </table:table-cell>
          <table:table-cell table:number-columns-repeated="9"/>
        </table:table-row>
        <table:table-row table:style-name="ro1">
          <table:table-cell office:value-type="float" office:value="349200" calcext:value-type="float">
            <text:p>349200</text:p>
          </table:table-cell>
          <table:table-cell office:value-type="float" office:value="60.76757436" calcext:value-type="float">
            <text:p>60.76757436</text:p>
          </table:table-cell>
          <table:table-cell table:number-columns-repeated="9"/>
        </table:table-row>
        <table:table-row table:style-name="ro1">
          <table:table-cell office:value-type="float" office:value="352800" calcext:value-type="float">
            <text:p>352800</text:p>
          </table:table-cell>
          <table:table-cell office:value-type="float" office:value="58.78602302" calcext:value-type="float">
            <text:p>58.78602302</text:p>
          </table:table-cell>
          <table:table-cell table:number-columns-repeated="9"/>
        </table:table-row>
        <table:table-row table:style-name="ro1">
          <table:table-cell office:value-type="float" office:value="356400" calcext:value-type="float">
            <text:p>356400</text:p>
          </table:table-cell>
          <table:table-cell office:value-type="float" office:value="57.48975819" calcext:value-type="float">
            <text:p>57.48975819</text:p>
          </table:table-cell>
          <table:table-cell table:number-columns-repeated="9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48.29205739" calcext:value-type="float">
            <text:p>48.29205739</text:p>
          </table:table-cell>
          <table:table-cell table:number-columns-repeated="9"/>
        </table:table-row>
        <table:table-row table:style-name="ro1">
          <table:table-cell office:value-type="float" office:value="363600" calcext:value-type="float">
            <text:p>363600</text:p>
          </table:table-cell>
          <table:table-cell office:value-type="float" office:value="50.21581348" calcext:value-type="float">
            <text:p>50.21581348</text:p>
          </table:table-cell>
          <table:table-cell table:number-columns-repeated="9"/>
        </table:table-row>
        <table:table-row table:style-name="ro1">
          <table:table-cell office:value-type="float" office:value="367200" calcext:value-type="float">
            <text:p>367200</text:p>
          </table:table-cell>
          <table:table-cell office:value-type="float" office:value="65.39119414" calcext:value-type="float">
            <text:p>65.39119414</text:p>
          </table:table-cell>
          <table:table-cell table:number-columns-repeated="9"/>
        </table:table-row>
        <table:table-row table:style-name="ro1">
          <table:table-cell office:value-type="float" office:value="370800" calcext:value-type="float">
            <text:p>370800</text:p>
          </table:table-cell>
          <table:table-cell office:value-type="float" office:value="75.62920939" calcext:value-type="float">
            <text:p>75.62920939</text:p>
          </table:table-cell>
          <table:table-cell table:number-columns-repeated="9"/>
        </table:table-row>
        <table:table-row table:style-name="ro1">
          <table:table-cell office:value-type="float" office:value="374400" calcext:value-type="float">
            <text:p>374400</text:p>
          </table:table-cell>
          <table:table-cell office:value-type="float" office:value="92.80265432" calcext:value-type="float">
            <text:p>92.80265432</text:p>
          </table:table-cell>
          <table:table-cell table:number-columns-repeated="9"/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102.5452817" calcext:value-type="float">
            <text:p>102.5452817</text:p>
          </table:table-cell>
          <table:table-cell table:number-columns-repeated="9"/>
        </table:table-row>
        <table:table-row table:style-name="ro1">
          <table:table-cell office:value-type="float" office:value="381600" calcext:value-type="float">
            <text:p>381600</text:p>
          </table:table-cell>
          <table:table-cell office:value-type="float" office:value="115.2602361" calcext:value-type="float">
            <text:p>115.2602361</text:p>
          </table:table-cell>
          <table:table-cell table:number-columns-repeated="9"/>
        </table:table-row>
        <table:table-row table:style-name="ro1">
          <table:table-cell office:value-type="float" office:value="385200" calcext:value-type="float">
            <text:p>385200</text:p>
          </table:table-cell>
          <table:table-cell office:value-type="float" office:value="120.0489852" calcext:value-type="float">
            <text:p>120.0489852</text:p>
          </table:table-cell>
          <table:table-cell table:number-columns-repeated="9"/>
        </table:table-row>
        <table:table-row table:style-name="ro1">
          <table:table-cell office:value-type="float" office:value="388800" calcext:value-type="float">
            <text:p>388800</text:p>
          </table:table-cell>
          <table:table-cell office:value-type="float" office:value="121.5351487" calcext:value-type="float">
            <text:p>121.5351487</text:p>
          </table:table-cell>
          <table:table-cell table:number-columns-repeated="9"/>
        </table:table-row>
        <table:table-row table:style-name="ro1">
          <table:table-cell office:value-type="float" office:value="392400" calcext:value-type="float">
            <text:p>392400</text:p>
          </table:table-cell>
          <table:table-cell office:value-type="float" office:value="126.6541563" calcext:value-type="float">
            <text:p>126.6541563</text:p>
          </table:table-cell>
          <table:table-cell table:number-columns-repeated="9"/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126.0762039" calcext:value-type="float">
            <text:p>126.0762039</text:p>
          </table:table-cell>
          <table:table-cell table:number-columns-repeated="9"/>
        </table:table-row>
        <table:table-row table:style-name="ro1">
          <table:table-cell office:value-type="float" office:value="399600" calcext:value-type="float">
            <text:p>399600</text:p>
          </table:table-cell>
          <table:table-cell office:value-type="float" office:value="125.9110746" calcext:value-type="float">
            <text:p>125.9110746</text:p>
          </table:table-cell>
          <table:table-cell table:number-columns-repeated="9"/>
        </table:table-row>
        <table:table-row table:style-name="ro1">
          <table:table-cell office:value-type="float" office:value="403200" calcext:value-type="float">
            <text:p>403200</text:p>
          </table:table-cell>
          <table:table-cell office:value-type="float" office:value="124.1772172" calcext:value-type="float">
            <text:p>124.1772172</text:p>
          </table:table-cell>
          <table:table-cell table:number-columns-repeated="9"/>
        </table:table-row>
        <table:table-row table:style-name="ro1">
          <table:table-cell office:value-type="float" office:value="406800" calcext:value-type="float">
            <text:p>406800</text:p>
          </table:table-cell>
          <table:table-cell office:value-type="float" office:value="115.5079301" calcext:value-type="float">
            <text:p>115.5079301</text:p>
          </table:table-cell>
          <table:table-cell table:number-columns-repeated="9"/>
        </table:table-row>
        <table:table-row table:style-name="ro1">
          <table:table-cell office:value-type="float" office:value="410400" calcext:value-type="float">
            <text:p>410400</text:p>
          </table:table-cell>
          <table:table-cell office:value-type="float" office:value="91.48162009" calcext:value-type="float">
            <text:p>91.48162009</text:p>
          </table:table-cell>
          <table:table-cell table:number-columns-repeated="9"/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69.76712002" calcext:value-type="float">
            <text:p>69.76712002</text:p>
          </table:table-cell>
          <table:table-cell table:number-columns-repeated="9"/>
        </table:table-row>
        <table:table-row table:style-name="ro1">
          <table:table-cell office:value-type="float" office:value="417600" calcext:value-type="float">
            <text:p>417600</text:p>
          </table:table-cell>
          <table:table-cell office:value-type="float" office:value="83.63797938" calcext:value-type="float">
            <text:p>83.63797938</text:p>
          </table:table-cell>
          <table:table-cell table:number-columns-repeated="9"/>
        </table:table-row>
        <table:table-row table:style-name="ro1">
          <table:table-cell office:value-type="float" office:value="421200" calcext:value-type="float">
            <text:p>421200</text:p>
          </table:table-cell>
          <table:table-cell office:value-type="float" office:value="76.04203258" calcext:value-type="float">
            <text:p>76.04203258</text:p>
          </table:table-cell>
          <table:table-cell table:number-columns-repeated="9"/>
        </table:table-row>
        <table:table-row table:style-name="ro1">
          <table:table-cell office:value-type="float" office:value="424800" calcext:value-type="float">
            <text:p>424800</text:p>
          </table:table-cell>
          <table:table-cell office:value-type="float" office:value="75.05125692" calcext:value-type="float">
            <text:p>75.05125692</text:p>
          </table:table-cell>
          <table:table-cell table:number-columns-repeated="9"/>
        </table:table-row>
        <table:table-row table:style-name="ro1">
          <table:table-cell office:value-type="float" office:value="428400" calcext:value-type="float">
            <text:p>428400</text:p>
          </table:table-cell>
          <table:table-cell office:value-type="float" office:value="80.00513526" calcext:value-type="float">
            <text:p>80.00513526</text:p>
          </table:table-cell>
          <table:table-cell table:number-columns-repeated="9"/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65.22606487" calcext:value-type="float">
            <text:p>65.22606487</text:p>
          </table:table-cell>
          <table:table-cell table:number-columns-repeated="9"/>
        </table:table-row>
        <table:table-row table:style-name="ro1">
          <table:table-cell office:value-type="float" office:value="435600" calcext:value-type="float">
            <text:p>435600</text:p>
          </table:table-cell>
          <table:table-cell office:value-type="float" office:value="64.15272456" calcext:value-type="float">
            <text:p>64.15272456</text:p>
          </table:table-cell>
          <table:table-cell table:number-columns-repeated="9"/>
        </table:table-row>
        <table:table-row table:style-name="ro1">
          <table:table-cell office:value-type="float" office:value="439200" calcext:value-type="float">
            <text:p>439200</text:p>
          </table:table-cell>
          <table:table-cell office:value-type="float" office:value="77.52819609" calcext:value-type="float">
            <text:p>77.52819609</text:p>
          </table:table-cell>
          <table:table-cell table:number-columns-repeated="9"/>
        </table:table-row>
        <table:table-row table:style-name="ro1">
          <table:table-cell office:value-type="float" office:value="442800" calcext:value-type="float">
            <text:p>442800</text:p>
          </table:table-cell>
          <table:table-cell office:value-type="float" office:value="71.66610671" calcext:value-type="float">
            <text:p>71.66610671</text:p>
          </table:table-cell>
          <table:table-cell table:number-columns-repeated="9"/>
        </table:table-row>
        <table:table-row table:style-name="ro1">
          <table:table-cell office:value-type="float" office:value="446400" calcext:value-type="float">
            <text:p>446400</text:p>
          </table:table-cell>
          <table:table-cell office:value-type="float" office:value="66.29940517" calcext:value-type="float">
            <text:p>66.29940517</text:p>
          </table:table-cell>
          <table:table-cell table:number-columns-repeated="9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60.68500972" calcext:value-type="float">
            <text:p>60.68500972</text:p>
          </table:table-cell>
          <table:table-cell table:number-columns-repeated="9"/>
        </table:table-row>
        <table:table-row table:style-name="ro1">
          <table:table-cell office:value-type="float" office:value="453600" calcext:value-type="float">
            <text:p>453600</text:p>
          </table:table-cell>
          <table:table-cell office:value-type="float" office:value="57.06042206" calcext:value-type="float">
            <text:p>57.06042206</text:p>
          </table:table-cell>
          <table:table-cell table:number-columns-repeated="9"/>
        </table:table-row>
        <table:table-row table:style-name="ro1">
          <table:table-cell office:value-type="float" office:value="457200" calcext:value-type="float">
            <text:p>457200</text:p>
          </table:table-cell>
          <table:table-cell office:value-type="float" office:value="70.75789568" calcext:value-type="float">
            <text:p>70.75789568</text:p>
          </table:table-cell>
          <table:table-cell table:number-columns-repeated="9"/>
        </table:table-row>
        <table:table-row table:style-name="ro1">
          <table:table-cell office:value-type="float" office:value="460800" calcext:value-type="float">
            <text:p>460800</text:p>
          </table:table-cell>
          <table:table-cell office:value-type="float" office:value="63.90503064" calcext:value-type="float">
            <text:p>63.90503064</text:p>
          </table:table-cell>
          <table:table-cell table:number-columns-repeated="9"/>
        </table:table-row>
        <table:table-row table:style-name="ro1">
          <table:table-cell office:value-type="float" office:value="464400" calcext:value-type="float">
            <text:p>464400</text:p>
          </table:table-cell>
          <table:table-cell office:value-type="float" office:value="69.1066029" calcext:value-type="float">
            <text:p>69.1066029</text:p>
          </table:table-cell>
          <table:table-cell table:number-columns-repeated="9"/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92.72008968" calcext:value-type="float">
            <text:p>92.72008968</text:p>
          </table:table-cell>
          <table:table-cell table:number-columns-repeated="9"/>
        </table:table-row>
        <table:table-row table:style-name="ro1">
          <table:table-cell office:value-type="float" office:value="471600" calcext:value-type="float">
            <text:p>471600</text:p>
          </table:table-cell>
          <table:table-cell office:value-type="float" office:value="96.02267524" calcext:value-type="float">
            <text:p>96.02267524</text:p>
          </table:table-cell>
          <table:table-cell table:number-columns-repeated="9"/>
        </table:table-row>
        <table:table-row table:style-name="ro1">
          <table:table-cell office:value-type="float" office:value="475200" calcext:value-type="float">
            <text:p>475200</text:p>
          </table:table-cell>
          <table:table-cell office:value-type="float" office:value="97.09601555" calcext:value-type="float">
            <text:p>97.09601555</text:p>
          </table:table-cell>
          <table:table-cell table:number-columns-repeated="9"/>
        </table:table-row>
        <table:table-row table:style-name="ro1">
          <table:table-cell office:value-type="float" office:value="478800" calcext:value-type="float">
            <text:p>478800</text:p>
          </table:table-cell>
          <table:table-cell office:value-type="float" office:value="99.90321328" calcext:value-type="float">
            <text:p>99.90321328</text:p>
          </table:table-cell>
          <table:table-cell table:number-columns-repeated="9"/>
        </table:table-row>
        <table:table-row table:style-name="ro1">
          <table:table-cell office:value-type="float" office:value="482400" calcext:value-type="float">
            <text:p>482400</text:p>
          </table:table-cell>
          <table:table-cell office:value-type="float" office:value="100.8939889" calcext:value-type="float">
            <text:p>100.8939889</text:p>
          </table:table-cell>
          <table:table-cell table:number-columns-repeated="9"/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97.26114483" calcext:value-type="float">
            <text:p>97.26114483</text:p>
          </table:table-cell>
          <table:table-cell table:number-columns-repeated="9"/>
        </table:table-row>
        <table:table-row table:style-name="ro1">
          <table:table-cell office:value-type="float" office:value="489600" calcext:value-type="float">
            <text:p>489600</text:p>
          </table:table-cell>
          <table:table-cell office:value-type="float" office:value="97.26114483" calcext:value-type="float">
            <text:p>97.26114483</text:p>
          </table:table-cell>
          <table:table-cell table:number-columns-repeated="9"/>
        </table:table-row>
        <table:table-row table:style-name="ro1">
          <table:table-cell office:value-type="float" office:value="493200" calcext:value-type="float">
            <text:p>493200</text:p>
          </table:table-cell>
          <table:table-cell office:value-type="float" office:value="94.28881782" calcext:value-type="float">
            <text:p>94.28881782</text:p>
          </table:table-cell>
          <table:table-cell table:number-columns-repeated="9"/>
        </table:table-row>
        <table:table-row table:style-name="ro1">
          <table:table-cell office:value-type="float" office:value="496800" calcext:value-type="float">
            <text:p>496800</text:p>
          </table:table-cell>
          <table:table-cell office:value-type="float" office:value="87.84877597" calcext:value-type="float">
            <text:p>87.84877597</text:p>
          </table:table-cell>
          <table:table-cell table:number-columns-repeated="9"/>
        </table:table-row>
        <table:table-row table:style-name="ro1">
          <table:table-cell office:value-type="float" office:value="500400" calcext:value-type="float">
            <text:p>500400</text:p>
          </table:table-cell>
          <table:table-cell office:value-type="float" office:value="84.46362577" calcext:value-type="float">
            <text:p>84.46362577</text:p>
          </table:table-cell>
          <table:table-cell table:number-columns-repeated="9"/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81.07847557" calcext:value-type="float">
            <text:p>81.07847557</text:p>
          </table:table-cell>
          <table:table-cell table:number-columns-repeated="9"/>
        </table:table-row>
        <table:table-row table:style-name="ro1">
          <table:table-cell office:value-type="float" office:value="507600" calcext:value-type="float">
            <text:p>507600</text:p>
          </table:table-cell>
          <table:table-cell office:value-type="float" office:value="68.03326259" calcext:value-type="float">
            <text:p>68.03326259</text:p>
          </table:table-cell>
          <table:table-cell table:number-columns-repeated="9"/>
        </table:table-row>
        <table:table-row table:style-name="ro1">
          <table:table-cell office:value-type="float" office:value="511200" calcext:value-type="float">
            <text:p>511200</text:p>
          </table:table-cell>
          <table:table-cell office:value-type="float" office:value="61.42809147" calcext:value-type="float">
            <text:p>61.42809147</text:p>
          </table:table-cell>
          <table:table-cell table:number-columns-repeated="9"/>
        </table:table-row>
        <table:table-row table:style-name="ro1">
          <table:table-cell office:value-type="float" office:value="514800" calcext:value-type="float">
            <text:p>514800</text:p>
          </table:table-cell>
          <table:table-cell office:value-type="float" office:value="56.26780153" calcext:value-type="float">
            <text:p>56.26780153</text:p>
          </table:table-cell>
          <table:table-cell table:number-columns-repeated="9"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50.68643193" calcext:value-type="float">
            <text:p>50.68643193</text:p>
          </table:table-cell>
          <table:table-cell table:number-columns-repeated="9"/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46.73984218" calcext:value-type="float">
            <text:p>46.73984218</text:p>
          </table:table-cell>
          <table:table-cell table:number-columns-repeated="9"/>
        </table:table-row>
        <table:table-row table:style-name="ro1">
          <table:table-cell office:value-type="float" office:value="525600" calcext:value-type="float">
            <text:p>525600</text:p>
          </table:table-cell>
          <table:table-cell office:value-type="float" office:value="44.08951726" calcext:value-type="float">
            <text:p>44.08951726</text:p>
          </table:table-cell>
          <table:table-cell table:number-columns-repeated="9"/>
        </table:table-row>
        <table:table-row table:style-name="ro1">
          <table:table-cell office:value-type="float" office:value="529200" calcext:value-type="float">
            <text:p>529200</text:p>
          </table:table-cell>
          <table:table-cell office:value-type="float" office:value="42.34740338" calcext:value-type="float">
            <text:p>42.34740338</text:p>
          </table:table-cell>
          <table:table-cell table:number-columns-repeated="9"/>
        </table:table-row>
        <table:table-row table:style-name="ro1">
          <table:table-cell office:value-type="float" office:value="532800" calcext:value-type="float">
            <text:p>532800</text:p>
          </table:table-cell>
          <table:table-cell office:value-type="float" office:value="35.60187237" calcext:value-type="float">
            <text:p>35.60187237</text:p>
          </table:table-cell>
          <table:table-cell table:number-columns-repeated="9"/>
        </table:table-row>
        <table:table-row table:style-name="ro1">
          <table:table-cell office:value-type="float" office:value="536400" calcext:value-type="float">
            <text:p>536400</text:p>
          </table:table-cell>
          <table:table-cell office:value-type="float" office:value="27.13899686" calcext:value-type="float">
            <text:p>27.13899686</text:p>
          </table:table-cell>
          <table:table-cell table:number-columns-repeated="9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19.79900045" calcext:value-type="float">
            <text:p>19.79900045</text:p>
          </table:table-cell>
          <table:table-cell table:number-columns-repeated="9"/>
        </table:table-row>
        <table:table-row table:style-name="ro1">
          <table:table-cell office:value-type="float" office:value="543600" calcext:value-type="float">
            <text:p>543600</text:p>
          </table:table-cell>
          <table:table-cell office:value-type="float" office:value="19.49351128" calcext:value-type="float">
            <text:p>19.49351128</text:p>
          </table:table-cell>
          <table:table-cell table:number-columns-repeated="9"/>
        </table:table-row>
        <table:table-row table:style-name="ro1">
          <table:table-cell office:value-type="float" office:value="547200" calcext:value-type="float">
            <text:p>547200</text:p>
          </table:table-cell>
          <table:table-cell office:value-type="float" office:value="26.75919952" calcext:value-type="float">
            <text:p>26.75919952</text:p>
          </table:table-cell>
          <table:table-cell table:number-columns-repeated="9"/>
        </table:table-row>
        <table:table-row table:style-name="ro1">
          <table:table-cell office:value-type="float" office:value="550800" calcext:value-type="float">
            <text:p>550800</text:p>
          </table:table-cell>
          <table:table-cell office:value-type="float" office:value="28.57562158" calcext:value-type="float">
            <text:p>28.57562158</text:p>
          </table:table-cell>
          <table:table-cell table:number-columns-repeated="9"/>
        </table:table-row>
        <table:table-row table:style-name="ro1">
          <table:table-cell office:value-type="float" office:value="554400" calcext:value-type="float">
            <text:p>554400</text:p>
          </table:table-cell>
          <table:table-cell office:value-type="float" office:value="34.73494366" calcext:value-type="float">
            <text:p>34.73494366</text:p>
          </table:table-cell>
          <table:table-cell table:number-columns-repeated="9"/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40.40713436" calcext:value-type="float">
            <text:p>40.40713436</text:p>
          </table:table-cell>
          <table:table-cell table:number-columns-repeated="9"/>
        </table:table-row>
        <table:table-row table:style-name="ro1">
          <table:table-cell office:value-type="float" office:value="561600" calcext:value-type="float">
            <text:p>561600</text:p>
          </table:table-cell>
          <table:table-cell office:value-type="float" office:value="49.33237185" calcext:value-type="float">
            <text:p>49.33237185</text:p>
          </table:table-cell>
          <table:table-cell table:number-columns-repeated="9"/>
        </table:table-row>
        <table:table-row table:style-name="ro1">
          <table:table-cell office:value-type="float" office:value="565200" calcext:value-type="float">
            <text:p>565200</text:p>
          </table:table-cell>
          <table:table-cell office:value-type="float" office:value="35.36243491" calcext:value-type="float">
            <text:p>35.36243491</text:p>
          </table:table-cell>
          <table:table-cell table:number-columns-repeated="9"/>
        </table:table-row>
        <table:table-row table:style-name="ro1">
          <table:table-cell office:value-type="float" office:value="568800" calcext:value-type="float">
            <text:p>568800</text:p>
          </table:table-cell>
          <table:table-cell office:value-type="float" office:value="30.07829801" calcext:value-type="float">
            <text:p>30.07829801</text:p>
          </table:table-cell>
          <table:table-cell table:number-columns-repeated="9"/>
        </table:table-row>
        <table:table-row table:style-name="ro1">
          <table:table-cell office:value-type="float" office:value="572400" calcext:value-type="float">
            <text:p>572400</text:p>
          </table:table-cell>
          <table:table-cell office:value-type="float" office:value="28.63341683" calcext:value-type="float">
            <text:p>28.63341683</text:p>
          </table:table-cell>
          <table:table-cell table:number-columns-repeated="9"/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26.98212405" calcext:value-type="float">
            <text:p>26.98212405</text:p>
          </table:table-cell>
          <table:table-cell table:number-columns-repeated="9"/>
        </table:table-row>
        <table:table-row table:style-name="ro1">
          <table:table-cell office:value-type="float" office:value="579600" calcext:value-type="float">
            <text:p>579600</text:p>
          </table:table-cell>
          <table:table-cell office:value-type="float" office:value="19.71643581" calcext:value-type="float">
            <text:p>19.71643581</text:p>
          </table:table-cell>
          <table:table-cell table:number-columns-repeated="9"/>
        </table:table-row>
        <table:table-row table:style-name="ro1">
          <table:table-cell office:value-type="float" office:value="583200" calcext:value-type="float">
            <text:p>583200</text:p>
          </table:table-cell>
          <table:table-cell office:value-type="float" office:value="11.59207533" calcext:value-type="float">
            <text:p>11.59207533</text:p>
          </table:table-cell>
          <table:table-cell table:number-columns-repeated="9"/>
        </table:table-row>
        <table:table-row table:style-name="ro1">
          <table:table-cell office:value-type="float" office:value="586800" calcext:value-type="float">
            <text:p>586800</text:p>
          </table:table-cell>
          <table:table-cell office:value-type="float" office:value="6.91066029" calcext:value-type="float">
            <text:p>6.91066029</text:p>
          </table:table-cell>
          <table:table-cell table:number-columns-repeated="9"/>
        </table:table-row>
        <table:table-row table:style-name="ro1">
          <table:table-cell office:value-type="float" office:value="590400" calcext:value-type="float">
            <text:p>590400</text:p>
          </table:table-cell>
          <table:table-cell office:value-type="float" office:value="0.743081752" calcext:value-type="float">
            <text:p>0.743081752</text:p>
          </table:table-cell>
          <table:table-cell table:number-columns-repeated="9"/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7600" calcext:value-type="float">
            <text:p>59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1200" calcext:value-type="float">
            <text:p>60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4800" calcext:value-type="float">
            <text:p>60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8400" calcext:value-type="float">
            <text:p>60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5600" calcext:value-type="float">
            <text:p>61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9200" calcext:value-type="float">
            <text:p>61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2800" calcext:value-type="float">
            <text:p>62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6400" calcext:value-type="float">
            <text:p>62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3600" calcext:value-type="float">
            <text:p>63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7200" calcext:value-type="float">
            <text:p>63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0800" calcext:value-type="float">
            <text:p>64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4400" calcext:value-type="float">
            <text:p>64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1600" calcext:value-type="float">
            <text:p>65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5200" calcext:value-type="float">
            <text:p>65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8800" calcext:value-type="float">
            <text:p>658800</text:p>
          </table:table-cell>
          <table:table-cell office:value-type="float" office:value="0.792620535" calcext:value-type="float">
            <text:p>0.792620535</text:p>
          </table:table-cell>
          <table:table-cell table:number-columns-repeated="9"/>
        </table:table-row>
        <table:table-row table:style-name="ro1">
          <table:table-cell office:value-type="float" office:value="662400" calcext:value-type="float">
            <text:p>662400</text:p>
          </table:table-cell>
          <table:table-cell office:value-type="float" office:value="1.502676431" calcext:value-type="float">
            <text:p>1.502676431</text:p>
          </table:table-cell>
          <table:table-cell table:number-columns-repeated="9"/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600" calcext:value-type="float">
            <text:p>66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3200" calcext:value-type="float">
            <text:p>67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6800" calcext:value-type="float">
            <text:p>67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0400" calcext:value-type="float">
            <text:p>68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7600" calcext:value-type="float">
            <text:p>68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1200" calcext:value-type="float">
            <text:p>69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4800" calcext:value-type="float">
            <text:p>69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8400" calcext:value-type="float">
            <text:p>69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5600" calcext:value-type="float">
            <text:p>70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9200" calcext:value-type="float">
            <text:p>70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2800" calcext:value-type="float">
            <text:p>71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6400" calcext:value-type="float">
            <text:p>71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3600" calcext:value-type="float">
            <text:p>72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7200" calcext:value-type="float">
            <text:p>727200</text:p>
          </table:table-cell>
          <table:table-cell office:value-type="float" office:value="2.856736512" calcext:value-type="float">
            <text:p>2.856736512</text:p>
          </table:table-cell>
          <table:table-cell table:number-columns-repeated="9"/>
        </table:table-row>
        <table:table-row table:style-name="ro1">
          <table:table-cell office:value-type="float" office:value="730800" calcext:value-type="float">
            <text:p>730800</text:p>
          </table:table-cell>
          <table:table-cell office:value-type="float" office:value="6.357477208" calcext:value-type="float">
            <text:p>6.357477208</text:p>
          </table:table-cell>
          <table:table-cell table:number-columns-repeated="9"/>
        </table:table-row>
        <table:table-row table:style-name="ro1">
          <table:table-cell office:value-type="float" office:value="734400" calcext:value-type="float">
            <text:p>734400</text:p>
          </table:table-cell>
          <table:table-cell office:value-type="float" office:value="13.36721507" calcext:value-type="float">
            <text:p>13.36721507</text:p>
          </table:table-cell>
          <table:table-cell table:number-columns-repeated="9"/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26.51150561" calcext:value-type="float">
            <text:p>26.51150561</text:p>
          </table:table-cell>
          <table:table-cell table:number-columns-repeated="9"/>
        </table:table-row>
        <table:table-row table:style-name="ro1">
          <table:table-cell office:value-type="float" office:value="741600" calcext:value-type="float">
            <text:p>741600</text:p>
          </table:table-cell>
          <table:table-cell office:value-type="float" office:value="25.30606188" calcext:value-type="float">
            <text:p>25.30606188</text:p>
          </table:table-cell>
          <table:table-cell table:number-columns-repeated="9"/>
        </table:table-row>
        <table:table-row table:style-name="ro1">
          <table:table-cell office:value-type="float" office:value="745200" calcext:value-type="float">
            <text:p>745200</text:p>
          </table:table-cell>
          <table:table-cell office:value-type="float" office:value="21.47506262" calcext:value-type="float">
            <text:p>21.47506262</text:p>
          </table:table-cell>
          <table:table-cell table:number-columns-repeated="9"/>
        </table:table-row>
        <table:table-row table:style-name="ro1">
          <table:table-cell office:value-type="float" office:value="748800" calcext:value-type="float">
            <text:p>748800</text:p>
          </table:table-cell>
          <table:table-cell office:value-type="float" office:value="19.32012554" calcext:value-type="float">
            <text:p>19.32012554</text:p>
          </table:table-cell>
          <table:table-cell table:number-columns-repeated="9"/>
        </table:table-row>
        <table:table-row table:style-name="ro1">
          <table:table-cell office:value-type="float" office:value="752400" calcext:value-type="float">
            <text:p>752400</text:p>
          </table:table-cell>
          <table:table-cell office:value-type="float" office:value="12.16177134" calcext:value-type="float">
            <text:p>12.16177134</text:p>
          </table:table-cell>
          <table:table-cell table:number-columns-repeated="9"/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10.32883635" calcext:value-type="float">
            <text:p>10.32883635</text:p>
          </table:table-cell>
          <table:table-cell table:number-columns-repeated="9"/>
        </table:table-row>
        <table:table-row table:style-name="ro1">
          <table:table-cell office:value-type="float" office:value="759600" calcext:value-type="float">
            <text:p>759600</text:p>
          </table:table-cell>
          <table:table-cell office:value-type="float" office:value="6.621684054" calcext:value-type="float">
            <text:p>6.621684054</text:p>
          </table:table-cell>
          <table:table-cell table:number-columns-repeated="9"/>
        </table:table-row>
        <table:table-row table:style-name="ro1">
          <table:table-cell office:value-type="float" office:value="763200" calcext:value-type="float">
            <text:p>763200</text:p>
          </table:table-cell>
          <table:table-cell office:value-type="float" office:value="4.22730952" calcext:value-type="float">
            <text:p>4.22730952</text:p>
          </table:table-cell>
          <table:table-cell table:number-columns-repeated="9"/>
        </table:table-row>
        <table:table-row table:style-name="ro1">
          <table:table-cell office:value-type="float" office:value="766800" calcext:value-type="float">
            <text:p>766800</text:p>
          </table:table-cell>
          <table:table-cell office:value-type="float" office:value="2.551247347" calcext:value-type="float">
            <text:p>2.551247347</text:p>
          </table:table-cell>
          <table:table-cell table:number-columns-repeated="9"/>
        </table:table-row>
        <table:table-row table:style-name="ro1">
          <table:table-cell office:value-type="float" office:value="770400" calcext:value-type="float">
            <text:p>770400</text:p>
          </table:table-cell>
          <table:table-cell office:value-type="float" office:value="0.792620535" calcext:value-type="float">
            <text:p>0.792620535</text:p>
          </table:table-cell>
          <table:table-cell table:number-columns-repeated="9"/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7600" calcext:value-type="float">
            <text:p>777600</text:p>
          </table:table-cell>
          <table:table-cell office:value-type="float" office:value="0.404566731" calcext:value-type="float">
            <text:p>0.404566731</text:p>
          </table:table-cell>
          <table:table-cell table:number-columns-repeated="9"/>
        </table:table-row>
        <table:table-row table:style-name="ro1">
          <table:table-cell office:value-type="float" office:value="781200" calcext:value-type="float">
            <text:p>781200</text:p>
          </table:table-cell>
          <table:table-cell office:value-type="float" office:value="2.220988791" calcext:value-type="float">
            <text:p>2.220988791</text:p>
          </table:table-cell>
          <table:table-cell table:number-columns-repeated="9"/>
        </table:table-row>
        <table:table-row table:style-name="ro1">
          <table:table-cell office:value-type="float" office:value="784800" calcext:value-type="float">
            <text:p>784800</text:p>
          </table:table-cell>
          <table:table-cell office:value-type="float" office:value="1.43662472" calcext:value-type="float">
            <text:p>1.43662472</text:p>
          </table:table-cell>
          <table:table-cell table:number-columns-repeated="9"/>
        </table:table-row>
        <table:table-row table:style-name="ro1">
          <table:table-cell office:value-type="float" office:value="788400" calcext:value-type="float">
            <text:p>788400</text:p>
          </table:table-cell>
          <table:table-cell office:value-type="float" office:value="1.354060081" calcext:value-type="float">
            <text:p>1.354060081</text:p>
          </table:table-cell>
          <table:table-cell table:number-columns-repeated="9"/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1.20544373" calcext:value-type="float">
            <text:p>1.20544373</text:p>
          </table:table-cell>
          <table:table-cell table:number-columns-repeated="9"/>
        </table:table-row>
        <table:table-row table:style-name="ro1">
          <table:table-cell office:value-type="float" office:value="795600" calcext:value-type="float">
            <text:p>795600</text:p>
          </table:table-cell>
          <table:table-cell office:value-type="float" office:value="1.048570916" calcext:value-type="float">
            <text:p>1.048570916</text:p>
          </table:table-cell>
          <table:table-cell table:number-columns-repeated="9"/>
        </table:table-row>
        <table:table-row table:style-name="ro1">
          <table:table-cell office:value-type="float" office:value="799200" calcext:value-type="float">
            <text:p>799200</text:p>
          </table:table-cell>
          <table:table-cell office:value-type="float" office:value="3.112686893" calcext:value-type="float">
            <text:p>3.112686893</text:p>
          </table:table-cell>
          <table:table-cell table:number-columns-repeated="9"/>
        </table:table-row>
        <table:table-row table:style-name="ro1">
          <table:table-cell office:value-type="float" office:value="802800" calcext:value-type="float">
            <text:p>802800</text:p>
          </table:table-cell>
          <table:table-cell office:value-type="float" office:value="13.43326678" calcext:value-type="float">
            <text:p>13.43326678</text:p>
          </table:table-cell>
          <table:table-cell table:number-columns-repeated="9"/>
        </table:table-row>
        <table:table-row table:style-name="ro1">
          <table:table-cell office:value-type="float" office:value="806400" calcext:value-type="float">
            <text:p>806400</text:p>
          </table:table-cell>
          <table:table-cell office:value-type="float" office:value="18.1394512" calcext:value-type="float">
            <text:p>18.1394512</text:p>
          </table:table-cell>
          <table:table-cell table:number-columns-repeated="9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29.44255029" calcext:value-type="float">
            <text:p>29.44255029</text:p>
          </table:table-cell>
          <table:table-cell table:number-columns-repeated="9"/>
        </table:table-row>
        <table:table-row table:style-name="ro1">
          <table:table-cell office:value-type="float" office:value="813600" calcext:value-type="float">
            <text:p>813600</text:p>
          </table:table-cell>
          <table:table-cell office:value-type="float" office:value="42.72720072" calcext:value-type="float">
            <text:p>42.72720072</text:p>
          </table:table-cell>
          <table:table-cell table:number-columns-repeated="9"/>
        </table:table-row>
        <table:table-row table:style-name="ro1">
          <table:table-cell office:value-type="float" office:value="817200" calcext:value-type="float">
            <text:p>817200</text:p>
          </table:table-cell>
          <table:table-cell office:value-type="float" office:value="61.9234793" calcext:value-type="float">
            <text:p>61.9234793</text:p>
          </table:table-cell>
          <table:table-cell table:number-columns-repeated="9"/>
        </table:table-row>
        <table:table-row table:style-name="ro1">
          <table:table-cell office:value-type="float" office:value="820800" calcext:value-type="float">
            <text:p>820800</text:p>
          </table:table-cell>
          <table:table-cell office:value-type="float" office:value="66.62966373" calcext:value-type="float">
            <text:p>66.62966373</text:p>
          </table:table-cell>
          <table:table-cell table:number-columns-repeated="9"/>
        </table:table-row>
        <table:table-row table:style-name="ro1">
          <table:table-cell office:value-type="float" office:value="824400" calcext:value-type="float">
            <text:p>824400</text:p>
          </table:table-cell>
          <table:table-cell office:value-type="float" office:value="71.74867135" calcext:value-type="float">
            <text:p>71.74867135</text:p>
          </table:table-cell>
          <table:table-cell table:number-columns-repeated="9"/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85.28927216" calcext:value-type="float">
            <text:p>85.28927216</text:p>
          </table:table-cell>
          <table:table-cell table:number-columns-repeated="9"/>
        </table:table-row>
        <table:table-row table:style-name="ro1">
          <table:table-cell office:value-type="float" office:value="831600" calcext:value-type="float">
            <text:p>831600</text:p>
          </table:table-cell>
          <table:table-cell office:value-type="float" office:value="88.17903453" calcext:value-type="float">
            <text:p>88.17903453</text:p>
          </table:table-cell>
          <table:table-cell table:number-columns-repeated="9"/>
        </table:table-row>
        <table:table-row table:style-name="ro1">
          <table:table-cell office:value-type="float" office:value="835200" calcext:value-type="float">
            <text:p>835200</text:p>
          </table:table-cell>
          <table:table-cell office:value-type="float" office:value="88.17903453" calcext:value-type="float">
            <text:p>88.17903453</text:p>
          </table:table-cell>
          <table:table-cell table:number-columns-repeated="9"/>
        </table:table-row>
        <table:table-row table:style-name="ro1">
          <table:table-cell office:value-type="float" office:value="838800" calcext:value-type="float">
            <text:p>838800</text:p>
          </table:table-cell>
          <table:table-cell office:value-type="float" office:value="87.35338814" calcext:value-type="float">
            <text:p>87.35338814</text:p>
          </table:table-cell>
          <table:table-cell table:number-columns-repeated="9"/>
        </table:table-row>
        <table:table-row table:style-name="ro1">
          <table:table-cell office:value-type="float" office:value="842400" calcext:value-type="float">
            <text:p>842400</text:p>
          </table:table-cell>
          <table:table-cell office:value-type="float" office:value="76.86767898" calcext:value-type="float">
            <text:p>76.86767898</text:p>
          </table:table-cell>
          <table:table-cell table:number-columns-repeated="9"/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28.78203318" calcext:value-type="float">
            <text:p>28.78203318</text:p>
          </table:table-cell>
          <table:table-cell table:number-columns-repeated="9"/>
        </table:table-row>
        <table:table-row table:style-name="ro1">
          <table:table-cell office:value-type="float" office:value="849600" calcext:value-type="float">
            <text:p>849600</text:p>
          </table:table-cell>
          <table:table-cell office:value-type="float" office:value="16.7688782" calcext:value-type="float">
            <text:p>16.7688782</text:p>
          </table:table-cell>
          <table:table-cell table:number-columns-repeated="9"/>
        </table:table-row>
        <table:table-row table:style-name="ro1">
          <table:table-cell office:value-type="float" office:value="853200" calcext:value-type="float">
            <text:p>853200</text:p>
          </table:table-cell>
          <table:table-cell office:value-type="float" office:value="18.51924854" calcext:value-type="float">
            <text:p>18.51924854</text:p>
          </table:table-cell>
          <table:table-cell table:number-columns-repeated="9"/>
        </table:table-row>
        <table:table-row table:style-name="ro1">
          <table:table-cell office:value-type="float" office:value="856800" calcext:value-type="float">
            <text:p>856800</text:p>
          </table:table-cell>
          <table:table-cell office:value-type="float" office:value="22.11081034" calcext:value-type="float">
            <text:p>22.11081034</text:p>
          </table:table-cell>
          <table:table-cell table:number-columns-repeated="9"/>
        </table:table-row>
        <table:table-row table:style-name="ro1">
          <table:table-cell office:value-type="float" office:value="860400" calcext:value-type="float">
            <text:p>860400</text:p>
          </table:table-cell>
          <table:table-cell office:value-type="float" office:value="18.22201584" calcext:value-type="float">
            <text:p>18.22201584</text:p>
          </table:table-cell>
          <table:table-cell table:number-columns-repeated="9"/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21.96219399" calcext:value-type="float">
            <text:p>21.96219399</text:p>
          </table:table-cell>
          <table:table-cell table:number-columns-repeated="9"/>
        </table:table-row>
        <table:table-row table:style-name="ro1">
          <table:table-cell office:value-type="float" office:value="867600" calcext:value-type="float">
            <text:p>867600</text:p>
          </table:table-cell>
          <table:table-cell office:value-type="float" office:value="15.97625766" calcext:value-type="float">
            <text:p>15.97625766</text:p>
          </table:table-cell>
          <table:table-cell table:number-columns-repeated="9"/>
        </table:table-row>
        <table:table-row table:style-name="ro1">
          <table:table-cell office:value-type="float" office:value="871200" calcext:value-type="float">
            <text:p>871200</text:p>
          </table:table-cell>
          <table:table-cell office:value-type="float" office:value="23.06856016" calcext:value-type="float">
            <text:p>23.06856016</text:p>
          </table:table-cell>
          <table:table-cell table:number-columns-repeated="9"/>
        </table:table-row>
        <table:table-row table:style-name="ro1">
          <table:table-cell office:value-type="float" office:value="874800" calcext:value-type="float">
            <text:p>874800</text:p>
          </table:table-cell>
          <table:table-cell office:value-type="float" office:value="22.82086624" calcext:value-type="float">
            <text:p>22.82086624</text:p>
          </table:table-cell>
          <table:table-cell table:number-columns-repeated="9"/>
        </table:table-row>
        <table:table-row table:style-name="ro1">
          <table:table-cell office:value-type="float" office:value="878400" calcext:value-type="float">
            <text:p>878400</text:p>
          </table:table-cell>
          <table:table-cell office:value-type="float" office:value="18.27981109" calcext:value-type="float">
            <text:p>18.27981109</text:p>
          </table:table-cell>
          <table:table-cell table:number-columns-repeated="9"/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20.35218353" calcext:value-type="float">
            <text:p>20.35218353</text:p>
          </table:table-cell>
          <table:table-cell table:number-columns-repeated="9"/>
        </table:table-row>
        <table:table-row table:style-name="ro1">
          <table:table-cell office:value-type="float" office:value="885600" calcext:value-type="float">
            <text:p>885600</text:p>
          </table:table-cell>
          <table:table-cell office:value-type="float" office:value="31.44887102" calcext:value-type="float">
            <text:p>31.44887102</text:p>
          </table:table-cell>
          <table:table-cell table:number-columns-repeated="9"/>
        </table:table-row>
        <table:table-row table:style-name="ro1">
          <table:table-cell office:value-type="float" office:value="889200" calcext:value-type="float">
            <text:p>889200</text:p>
          </table:table-cell>
          <table:table-cell office:value-type="float" office:value="57.25032073" calcext:value-type="float">
            <text:p>57.25032073</text:p>
          </table:table-cell>
          <table:table-cell table:number-columns-repeated="9"/>
        </table:table-row>
        <table:table-row table:style-name="ro1">
          <table:table-cell office:value-type="float" office:value="892800" calcext:value-type="float">
            <text:p>892800</text:p>
          </table:table-cell>
          <table:table-cell office:value-type="float" office:value="78.68410103" calcext:value-type="float">
            <text:p>78.68410103</text:p>
          </table:table-cell>
          <table:table-cell table:number-columns-repeated="9"/>
        </table:table-row>
        <table:table-row table:style-name="ro1">
          <table:table-cell office:value-type="float" office:value="896400" calcext:value-type="float">
            <text:p>896400</text:p>
          </table:table-cell>
          <table:table-cell office:value-type="float" office:value="93.05034823" calcext:value-type="float">
            <text:p>93.05034823</text:p>
          </table:table-cell>
          <table:table-cell table:number-columns-repeated="9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09.3155821" calcext:value-type="float">
            <text:p>109.3155821</text:p>
          </table:table-cell>
          <table:table-cell table:number-columns-repeated="9"/>
        </table:table-row>
        <table:table-row table:style-name="ro1">
          <table:table-cell office:value-type="float" office:value="903600" calcext:value-type="float">
            <text:p>903600</text:p>
          </table:table-cell>
          <table:table-cell office:value-type="float" office:value="114.9299776" calcext:value-type="float">
            <text:p>114.9299776</text:p>
          </table:table-cell>
          <table:table-cell table:number-columns-repeated="9"/>
        </table:table-row>
        <table:table-row table:style-name="ro1">
          <table:table-cell office:value-type="float" office:value="907200" calcext:value-type="float">
            <text:p>907200</text:p>
          </table:table-cell>
          <table:table-cell office:value-type="float" office:value="112.2053445" calcext:value-type="float">
            <text:p>112.2053445</text:p>
          </table:table-cell>
          <table:table-cell table:number-columns-repeated="9"/>
        </table:table-row>
        <table:table-row table:style-name="ro1">
          <table:table-cell office:value-type="float" office:value="910800" calcext:value-type="float">
            <text:p>910800</text:p>
          </table:table-cell>
          <table:table-cell office:value-type="float" office:value="113.1961202" calcext:value-type="float">
            <text:p>113.1961202</text:p>
          </table:table-cell>
          <table:table-cell table:number-columns-repeated="9"/>
        </table:table-row>
        <table:table-row table:style-name="ro1">
          <table:table-cell office:value-type="float" office:value="914400" calcext:value-type="float">
            <text:p>914400</text:p>
          </table:table-cell>
          <table:table-cell office:value-type="float" office:value="112.7007323" calcext:value-type="float">
            <text:p>112.7007323</text:p>
          </table:table-cell>
          <table:table-cell table:number-columns-repeated="9"/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106.0955612" calcext:value-type="float">
            <text:p>106.0955612</text:p>
          </table:table-cell>
          <table:table-cell table:number-columns-repeated="9"/>
        </table:table-row>
        <table:table-row table:style-name="ro1">
          <table:table-cell office:value-type="float" office:value="921600" calcext:value-type="float">
            <text:p>921600</text:p>
          </table:table-cell>
          <table:table-cell office:value-type="float" office:value="95.11446421" calcext:value-type="float">
            <text:p>95.11446421</text:p>
          </table:table-cell>
          <table:table-cell table:number-columns-repeated="9"/>
        </table:table-row>
        <table:table-row table:style-name="ro1">
          <table:table-cell office:value-type="float" office:value="925200" calcext:value-type="float">
            <text:p>925200</text:p>
          </table:table-cell>
          <table:table-cell office:value-type="float" office:value="77.69332537" calcext:value-type="float">
            <text:p>77.69332537</text:p>
          </table:table-cell>
          <table:table-cell table:number-columns-repeated="9"/>
        </table:table-row>
        <table:table-row table:style-name="ro1">
          <table:table-cell office:value-type="float" office:value="928800" calcext:value-type="float">
            <text:p>928800</text:p>
          </table:table-cell>
          <table:table-cell office:value-type="float" office:value="56.24303214" calcext:value-type="float">
            <text:p>56.24303214</text:p>
          </table:table-cell>
          <table:table-cell table:number-columns-repeated="9"/>
        </table:table-row>
        <table:table-row table:style-name="ro1">
          <table:table-cell office:value-type="float" office:value="932400" calcext:value-type="float">
            <text:p>932400</text:p>
          </table:table-cell>
          <table:table-cell office:value-type="float" office:value="33.89278434" calcext:value-type="float">
            <text:p>33.89278434</text:p>
          </table:table-cell>
          <table:table-cell table:number-columns-repeated="9"/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22.40804304" calcext:value-type="float">
            <text:p>22.40804304</text:p>
          </table:table-cell>
          <table:table-cell table:number-columns-repeated="9"/>
        </table:table-row>
        <table:table-row table:style-name="ro1">
          <table:table-cell office:value-type="float" office:value="939600" calcext:value-type="float">
            <text:p>939600</text:p>
          </table:table-cell>
          <table:table-cell office:value-type="float" office:value="9.205957256" calcext:value-type="float">
            <text:p>9.205957256</text:p>
          </table:table-cell>
          <table:table-cell table:number-columns-repeated="9"/>
        </table:table-row>
        <table:table-row table:style-name="ro1">
          <table:table-cell office:value-type="float" office:value="943200" calcext:value-type="float">
            <text:p>943200</text:p>
          </table:table-cell>
          <table:table-cell office:value-type="float" office:value="5.738242415" calcext:value-type="float">
            <text:p>5.738242415</text:p>
          </table:table-cell>
          <table:table-cell table:number-columns-repeated="9"/>
        </table:table-row>
        <table:table-row table:style-name="ro1">
          <table:table-cell office:value-type="float" office:value="946800" calcext:value-type="float">
            <text:p>946800</text:p>
          </table:table-cell>
          <table:table-cell office:value-type="float" office:value="1.981551338" calcext:value-type="float">
            <text:p>1.981551338</text:p>
          </table:table-cell>
          <table:table-cell table:number-columns-repeated="9"/>
        </table:table-row>
        <table:table-row table:style-name="ro1">
          <table:table-cell office:value-type="float" office:value="950400" calcext:value-type="float">
            <text:p>95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7600" calcext:value-type="float">
            <text:p>95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1200" calcext:value-type="float">
            <text:p>96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4800" calcext:value-type="float">
            <text:p>96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8400" calcext:value-type="float">
            <text:p>96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.56969601" calcext:value-type="float">
            <text:p>0.56969601</text:p>
          </table:table-cell>
          <table:table-cell table:number-columns-repeated="9"/>
        </table:table-row>
        <table:table-row table:style-name="ro1">
          <table:table-cell office:value-type="float" office:value="975600" calcext:value-type="float">
            <text:p>975600</text:p>
          </table:table-cell>
          <table:table-cell office:value-type="float" office:value="14.1598356" calcext:value-type="float">
            <text:p>14.1598356</text:p>
          </table:table-cell>
          <table:table-cell table:number-columns-repeated="9"/>
        </table:table-row>
        <table:table-row table:style-name="ro1">
          <table:table-cell office:value-type="float" office:value="979200" calcext:value-type="float">
            <text:p>979200</text:p>
          </table:table-cell>
          <table:table-cell office:value-type="float" office:value="27.37017785" calcext:value-type="float">
            <text:p>27.37017785</text:p>
          </table:table-cell>
          <table:table-cell table:number-columns-repeated="9"/>
        </table:table-row>
        <table:table-row table:style-name="ro1">
          <table:table-cell office:value-type="float" office:value="982800" calcext:value-type="float">
            <text:p>982800</text:p>
          </table:table-cell>
          <table:table-cell office:value-type="float" office:value="41.27406307" calcext:value-type="float">
            <text:p>41.27406307</text:p>
          </table:table-cell>
          <table:table-cell table:number-columns-repeated="9"/>
        </table:table-row>
        <table:table-row table:style-name="ro1">
          <table:table-cell office:value-type="float" office:value="986400" calcext:value-type="float">
            <text:p>986400</text:p>
          </table:table-cell>
          <table:table-cell office:value-type="float" office:value="51.90838858" calcext:value-type="float">
            <text:p>51.90838858</text:p>
          </table:table-cell>
          <table:table-cell table:number-columns-repeated="9"/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55.22748707" calcext:value-type="float">
            <text:p>55.22748707</text:p>
          </table:table-cell>
          <table:table-cell table:number-columns-repeated="9"/>
        </table:table-row>
        <table:table-row table:style-name="ro1">
          <table:table-cell office:value-type="float" office:value="993600" calcext:value-type="float">
            <text:p>993600</text:p>
          </table:table-cell>
          <table:table-cell office:value-type="float" office:value="49.55529637" calcext:value-type="float">
            <text:p>49.55529637</text:p>
          </table:table-cell>
          <table:table-cell table:number-columns-repeated="9"/>
        </table:table-row>
        <table:table-row table:style-name="ro1">
          <table:table-cell office:value-type="float" office:value="997200" calcext:value-type="float">
            <text:p>997200</text:p>
          </table:table-cell>
          <table:table-cell office:value-type="float" office:value="49.49750112" calcext:value-type="float">
            <text:p>49.49750112</text:p>
          </table:table-cell>
          <table:table-cell table:number-columns-repeated="9"/>
        </table:table-row>
        <table:table-row table:style-name="ro1">
          <table:table-cell office:value-type="float" office:value="1000800" calcext:value-type="float">
            <text:p>1000800</text:p>
          </table:table-cell>
          <table:table-cell office:value-type="float" office:value="54.49266179" calcext:value-type="float">
            <text:p>54.49266179</text:p>
          </table:table-cell>
          <table:table-cell table:number-columns-repeated="9"/>
        </table:table-row>
        <table:table-row table:style-name="ro1">
          <table:table-cell office:value-type="float" office:value="1004400" calcext:value-type="float">
            <text:p>1004400</text:p>
          </table:table-cell>
          <table:table-cell office:value-type="float" office:value="66.38196981" calcext:value-type="float">
            <text:p>66.38196981</text:p>
          </table:table-cell>
          <table:table-cell table:number-columns-repeated="9"/>
        </table:table-row>
        <table:table-row table:style-name="ro1">
          <table:table-cell office:value-type="float" office:value="1008000" calcext:value-type="float">
            <text:p>1008000</text:p>
          </table:table-cell>
          <table:table-cell office:value-type="float" office:value="72.24405919" calcext:value-type="float">
            <text:p>72.24405919</text:p>
          </table:table-cell>
          <table:table-cell table:number-columns-repeated="9"/>
        </table:table-row>
        <table:table-row table:style-name="ro1">
          <table:table-cell office:value-type="float" office:value="1011600" calcext:value-type="float">
            <text:p>1011600</text:p>
          </table:table-cell>
          <table:table-cell office:value-type="float" office:value="72.98714094" calcext:value-type="float">
            <text:p>72.98714094</text:p>
          </table:table-cell>
          <table:table-cell table:number-columns-repeated="9"/>
        </table:table-row>
        <table:table-row table:style-name="ro1">
          <table:table-cell office:value-type="float" office:value="1015200" calcext:value-type="float">
            <text:p>1015200</text:p>
          </table:table-cell>
          <table:table-cell office:value-type="float" office:value="57.29160305" calcext:value-type="float">
            <text:p>57.29160305</text:p>
          </table:table-cell>
          <table:table-cell table:number-columns-repeated="9"/>
        </table:table-row>
        <table:table-row table:style-name="ro1">
          <table:table-cell office:value-type="float" office:value="1018800" calcext:value-type="float">
            <text:p>1018800</text:p>
          </table:table-cell>
          <table:table-cell office:value-type="float" office:value="42.39694216" calcext:value-type="float">
            <text:p>42.39694216</text:p>
          </table:table-cell>
          <table:table-cell table:number-columns-repeated="9"/>
        </table:table-row>
        <table:table-row table:style-name="ro1">
          <table:table-cell office:value-type="float" office:value="1022400" calcext:value-type="float">
            <text:p>1022400</text:p>
          </table:table-cell>
          <table:table-cell office:value-type="float" office:value="38.64025109" calcext:value-type="float">
            <text:p>38.64025109</text:p>
          </table:table-cell>
          <table:table-cell table:number-columns-repeated="9"/>
        </table:table-row>
        <table:table-row table:style-name="ro1">
          <table:table-cell office:value-type="float" office:value="1026000" calcext:value-type="float">
            <text:p>1026000</text:p>
          </table:table-cell>
          <table:table-cell office:value-type="float" office:value="33.27354955" calcext:value-type="float">
            <text:p>33.27354955</text:p>
          </table:table-cell>
          <table:table-cell table:number-columns-repeated="9"/>
        </table:table-row>
        <table:table-row table:style-name="ro1">
          <table:table-cell office:value-type="float" office:value="1029600" calcext:value-type="float">
            <text:p>1029600</text:p>
          </table:table-cell>
          <table:table-cell office:value-type="float" office:value="56.11918518" calcext:value-type="float">
            <text:p>56.11918518</text:p>
          </table:table-cell>
          <table:table-cell table:number-columns-repeated="9"/>
        </table:table-row>
        <table:table-row table:style-name="ro1">
          <table:table-cell office:value-type="float" office:value="1033200" calcext:value-type="float">
            <text:p>1033200</text:p>
          </table:table-cell>
          <table:table-cell office:value-type="float" office:value="66.46453445" calcext:value-type="float">
            <text:p>66.46453445</text:p>
          </table:table-cell>
          <table:table-cell table:number-columns-repeated="9"/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65.14350023" calcext:value-type="float">
            <text:p>65.14350023</text:p>
          </table:table-cell>
          <table:table-cell table:number-columns-repeated="9"/>
        </table:table-row>
        <table:table-row table:style-name="ro1">
          <table:table-cell office:value-type="float" office:value="1040400" calcext:value-type="float">
            <text:p>1040400</text:p>
          </table:table-cell>
          <table:table-cell office:value-type="float" office:value="57.65488746" calcext:value-type="float">
            <text:p>57.65488746</text:p>
          </table:table-cell>
          <table:table-cell table:number-columns-repeated="9"/>
        </table:table-row>
        <table:table-row table:style-name="ro1">
          <table:table-cell office:value-type="float" office:value="1044000" calcext:value-type="float">
            <text:p>1044000</text:p>
          </table:table-cell>
          <table:table-cell office:value-type="float" office:value="53.05603707" calcext:value-type="float">
            <text:p>53.05603707</text:p>
          </table:table-cell>
          <table:table-cell table:number-columns-repeated="9"/>
        </table:table-row>
        <table:table-row table:style-name="ro1">
          <table:table-cell office:value-type="float" office:value="1047600" calcext:value-type="float">
            <text:p>1047600</text:p>
          </table:table-cell>
          <table:table-cell office:value-type="float" office:value="45.95547811" calcext:value-type="float">
            <text:p>45.95547811</text:p>
          </table:table-cell>
          <table:table-cell table:number-columns-repeated="9"/>
        </table:table-row>
        <table:table-row table:style-name="ro1">
          <table:table-cell office:value-type="float" office:value="1051200" calcext:value-type="float">
            <text:p>1051200</text:p>
          </table:table-cell>
          <table:table-cell office:value-type="float" office:value="40.26677448" calcext:value-type="float">
            <text:p>40.26677448</text:p>
          </table:table-cell>
          <table:table-cell table:number-columns-repeated="9"/>
        </table:table-row>
        <table:table-row table:style-name="ro1">
          <table:table-cell office:value-type="float" office:value="1054800" calcext:value-type="float">
            <text:p>1054800</text:p>
          </table:table-cell>
          <table:table-cell office:value-type="float" office:value="37.76506591" calcext:value-type="float">
            <text:p>37.76506591</text:p>
          </table:table-cell>
          <table:table-cell table:number-columns-repeated="9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float" office:value="46.99579256" calcext:value-type="float">
            <text:p>46.99579256</text:p>
          </table:table-cell>
          <table:table-cell table:number-columns-repeated="9"/>
        </table:table-row>
        <table:table-row table:style-name="ro1">
          <table:table-cell office:value-type="float" office:value="1062000" calcext:value-type="float">
            <text:p>1062000</text:p>
          </table:table-cell>
          <table:table-cell office:value-type="float" office:value="62.25373786" calcext:value-type="float">
            <text:p>62.25373786</text:p>
          </table:table-cell>
          <table:table-cell table:number-columns-repeated="9"/>
        </table:table-row>
        <table:table-row table:style-name="ro1">
          <table:table-cell office:value-type="float" office:value="1065600" calcext:value-type="float">
            <text:p>1065600</text:p>
          </table:table-cell>
          <table:table-cell office:value-type="float" office:value="89.66519803" calcext:value-type="float">
            <text:p>89.66519803</text:p>
          </table:table-cell>
          <table:table-cell table:number-columns-repeated="9"/>
        </table:table-row>
        <table:table-row table:style-name="ro1">
          <table:table-cell office:value-type="float" office:value="1069200" calcext:value-type="float">
            <text:p>1069200</text:p>
          </table:table-cell>
          <table:table-cell office:value-type="float" office:value="88.01390525" calcext:value-type="float">
            <text:p>88.01390525</text:p>
          </table:table-cell>
          <table:table-cell table:number-columns-repeated="9"/>
        </table:table-row>
        <table:table-row table:style-name="ro1">
          <table:table-cell office:value-type="float" office:value="1072800" calcext:value-type="float">
            <text:p>1072800</text:p>
          </table:table-cell>
          <table:table-cell office:value-type="float" office:value="80.17026454" calcext:value-type="float">
            <text:p>80.17026454</text:p>
          </table:table-cell>
          <table:table-cell table:number-columns-repeated="9"/>
        </table:table-row>
        <table:table-row table:style-name="ro1">
          <table:table-cell office:value-type="float" office:value="1076400" calcext:value-type="float">
            <text:p>1076400</text:p>
          </table:table-cell>
          <table:table-cell office:value-type="float" office:value="82.15181588" calcext:value-type="float">
            <text:p>82.15181588</text:p>
          </table:table-cell>
          <table:table-cell table:number-columns-repeated="9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73.64765805" calcext:value-type="float">
            <text:p>73.64765805</text:p>
          </table:table-cell>
          <table:table-cell table:number-columns-repeated="9"/>
        </table:table-row>
        <table:table-row table:style-name="ro1">
          <table:table-cell office:value-type="float" office:value="1083600" calcext:value-type="float">
            <text:p>1083600</text:p>
          </table:table-cell>
          <table:table-cell office:value-type="float" office:value="71.0055896" calcext:value-type="float">
            <text:p>71.0055896</text:p>
          </table:table-cell>
          <table:table-cell table:number-columns-repeated="9"/>
        </table:table-row>
        <table:table-row table:style-name="ro1">
          <table:table-cell office:value-type="float" office:value="1087200" calcext:value-type="float">
            <text:p>1087200</text:p>
          </table:table-cell>
          <table:table-cell office:value-type="float" office:value="61.67578539" calcext:value-type="float">
            <text:p>61.67578539</text:p>
          </table:table-cell>
          <table:table-cell table:number-columns-repeated="9"/>
        </table:table-row>
        <table:table-row table:style-name="ro1">
          <table:table-cell office:value-type="float" office:value="1090800" calcext:value-type="float">
            <text:p>1090800</text:p>
          </table:table-cell>
          <table:table-cell office:value-type="float" office:value="64.40041848" calcext:value-type="float">
            <text:p>64.40041848</text:p>
          </table:table-cell>
          <table:table-cell table:number-columns-repeated="9"/>
        </table:table-row>
        <table:table-row table:style-name="ro1">
          <table:table-cell office:value-type="float" office:value="1094400" calcext:value-type="float">
            <text:p>1094400</text:p>
          </table:table-cell>
          <table:table-cell office:value-type="float" office:value="54.23671141" calcext:value-type="float">
            <text:p>54.23671141</text:p>
          </table:table-cell>
          <table:table-cell table:number-columns-repeated="9"/>
        </table:table-row>
        <table:table-row table:style-name="ro1">
          <table:table-cell office:value-type="float" office:value="1098000" calcext:value-type="float">
            <text:p>1098000</text:p>
          </table:table-cell>
          <table:table-cell office:value-type="float" office:value="43.693207" calcext:value-type="float">
            <text:p>43.693207</text:p>
          </table:table-cell>
          <table:table-cell table:number-columns-repeated="9"/>
        </table:table-row>
        <table:table-row table:style-name="ro1">
          <table:table-cell office:value-type="float" office:value="1101600" calcext:value-type="float">
            <text:p>1101600</text:p>
          </table:table-cell>
          <table:table-cell office:value-type="float" office:value="31.84518129" calcext:value-type="float">
            <text:p>31.84518129</text:p>
          </table:table-cell>
          <table:table-cell table:number-columns-repeated="9"/>
        </table:table-row>
        <table:table-row table:style-name="ro1">
          <table:table-cell office:value-type="float" office:value="1105200" calcext:value-type="float">
            <text:p>1105200</text:p>
          </table:table-cell>
          <table:table-cell office:value-type="float" office:value="25.92529667" calcext:value-type="float">
            <text:p>25.92529667</text:p>
          </table:table-cell>
          <table:table-cell table:number-columns-repeated="9"/>
        </table:table-row>
        <table:table-row table:style-name="ro1">
          <table:table-cell office:value-type="float" office:value="1108800" calcext:value-type="float">
            <text:p>1108800</text:p>
          </table:table-cell>
          <table:table-cell office:value-type="float" office:value="35.05694575" calcext:value-type="float">
            <text:p>35.05694575</text:p>
          </table:table-cell>
          <table:table-cell table:number-columns-repeated="9"/>
        </table:table-row>
        <table:table-row table:style-name="ro1">
          <table:table-cell office:value-type="float" office:value="1112400" calcext:value-type="float">
            <text:p>1112400</text:p>
          </table:table-cell>
          <table:table-cell office:value-type="float" office:value="34.80925183" calcext:value-type="float">
            <text:p>34.80925183</text:p>
          </table:table-cell>
          <table:table-cell table:number-columns-repeated="9"/>
        </table:table-row>
        <table:table-row table:style-name="ro1">
          <table:table-cell office:value-type="float" office:value="1116000" calcext:value-type="float">
            <text:p>1116000</text:p>
          </table:table-cell>
          <table:table-cell office:value-type="float" office:value="36.56787864" calcext:value-type="float">
            <text:p>36.56787864</text:p>
          </table:table-cell>
          <table:table-cell table:number-columns-repeated="9"/>
        </table:table-row>
        <table:table-row table:style-name="ro1">
          <table:table-cell office:value-type="float" office:value="1119600" calcext:value-type="float">
            <text:p>1119600</text:p>
          </table:table-cell>
          <table:table-cell office:value-type="float" office:value="31.78738604" calcext:value-type="float">
            <text:p>31.78738604</text:p>
          </table:table-cell>
          <table:table-cell table:number-columns-repeated="9"/>
        </table:table-row>
        <table:table-row table:style-name="ro1">
          <table:table-cell office:value-type="float" office:value="1123200" calcext:value-type="float">
            <text:p>1123200</text:p>
          </table:table-cell>
          <table:table-cell office:value-type="float" office:value="28.99670124" calcext:value-type="float">
            <text:p>28.99670124</text:p>
          </table:table-cell>
          <table:table-cell table:number-columns-repeated="9"/>
        </table:table-row>
        <table:table-row table:style-name="ro1">
          <table:table-cell office:value-type="float" office:value="1126800" calcext:value-type="float">
            <text:p>1126800</text:p>
          </table:table-cell>
          <table:table-cell office:value-type="float" office:value="18.5522744" calcext:value-type="float">
            <text:p>18.5522744</text:p>
          </table:table-cell>
          <table:table-cell table:number-columns-repeated="9"/>
        </table:table-row>
        <table:table-row table:style-name="ro1">
          <table:table-cell office:value-type="float" office:value="1130400" calcext:value-type="float">
            <text:p>1130400</text:p>
          </table:table-cell>
          <table:table-cell office:value-type="float" office:value="5.812550591" calcext:value-type="float">
            <text:p>5.812550591</text:p>
          </table:table-cell>
          <table:table-cell table:number-columns-repeated="9"/>
        </table:table-row>
        <table:table-row table:style-name="ro1">
          <table:table-cell office:value-type="float" office:value="1134000" calcext:value-type="float">
            <text:p>113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7600" calcext:value-type="float">
            <text:p>113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1200" calcext:value-type="float">
            <text:p>114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4800" calcext:value-type="float">
            <text:p>114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8400" calcext:value-type="float">
            <text:p>114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2000" calcext:value-type="float">
            <text:p>1152000</text:p>
          </table:table-cell>
          <table:table-cell office:value-type="float" office:value="5.341932148" calcext:value-type="float">
            <text:p>5.341932148</text:p>
          </table:table-cell>
          <table:table-cell table:number-columns-repeated="9"/>
        </table:table-row>
        <table:table-row table:style-name="ro1">
          <table:table-cell office:value-type="float" office:value="1155600" calcext:value-type="float">
            <text:p>1155600</text:p>
          </table:table-cell>
          <table:table-cell office:value-type="float" office:value="5.878602302" calcext:value-type="float">
            <text:p>5.878602302</text:p>
          </table:table-cell>
          <table:table-cell table:number-columns-repeated="9"/>
        </table:table-row>
        <table:table-row table:style-name="ro1">
          <table:table-cell office:value-type="float" office:value="1159200" calcext:value-type="float">
            <text:p>1159200</text:p>
          </table:table-cell>
          <table:table-cell office:value-type="float" office:value="11.52602361" calcext:value-type="float">
            <text:p>11.52602361</text:p>
          </table:table-cell>
          <table:table-cell table:number-columns-repeated="9"/>
        </table:table-row>
        <table:table-row table:style-name="ro1">
          <table:table-cell office:value-type="float" office:value="1162800" calcext:value-type="float">
            <text:p>1162800</text:p>
          </table:table-cell>
          <table:table-cell office:value-type="float" office:value="10.5682738" calcext:value-type="float">
            <text:p>10.5682738</text:p>
          </table:table-cell>
          <table:table-cell table:number-columns-repeated="9"/>
        </table:table-row>
        <table:table-row table:style-name="ro1">
          <table:table-cell office:value-type="float" office:value="1166400" calcext:value-type="float">
            <text:p>1166400</text:p>
          </table:table-cell>
          <table:table-cell office:value-type="float" office:value="11.27007323" calcext:value-type="float">
            <text:p>11.27007323</text:p>
          </table:table-cell>
          <table:table-cell table:number-columns-repeated="9"/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18.83299417" calcext:value-type="float">
            <text:p>18.83299417</text:p>
          </table:table-cell>
          <table:table-cell table:number-columns-repeated="9"/>
        </table:table-row>
        <table:table-row table:style-name="ro1">
          <table:table-cell office:value-type="float" office:value="1173600" calcext:value-type="float">
            <text:p>1173600</text:p>
          </table:table-cell>
          <table:table-cell office:value-type="float" office:value="23.70430788" calcext:value-type="float">
            <text:p>23.70430788</text:p>
          </table:table-cell>
          <table:table-cell table:number-columns-repeated="9"/>
        </table:table-row>
        <table:table-row table:style-name="ro1">
          <table:table-cell office:value-type="float" office:value="1177200" calcext:value-type="float">
            <text:p>1177200</text:p>
          </table:table-cell>
          <table:table-cell office:value-type="float" office:value="32.57175011" calcext:value-type="float">
            <text:p>32.57175011</text:p>
          </table:table-cell>
          <table:table-cell table:number-columns-repeated="9"/>
        </table:table-row>
        <table:table-row table:style-name="ro1">
          <table:table-cell office:value-type="float" office:value="1180800" calcext:value-type="float">
            <text:p>1180800</text:p>
          </table:table-cell>
          <table:table-cell office:value-type="float" office:value="34.08268301" calcext:value-type="float">
            <text:p>34.08268301</text:p>
          </table:table-cell>
          <table:table-cell table:number-columns-repeated="9"/>
        </table:table-row>
        <table:table-row table:style-name="ro1">
          <table:table-cell office:value-type="float" office:value="1184400" calcext:value-type="float">
            <text:p>1184400</text:p>
          </table:table-cell>
          <table:table-cell office:value-type="float" office:value="29.36824212" calcext:value-type="float">
            <text:p>29.36824212</text:p>
          </table:table-cell>
          <table:table-cell table:number-columns-repeated="9"/>
        </table:table-row>
        <table:table-row table:style-name="ro1">
          <table:table-cell office:value-type="float" office:value="1188000" calcext:value-type="float">
            <text:p>1188000</text:p>
          </table:table-cell>
          <table:table-cell office:value-type="float" office:value="29.98747691" calcext:value-type="float">
            <text:p>29.98747691</text:p>
          </table:table-cell>
          <table:table-cell table:number-columns-repeated="9"/>
        </table:table-row>
        <table:table-row table:style-name="ro1">
          <table:table-cell office:value-type="float" office:value="1191600" calcext:value-type="float">
            <text:p>119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5200" calcext:value-type="float">
            <text:p>119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8800" calcext:value-type="float">
            <text:p>119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2400" calcext:value-type="float">
            <text:p>1202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6000" calcext:value-type="float">
            <text:p>120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9600" calcext:value-type="float">
            <text:p>120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3200" calcext:value-type="float">
            <text:p>121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6800" calcext:value-type="float">
            <text:p>121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0400" calcext:value-type="float">
            <text:p>122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4000" calcext:value-type="float">
            <text:p>1224000</text:p>
          </table:table-cell>
          <table:table-cell office:value-type="float" office:value="5.89511523" calcext:value-type="float">
            <text:p>5.89511523</text:p>
          </table:table-cell>
          <table:table-cell table:number-columns-repeated="9"/>
        </table:table-row>
        <table:table-row table:style-name="ro1">
          <table:table-cell office:value-type="float" office:value="1227600" calcext:value-type="float">
            <text:p>1227600</text:p>
          </table:table-cell>
          <table:table-cell office:value-type="float" office:value="5.193315798" calcext:value-type="float">
            <text:p>5.193315798</text:p>
          </table:table-cell>
          <table:table-cell table:number-columns-repeated="9"/>
        </table:table-row>
        <table:table-row table:style-name="ro1">
          <table:table-cell office:value-type="float" office:value="1231200" calcext:value-type="float">
            <text:p>1231200</text:p>
          </table:table-cell>
          <table:table-cell office:value-type="float" office:value="13.60665252" calcext:value-type="float">
            <text:p>13.60665252</text:p>
          </table:table-cell>
          <table:table-cell table:number-columns-repeated="9"/>
        </table:table-row>
        <table:table-row table:style-name="ro1">
          <table:table-cell office:value-type="float" office:value="1234800" calcext:value-type="float">
            <text:p>1234800</text:p>
          </table:table-cell>
          <table:table-cell office:value-type="float" office:value="32.66257122" calcext:value-type="float">
            <text:p>32.66257122</text:p>
          </table:table-cell>
          <table:table-cell table:number-columns-repeated="9"/>
        </table:table-row>
        <table:table-row table:style-name="ro1">
          <table:table-cell office:value-type="float" office:value="1238400" calcext:value-type="float">
            <text:p>1238400</text:p>
          </table:table-cell>
          <table:table-cell office:value-type="float" office:value="35.45325602" calcext:value-type="float">
            <text:p>35.45325602</text:p>
          </table:table-cell>
          <table:table-cell table:number-columns-repeated="9"/>
        </table:table-row>
        <table:table-row table:style-name="ro1">
          <table:table-cell office:value-type="float" office:value="1242000" calcext:value-type="float">
            <text:p>1242000</text:p>
          </table:table-cell>
          <table:table-cell office:value-type="float" office:value="48.61405949" calcext:value-type="float">
            <text:p>48.614059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99" calcext:value-type="float">
            <text:p>-99</text:p>
          </table:table-cell>
          <table:table-cell table:number-columns-repeated="9"/>
        </table:table-row>
      </table:table>
      <table:table table:name="5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Qmelt</text:p>
          </table:table-cell>
          <table:table-cell/>
          <table:table-cell office:value-type="string" calcext:value-type="string">
            <text:p>mm/day</text:p>
          </table:table-cell>
          <table:table-cell office:value-type="string" calcext:value-type="string">
            <text:p>(second</text:p>
          </table:table-cell>
          <table:table-cell office:value-type="string" calcext:value-type="string">
            <text:p>column);</text:p>
          </table:table-cell>
          <table:table-cell office:value-type="string" calcext:value-type="string">
            <text:p>t(second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Qmelt_info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.438295833" calcext:value-type="float">
            <text:p>2.438295833</text:p>
          </table:table-cell>
          <table:table-cell table:number-columns-repeated="9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.261101561" calcext:value-type="float">
            <text:p>7.261101561</text:p>
          </table:table-cell>
          <table:table-cell table:number-columns-repeated="9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.139605207" calcext:value-type="float">
            <text:p>8.139605207</text:p>
          </table:table-cell>
          <table:table-cell table:number-columns-repeated="9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.9664151" calcext:value-type="float">
            <text:p>13.9664151</text:p>
          </table:table-cell>
          <table:table-cell table:number-columns-repeated="9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5.03257395" calcext:value-type="float">
            <text:p>35.03257395</text:p>
          </table:table-cell>
          <table:table-cell table:number-columns-repeated="9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8.77010103" calcext:value-type="float">
            <text:p>58.77010103</text:p>
          </table:table-cell>
          <table:table-cell table:number-columns-repeated="9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3.4500885" calcext:value-type="float">
            <text:p>193.4500885</text:p>
          </table:table-cell>
          <table:table-cell table:number-columns-repeated="9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4.0088697" calcext:value-type="float">
            <text:p>244.0088697</text:p>
          </table:table-cell>
          <table:table-cell table:number-columns-repeated="9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6.0802239" calcext:value-type="float">
            <text:p>226.0802239</text:p>
          </table:table-cell>
          <table:table-cell table:number-columns-repeated="9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7.6328385" calcext:value-type="float">
            <text:p>167.6328385</text:p>
          </table:table-cell>
          <table:table-cell table:number-columns-repeated="9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4.5682312" calcext:value-type="float">
            <text:p>124.5682312</text:p>
          </table:table-cell>
          <table:table-cell table:number-columns-repeated="9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4.7475177" calcext:value-type="float">
            <text:p>124.7475177</text:p>
          </table:table-cell>
          <table:table-cell table:number-columns-repeated="9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4.402689" calcext:value-type="float">
            <text:p>114.402689</text:p>
          </table:table-cell>
          <table:table-cell table:number-columns-repeated="9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1.48987967" calcext:value-type="float">
            <text:p>91.48987967</text:p>
          </table:table-cell>
          <table:table-cell table:number-columns-repeated="9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600" calcext:value-type="float">
            <text:p>11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6.275026041" calcext:value-type="float">
            <text:p>6.275026041</text:p>
          </table:table-cell>
          <table:table-cell table:number-columns-repeated="9"/>
        </table:table-row>
        <table:table-row table:style-name="ro1">
          <table:table-cell office:value-type="float" office:value="118800" calcext:value-type="float">
            <text:p>118800</text:p>
          </table:table-cell>
          <table:table-cell office:value-type="float" office:value="55.29194374" calcext:value-type="float">
            <text:p>55.29194374</text:p>
          </table:table-cell>
          <table:table-cell table:number-columns-repeated="9"/>
        </table:table-row>
        <table:table-row table:style-name="ro1">
          <table:table-cell office:value-type="float" office:value="122400" calcext:value-type="float">
            <text:p>122400</text:p>
          </table:table-cell>
          <table:table-cell office:value-type="float" office:value="189.3265" calcext:value-type="float">
            <text:p>189.3265</text:p>
          </table:table-cell>
          <table:table-cell table:number-columns-repeated="9"/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238.4509895" calcext:value-type="float">
            <text:p>238.4509895</text:p>
          </table:table-cell>
          <table:table-cell table:number-columns-repeated="9"/>
        </table:table-row>
        <table:table-row table:style-name="ro1">
          <table:table-cell office:value-type="float" office:value="129600" calcext:value-type="float">
            <text:p>129600</text:p>
          </table:table-cell>
          <table:table-cell office:value-type="float" office:value="228.9488072" calcext:value-type="float">
            <text:p>228.9488072</text:p>
          </table:table-cell>
          <table:table-cell table:number-columns-repeated="9"/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155.0827864" calcext:value-type="float">
            <text:p>155.0827864</text:p>
          </table:table-cell>
          <table:table-cell table:number-columns-repeated="9"/>
        </table:table-row>
        <table:table-row table:style-name="ro1">
          <table:table-cell office:value-type="float" office:value="136800" calcext:value-type="float">
            <text:p>136800</text:p>
          </table:table-cell>
          <table:table-cell office:value-type="float" office:value="134.1062708" calcext:value-type="float">
            <text:p>134.1062708</text:p>
          </table:table-cell>
          <table:table-cell table:number-columns-repeated="9"/>
        </table:table-row>
        <table:table-row table:style-name="ro1">
          <table:table-cell office:value-type="float" office:value="140400" calcext:value-type="float">
            <text:p>140400</text:p>
          </table:table-cell>
          <table:table-cell office:value-type="float" office:value="125.1060906" calcext:value-type="float">
            <text:p>125.1060906</text:p>
          </table:table-cell>
          <table:table-cell table:number-columns-repeated="9"/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101.6554219" calcext:value-type="float">
            <text:p>101.6554219</text:p>
          </table:table-cell>
          <table:table-cell table:number-columns-repeated="9"/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85.25071092" calcext:value-type="float">
            <text:p>85.25071092</text:p>
          </table:table-cell>
          <table:table-cell table:number-columns-repeated="9"/>
        </table:table-row>
        <table:table-row table:style-name="ro1">
          <table:table-cell office:value-type="float" office:value="151200" calcext:value-type="float">
            <text:p>15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800" calcext:value-type="float">
            <text:p>15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400" calcext:value-type="float">
            <text:p>15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600" calcext:value-type="float">
            <text:p>16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200" calcext:value-type="float">
            <text:p>16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400" calcext:value-type="float">
            <text:p>17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600" calcext:value-type="float">
            <text:p>18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200" calcext:value-type="float">
            <text:p>18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800" calcext:value-type="float">
            <text:p>19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400" calcext:value-type="float">
            <text:p>19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600" calcext:value-type="float">
            <text:p>201600</text:p>
          </table:table-cell>
          <table:table-cell office:value-type="float" office:value="10.68547291" calcext:value-type="float">
            <text:p>10.68547291</text:p>
          </table:table-cell>
          <table:table-cell table:number-columns-repeated="9"/>
        </table:table-row>
        <table:table-row table:style-name="ro1">
          <table:table-cell office:value-type="float" office:value="205200" calcext:value-type="float">
            <text:p>205200</text:p>
          </table:table-cell>
          <table:table-cell office:value-type="float" office:value="35.42700416" calcext:value-type="float">
            <text:p>35.42700416</text:p>
          </table:table-cell>
          <table:table-cell table:number-columns-repeated="9"/>
        </table:table-row>
        <table:table-row table:style-name="ro1">
          <table:table-cell office:value-type="float" office:value="208800" calcext:value-type="float">
            <text:p>208800</text:p>
          </table:table-cell>
          <table:table-cell office:value-type="float" office:value="124.2993015" calcext:value-type="float">
            <text:p>124.2993015</text:p>
          </table:table-cell>
          <table:table-cell table:number-columns-repeated="9"/>
        </table:table-row>
        <table:table-row table:style-name="ro1">
          <table:table-cell office:value-type="float" office:value="212400" calcext:value-type="float">
            <text:p>212400</text:p>
          </table:table-cell>
          <table:table-cell office:value-type="float" office:value="111.6596062" calcext:value-type="float">
            <text:p>111.6596062</text:p>
          </table:table-cell>
          <table:table-cell table:number-columns-repeated="9"/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97.85454894" calcext:value-type="float">
            <text:p>97.85454894</text:p>
          </table:table-cell>
          <table:table-cell table:number-columns-repeated="9"/>
        </table:table-row>
        <table:table-row table:style-name="ro1">
          <table:table-cell office:value-type="float" office:value="219600" calcext:value-type="float">
            <text:p>219600</text:p>
          </table:table-cell>
          <table:table-cell office:value-type="float" office:value="97.11947446" calcext:value-type="float">
            <text:p>97.11947446</text:p>
          </table:table-cell>
          <table:table-cell table:number-columns-repeated="9"/>
        </table:table-row>
        <table:table-row table:style-name="ro1">
          <table:table-cell office:value-type="float" office:value="223200" calcext:value-type="float">
            <text:p>223200</text:p>
          </table:table-cell>
          <table:table-cell office:value-type="float" office:value="94.19710519" calcext:value-type="float">
            <text:p>94.19710519</text:p>
          </table:table-cell>
          <table:table-cell table:number-columns-repeated="9"/>
        </table:table-row>
        <table:table-row table:style-name="ro1">
          <table:table-cell office:value-type="float" office:value="226800" calcext:value-type="float">
            <text:p>226800</text:p>
          </table:table-cell>
          <table:table-cell office:value-type="float" office:value="84.2646354" calcext:value-type="float">
            <text:p>84.2646354</text:p>
          </table:table-cell>
          <table:table-cell table:number-columns-repeated="9"/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77.63103644" calcext:value-type="float">
            <text:p>77.63103644</text:p>
          </table:table-cell>
          <table:table-cell table:number-columns-repeated="9"/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75.73059999" calcext:value-type="float">
            <text:p>75.73059999</text:p>
          </table:table-cell>
          <table:table-cell table:number-columns-repeated="9"/>
        </table:table-row>
        <table:table-row table:style-name="ro1">
          <table:table-cell office:value-type="float" office:value="237600" calcext:value-type="float">
            <text:p>237600</text:p>
          </table:table-cell>
          <table:table-cell office:value-type="float" office:value="83.2068453" calcext:value-type="float">
            <text:p>83.2068453</text:p>
          </table:table-cell>
          <table:table-cell table:number-columns-repeated="9"/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float" office:value="78.68882655" calcext:value-type="float">
            <text:p>78.68882655</text:p>
          </table:table-cell>
          <table:table-cell table:number-columns-repeated="9"/>
        </table:table-row>
        <table:table-row table:style-name="ro1">
          <table:table-cell office:value-type="float" office:value="244800" calcext:value-type="float">
            <text:p>244800</text:p>
          </table:table-cell>
          <table:table-cell office:value-type="float" office:value="68.30814061" calcext:value-type="float">
            <text:p>68.30814061</text:p>
          </table:table-cell>
          <table:table-cell table:number-columns-repeated="9"/>
        </table:table-row>
        <table:table-row table:style-name="ro1">
          <table:table-cell office:value-type="float" office:value="248400" calcext:value-type="float">
            <text:p>248400</text:p>
          </table:table-cell>
          <table:table-cell office:value-type="float" office:value="67.07106405" calcext:value-type="float">
            <text:p>67.07106405</text:p>
          </table:table-cell>
          <table:table-cell table:number-columns-repeated="9"/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81.66498176" calcext:value-type="float">
            <text:p>81.66498176</text:p>
          </table:table-cell>
          <table:table-cell table:number-columns-repeated="9"/>
        </table:table-row>
        <table:table-row table:style-name="ro1">
          <table:table-cell office:value-type="float" office:value="255600" calcext:value-type="float">
            <text:p>255600</text:p>
          </table:table-cell>
          <table:table-cell office:value-type="float" office:value="57.21030884" calcext:value-type="float">
            <text:p>57.21030884</text:p>
          </table:table-cell>
          <table:table-cell table:number-columns-repeated="9"/>
        </table:table-row>
        <table:table-row table:style-name="ro1">
          <table:table-cell office:value-type="float" office:value="259200" calcext:value-type="float">
            <text:p>259200</text:p>
          </table:table-cell>
          <table:table-cell office:value-type="float" office:value="35.08635989" calcext:value-type="float">
            <text:p>35.08635989</text:p>
          </table:table-cell>
          <table:table-cell table:number-columns-repeated="9"/>
        </table:table-row>
        <table:table-row table:style-name="ro1">
          <table:table-cell office:value-type="float" office:value="262800" calcext:value-type="float">
            <text:p>262800</text:p>
          </table:table-cell>
          <table:table-cell office:value-type="float" office:value="39.38923489" calcext:value-type="float">
            <text:p>39.38923489</text:p>
          </table:table-cell>
          <table:table-cell table:number-columns-repeated="9"/>
        </table:table-row>
        <table:table-row table:style-name="ro1">
          <table:table-cell office:value-type="float" office:value="266400" calcext:value-type="float">
            <text:p>266400</text:p>
          </table:table-cell>
          <table:table-cell office:value-type="float" office:value="39.56852135" calcext:value-type="float">
            <text:p>39.56852135</text:p>
          </table:table-cell>
          <table:table-cell table:number-columns-repeated="9"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27.26947031" calcext:value-type="float">
            <text:p>27.26947031</text:p>
          </table:table-cell>
          <table:table-cell table:number-columns-repeated="9"/>
        </table:table-row>
        <table:table-row table:style-name="ro1">
          <table:table-cell office:value-type="float" office:value="273600" calcext:value-type="float">
            <text:p>273600</text:p>
          </table:table-cell>
          <table:table-cell office:value-type="float" office:value="18.28721875" calcext:value-type="float">
            <text:p>18.28721875</text:p>
          </table:table-cell>
          <table:table-cell table:number-columns-repeated="9"/>
        </table:table-row>
        <table:table-row table:style-name="ro1">
          <table:table-cell office:value-type="float" office:value="277200" calcext:value-type="float">
            <text:p>277200</text:p>
          </table:table-cell>
          <table:table-cell office:value-type="float" office:value="21.9088052" calcext:value-type="float">
            <text:p>21.9088052</text:p>
          </table:table-cell>
          <table:table-cell table:number-columns-repeated="9"/>
        </table:table-row>
        <table:table-row table:style-name="ro1">
          <table:table-cell office:value-type="float" office:value="280800" calcext:value-type="float">
            <text:p>280800</text:p>
          </table:table-cell>
          <table:table-cell office:value-type="float" office:value="27.43082812" calcext:value-type="float">
            <text:p>27.43082812</text:p>
          </table:table-cell>
          <table:table-cell table:number-columns-repeated="9"/>
        </table:table-row>
        <table:table-row table:style-name="ro1">
          <table:table-cell office:value-type="float" office:value="284400" calcext:value-type="float">
            <text:p>284400</text:p>
          </table:table-cell>
          <table:table-cell office:value-type="float" office:value="37.11229687" calcext:value-type="float">
            <text:p>37.11229687</text:p>
          </table:table-cell>
          <table:table-cell table:number-columns-repeated="9"/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62.40961613" calcext:value-type="float">
            <text:p>62.40961613</text:p>
          </table:table-cell>
          <table:table-cell table:number-columns-repeated="9"/>
        </table:table-row>
        <table:table-row table:style-name="ro1">
          <table:table-cell office:value-type="float" office:value="291600" calcext:value-type="float">
            <text:p>291600</text:p>
          </table:table-cell>
          <table:table-cell office:value-type="float" office:value="75.74852863" calcext:value-type="float">
            <text:p>75.74852863</text:p>
          </table:table-cell>
          <table:table-cell table:number-columns-repeated="9"/>
        </table:table-row>
        <table:table-row table:style-name="ro1">
          <table:table-cell office:value-type="float" office:value="295200" calcext:value-type="float">
            <text:p>295200</text:p>
          </table:table-cell>
          <table:table-cell office:value-type="float" office:value="116.9485567" calcext:value-type="float">
            <text:p>116.9485567</text:p>
          </table:table-cell>
          <table:table-cell table:number-columns-repeated="9"/>
        </table:table-row>
        <table:table-row table:style-name="ro1">
          <table:table-cell office:value-type="float" office:value="298800" calcext:value-type="float">
            <text:p>298800</text:p>
          </table:table-cell>
          <table:table-cell office:value-type="float" office:value="59.05695936" calcext:value-type="float">
            <text:p>59.05695936</text:p>
          </table:table-cell>
          <table:table-cell table:number-columns-repeated="9"/>
        </table:table-row>
        <table:table-row table:style-name="ro1">
          <table:table-cell office:value-type="float" office:value="302400" calcext:value-type="float">
            <text:p>302400</text:p>
          </table:table-cell>
          <table:table-cell office:value-type="float" office:value="49.53684843" calcext:value-type="float">
            <text:p>49.53684843</text:p>
          </table:table-cell>
          <table:table-cell table:number-columns-repeated="9"/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33.83135468" calcext:value-type="float">
            <text:p>33.83135468</text:p>
          </table:table-cell>
          <table:table-cell table:number-columns-repeated="9"/>
        </table:table-row>
        <table:table-row table:style-name="ro1">
          <table:table-cell office:value-type="float" office:value="309600" calcext:value-type="float">
            <text:p>309600</text:p>
          </table:table-cell>
          <table:table-cell office:value-type="float" office:value="9.161538019" calcext:value-type="float">
            <text:p>9.161538019</text:p>
          </table:table-cell>
          <table:table-cell table:number-columns-repeated="9"/>
        </table:table-row>
        <table:table-row table:style-name="ro1">
          <table:table-cell office:value-type="float" office:value="313200" calcext:value-type="float">
            <text:p>31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800" calcext:value-type="float">
            <text:p>31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400" calcext:value-type="float">
            <text:p>32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600" calcext:value-type="float">
            <text:p>32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200" calcext:value-type="float">
            <text:p>33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800" calcext:value-type="float">
            <text:p>33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400" calcext:value-type="float">
            <text:p>33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600" calcext:value-type="float">
            <text:p>34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9200" calcext:value-type="float">
            <text:p>34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800" calcext:value-type="float">
            <text:p>35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400" calcext:value-type="float">
            <text:p>35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600" calcext:value-type="float">
            <text:p>36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200" calcext:value-type="float">
            <text:p>36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800" calcext:value-type="float">
            <text:p>37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400" calcext:value-type="float">
            <text:p>37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600" calcext:value-type="float">
            <text:p>381600</text:p>
          </table:table-cell>
          <table:table-cell office:value-type="float" office:value="40.42909635" calcext:value-type="float">
            <text:p>40.42909635</text:p>
          </table:table-cell>
          <table:table-cell table:number-columns-repeated="9"/>
        </table:table-row>
        <table:table-row table:style-name="ro1">
          <table:table-cell office:value-type="float" office:value="385200" calcext:value-type="float">
            <text:p>385200</text:p>
          </table:table-cell>
          <table:table-cell office:value-type="float" office:value="69.13285832" calcext:value-type="float">
            <text:p>69.13285832</text:p>
          </table:table-cell>
          <table:table-cell table:number-columns-repeated="9"/>
        </table:table-row>
        <table:table-row table:style-name="ro1">
          <table:table-cell office:value-type="float" office:value="388800" calcext:value-type="float">
            <text:p>388800</text:p>
          </table:table-cell>
          <table:table-cell office:value-type="float" office:value="27.10811249" calcext:value-type="float">
            <text:p>27.10811249</text:p>
          </table:table-cell>
          <table:table-cell table:number-columns-repeated="9"/>
        </table:table-row>
        <table:table-row table:style-name="ro1">
          <table:table-cell office:value-type="float" office:value="392400" calcext:value-type="float">
            <text:p>392400</text:p>
          </table:table-cell>
          <table:table-cell office:value-type="float" office:value="6.902528645" calcext:value-type="float">
            <text:p>6.902528645</text:p>
          </table:table-cell>
          <table:table-cell table:number-columns-repeated="9"/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9600" calcext:value-type="float">
            <text:p>399600</text:p>
          </table:table-cell>
          <table:table-cell office:value-type="float" office:value="4.625590624" calcext:value-type="float">
            <text:p>4.625590624</text:p>
          </table:table-cell>
          <table:table-cell table:number-columns-repeated="9"/>
        </table:table-row>
        <table:table-row table:style-name="ro1">
          <table:table-cell office:value-type="float" office:value="403200" calcext:value-type="float">
            <text:p>40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800" calcext:value-type="float">
            <text:p>40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400" calcext:value-type="float">
            <text:p>41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600" calcext:value-type="float">
            <text:p>41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200" calcext:value-type="float">
            <text:p>42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800" calcext:value-type="float">
            <text:p>42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400" calcext:value-type="float">
            <text:p>42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600" calcext:value-type="float">
            <text:p>43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200" calcext:value-type="float">
            <text:p>43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800" calcext:value-type="float">
            <text:p>44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400" calcext:value-type="float">
            <text:p>44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600" calcext:value-type="float">
            <text:p>45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200" calcext:value-type="float">
            <text:p>45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800" calcext:value-type="float">
            <text:p>460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400" calcext:value-type="float">
            <text:p>46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59.63067603" calcext:value-type="float">
            <text:p>59.63067603</text:p>
          </table:table-cell>
          <table:table-cell table:number-columns-repeated="9"/>
        </table:table-row>
        <table:table-row table:style-name="ro1">
          <table:table-cell office:value-type="float" office:value="471600" calcext:value-type="float">
            <text:p>471600</text:p>
          </table:table-cell>
          <table:table-cell office:value-type="float" office:value="92.79867082" calcext:value-type="float">
            <text:p>92.79867082</text:p>
          </table:table-cell>
          <table:table-cell table:number-columns-repeated="9"/>
        </table:table-row>
        <table:table-row table:style-name="ro1">
          <table:table-cell office:value-type="float" office:value="475200" calcext:value-type="float">
            <text:p>475200</text:p>
          </table:table-cell>
          <table:table-cell office:value-type="float" office:value="90.55759009" calcext:value-type="float">
            <text:p>90.55759009</text:p>
          </table:table-cell>
          <table:table-cell table:number-columns-repeated="9"/>
        </table:table-row>
        <table:table-row table:style-name="ro1">
          <table:table-cell office:value-type="float" office:value="478800" calcext:value-type="float">
            <text:p>478800</text:p>
          </table:table-cell>
          <table:table-cell office:value-type="float" office:value="50.25399426" calcext:value-type="float">
            <text:p>50.25399426</text:p>
          </table:table-cell>
          <table:table-cell table:number-columns-repeated="9"/>
        </table:table-row>
        <table:table-row table:style-name="ro1">
          <table:table-cell office:value-type="float" office:value="482400" calcext:value-type="float">
            <text:p>482400</text:p>
          </table:table-cell>
          <table:table-cell office:value-type="float" office:value="55.81187447" calcext:value-type="float">
            <text:p>55.81187447</text:p>
          </table:table-cell>
          <table:table-cell table:number-columns-repeated="9"/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59.23624582" calcext:value-type="float">
            <text:p>59.23624582</text:p>
          </table:table-cell>
          <table:table-cell table:number-columns-repeated="9"/>
        </table:table-row>
        <table:table-row table:style-name="ro1">
          <table:table-cell office:value-type="float" office:value="489600" calcext:value-type="float">
            <text:p>489600</text:p>
          </table:table-cell>
          <table:table-cell office:value-type="float" office:value="58.75217238" calcext:value-type="float">
            <text:p>58.75217238</text:p>
          </table:table-cell>
          <table:table-cell table:number-columns-repeated="9"/>
        </table:table-row>
        <table:table-row table:style-name="ro1">
          <table:table-cell office:value-type="float" office:value="493200" calcext:value-type="float">
            <text:p>493200</text:p>
          </table:table-cell>
          <table:table-cell office:value-type="float" office:value="29.16990677" calcext:value-type="float">
            <text:p>29.16990677</text:p>
          </table:table-cell>
          <table:table-cell table:number-columns-repeated="9"/>
        </table:table-row>
        <table:table-row table:style-name="ro1">
          <table:table-cell office:value-type="float" office:value="496800" calcext:value-type="float">
            <text:p>49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400" calcext:value-type="float">
            <text:p>50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600" calcext:value-type="float">
            <text:p>50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1200" calcext:value-type="float">
            <text:p>51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4800" calcext:value-type="float">
            <text:p>51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5600" calcext:value-type="float">
            <text:p>52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9200" calcext:value-type="float">
            <text:p>52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2800" calcext:value-type="float">
            <text:p>53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6400" calcext:value-type="float">
            <text:p>53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3600" calcext:value-type="float">
            <text:p>54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7200" calcext:value-type="float">
            <text:p>547200</text:p>
          </table:table-cell>
          <table:table-cell office:value-type="float" office:value="2.241080729" calcext:value-type="float">
            <text:p>2.241080729</text:p>
          </table:table-cell>
          <table:table-cell table:number-columns-repeated="9"/>
        </table:table-row>
        <table:table-row table:style-name="ro1">
          <table:table-cell office:value-type="float" office:value="550800" calcext:value-type="float">
            <text:p>550800</text:p>
          </table:table-cell>
          <table:table-cell office:value-type="float" office:value="57.37166666" calcext:value-type="float">
            <text:p>57.37166666</text:p>
          </table:table-cell>
          <table:table-cell table:number-columns-repeated="9"/>
        </table:table-row>
        <table:table-row table:style-name="ro1">
          <table:table-cell office:value-type="float" office:value="554400" calcext:value-type="float">
            <text:p>554400</text:p>
          </table:table-cell>
          <table:table-cell office:value-type="float" office:value="167.0949791" calcext:value-type="float">
            <text:p>167.0949791</text:p>
          </table:table-cell>
          <table:table-cell table:number-columns-repeated="9"/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250.4631822" calcext:value-type="float">
            <text:p>250.4631822</text:p>
          </table:table-cell>
          <table:table-cell table:number-columns-repeated="9"/>
        </table:table-row>
        <table:table-row table:style-name="ro1">
          <table:table-cell office:value-type="float" office:value="561600" calcext:value-type="float">
            <text:p>561600</text:p>
          </table:table-cell>
          <table:table-cell office:value-type="float" office:value="260.8617968" calcext:value-type="float">
            <text:p>260.8617968</text:p>
          </table:table-cell>
          <table:table-cell table:number-columns-repeated="9"/>
        </table:table-row>
        <table:table-row table:style-name="ro1">
          <table:table-cell office:value-type="float" office:value="565200" calcext:value-type="float">
            <text:p>565200</text:p>
          </table:table-cell>
          <table:table-cell office:value-type="float" office:value="195.601526" calcext:value-type="float">
            <text:p>195.601526</text:p>
          </table:table-cell>
          <table:table-cell table:number-columns-repeated="9"/>
        </table:table-row>
        <table:table-row table:style-name="ro1">
          <table:table-cell office:value-type="float" office:value="568800" calcext:value-type="float">
            <text:p>568800</text:p>
          </table:table-cell>
          <table:table-cell office:value-type="float" office:value="139.1262916" calcext:value-type="float">
            <text:p>139.1262916</text:p>
          </table:table-cell>
          <table:table-cell table:number-columns-repeated="9"/>
        </table:table-row>
        <table:table-row table:style-name="ro1">
          <table:table-cell office:value-type="float" office:value="572400" calcext:value-type="float">
            <text:p>572400</text:p>
          </table:table-cell>
          <table:table-cell office:value-type="float" office:value="121.6100047" calcext:value-type="float">
            <text:p>121.6100047</text:p>
          </table:table-cell>
          <table:table-cell table:number-columns-repeated="9"/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78.31232499" calcext:value-type="float">
            <text:p>78.31232499</text:p>
          </table:table-cell>
          <table:table-cell table:number-columns-repeated="9"/>
        </table:table-row>
        <table:table-row table:style-name="ro1">
          <table:table-cell office:value-type="float" office:value="579600" calcext:value-type="float">
            <text:p>579600</text:p>
          </table:table-cell>
          <table:table-cell office:value-type="float" office:value="47.63641197" calcext:value-type="float">
            <text:p>47.63641197</text:p>
          </table:table-cell>
          <table:table-cell table:number-columns-repeated="9"/>
        </table:table-row>
        <table:table-row table:style-name="ro1">
          <table:table-cell office:value-type="float" office:value="583200" calcext:value-type="float">
            <text:p>583200</text:p>
          </table:table-cell>
          <table:table-cell office:value-type="float" office:value="10.00418437" calcext:value-type="float">
            <text:p>10.00418437</text:p>
          </table:table-cell>
          <table:table-cell table:number-columns-repeated="9"/>
        </table:table-row>
        <table:table-row table:style-name="ro1">
          <table:table-cell office:value-type="float" office:value="586800" calcext:value-type="float">
            <text:p>58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0400" calcext:value-type="float">
            <text:p>59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7600" calcext:value-type="float">
            <text:p>59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1200" calcext:value-type="float">
            <text:p>60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4800" calcext:value-type="float">
            <text:p>60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8400" calcext:value-type="float">
            <text:p>60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5600" calcext:value-type="float">
            <text:p>61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9200" calcext:value-type="float">
            <text:p>61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2800" calcext:value-type="float">
            <text:p>62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6400" calcext:value-type="float">
            <text:p>62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3600" calcext:value-type="float">
            <text:p>63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7200" calcext:value-type="float">
            <text:p>637200</text:p>
          </table:table-cell>
          <table:table-cell office:value-type="float" office:value="15.20349166" calcext:value-type="float">
            <text:p>15.20349166</text:p>
          </table:table-cell>
          <table:table-cell table:number-columns-repeated="9"/>
        </table:table-row>
        <table:table-row table:style-name="ro1">
          <table:table-cell office:value-type="float" office:value="640800" calcext:value-type="float">
            <text:p>640800</text:p>
          </table:table-cell>
          <table:table-cell office:value-type="float" office:value="66.73041978" calcext:value-type="float">
            <text:p>66.73041978</text:p>
          </table:table-cell>
          <table:table-cell table:number-columns-repeated="9"/>
        </table:table-row>
        <table:table-row table:style-name="ro1">
          <table:table-cell office:value-type="float" office:value="644400" calcext:value-type="float">
            <text:p>644400</text:p>
          </table:table-cell>
          <table:table-cell office:value-type="float" office:value="71.23050988" calcext:value-type="float">
            <text:p>71.23050988</text:p>
          </table:table-cell>
          <table:table-cell table:number-columns-repeated="9"/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88.96194061" calcext:value-type="float">
            <text:p>88.96194061</text:p>
          </table:table-cell>
          <table:table-cell table:number-columns-repeated="9"/>
        </table:table-row>
        <table:table-row table:style-name="ro1">
          <table:table-cell office:value-type="float" office:value="651600" calcext:value-type="float">
            <text:p>651600</text:p>
          </table:table-cell>
          <table:table-cell office:value-type="float" office:value="90.68309061" calcext:value-type="float">
            <text:p>90.68309061</text:p>
          </table:table-cell>
          <table:table-cell table:number-columns-repeated="9"/>
        </table:table-row>
        <table:table-row table:style-name="ro1">
          <table:table-cell office:value-type="float" office:value="655200" calcext:value-type="float">
            <text:p>655200</text:p>
          </table:table-cell>
          <table:table-cell office:value-type="float" office:value="85.64514113" calcext:value-type="float">
            <text:p>85.64514113</text:p>
          </table:table-cell>
          <table:table-cell table:number-columns-repeated="9"/>
        </table:table-row>
        <table:table-row table:style-name="ro1">
          <table:table-cell office:value-type="float" office:value="658800" calcext:value-type="float">
            <text:p>658800</text:p>
          </table:table-cell>
          <table:table-cell office:value-type="float" office:value="87.52764894" calcext:value-type="float">
            <text:p>87.52764894</text:p>
          </table:table-cell>
          <table:table-cell table:number-columns-repeated="9"/>
        </table:table-row>
        <table:table-row table:style-name="ro1">
          <table:table-cell office:value-type="float" office:value="662400" calcext:value-type="float">
            <text:p>662400</text:p>
          </table:table-cell>
          <table:table-cell office:value-type="float" office:value="56.0987328" calcext:value-type="float">
            <text:p>56.0987328</text:p>
          </table:table-cell>
          <table:table-cell table:number-columns-repeated="9"/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33.31142395" calcext:value-type="float">
            <text:p>33.31142395</text:p>
          </table:table-cell>
          <table:table-cell table:number-columns-repeated="9"/>
        </table:table-row>
        <table:table-row table:style-name="ro1">
          <table:table-cell office:value-type="float" office:value="669600" calcext:value-type="float">
            <text:p>66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3200" calcext:value-type="float">
            <text:p>67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6800" calcext:value-type="float">
            <text:p>67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0400" calcext:value-type="float">
            <text:p>68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7600" calcext:value-type="float">
            <text:p>68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1200" calcext:value-type="float">
            <text:p>69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4800" calcext:value-type="float">
            <text:p>69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8400" calcext:value-type="float">
            <text:p>69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5600" calcext:value-type="float">
            <text:p>70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9200" calcext:value-type="float">
            <text:p>70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2800" calcext:value-type="float">
            <text:p>71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6400" calcext:value-type="float">
            <text:p>71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3600" calcext:value-type="float">
            <text:p>723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7200" calcext:value-type="float">
            <text:p>727200</text:p>
          </table:table-cell>
          <table:table-cell office:value-type="float" office:value="129.08625" calcext:value-type="float">
            <text:p>129.08625</text:p>
          </table:table-cell>
          <table:table-cell table:number-columns-repeated="9"/>
        </table:table-row>
        <table:table-row table:style-name="ro1">
          <table:table-cell office:value-type="float" office:value="730800" calcext:value-type="float">
            <text:p>730800</text:p>
          </table:table-cell>
          <table:table-cell office:value-type="float" office:value="130.3412552" calcext:value-type="float">
            <text:p>130.3412552</text:p>
          </table:table-cell>
          <table:table-cell table:number-columns-repeated="9"/>
        </table:table-row>
        <table:table-row table:style-name="ro1">
          <table:table-cell office:value-type="float" office:value="734400" calcext:value-type="float">
            <text:p>734400</text:p>
          </table:table-cell>
          <table:table-cell office:value-type="float" office:value="157.2342239" calcext:value-type="float">
            <text:p>157.2342239</text:p>
          </table:table-cell>
          <table:table-cell table:number-columns-repeated="9"/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106.7292286" calcext:value-type="float">
            <text:p>106.7292286</text:p>
          </table:table-cell>
          <table:table-cell table:number-columns-repeated="9"/>
        </table:table-row>
        <table:table-row table:style-name="ro1">
          <table:table-cell office:value-type="float" office:value="741600" calcext:value-type="float">
            <text:p>741600</text:p>
          </table:table-cell>
          <table:table-cell office:value-type="float" office:value="113.0759692" calcext:value-type="float">
            <text:p>113.0759692</text:p>
          </table:table-cell>
          <table:table-cell table:number-columns-repeated="9"/>
        </table:table-row>
        <table:table-row table:style-name="ro1">
          <table:table-cell office:value-type="float" office:value="745200" calcext:value-type="float">
            <text:p>745200</text:p>
          </table:table-cell>
          <table:table-cell office:value-type="float" office:value="77.59517915" calcext:value-type="float">
            <text:p>77.59517915</text:p>
          </table:table-cell>
          <table:table-cell table:number-columns-repeated="9"/>
        </table:table-row>
        <table:table-row table:style-name="ro1">
          <table:table-cell office:value-type="float" office:value="748800" calcext:value-type="float">
            <text:p>748800</text:p>
          </table:table-cell>
          <table:table-cell office:value-type="float" office:value="38.43901666" calcext:value-type="float">
            <text:p>38.43901666</text:p>
          </table:table-cell>
          <table:table-cell table:number-columns-repeated="9"/>
        </table:table-row>
        <table:table-row table:style-name="ro1">
          <table:table-cell office:value-type="float" office:value="752400" calcext:value-type="float">
            <text:p>752400</text:p>
          </table:table-cell>
          <table:table-cell office:value-type="float" office:value="56.0987328" calcext:value-type="float">
            <text:p>56.0987328</text:p>
          </table:table-cell>
          <table:table-cell table:number-columns-repeated="9"/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9600" calcext:value-type="float">
            <text:p>75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3200" calcext:value-type="float">
            <text:p>76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6800" calcext:value-type="float">
            <text:p>76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0400" calcext:value-type="float">
            <text:p>77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7600" calcext:value-type="float">
            <text:p>77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1200" calcext:value-type="float">
            <text:p>78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4800" calcext:value-type="float">
            <text:p>78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8400" calcext:value-type="float">
            <text:p>78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5600" calcext:value-type="float">
            <text:p>79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9200" calcext:value-type="float">
            <text:p>79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800" calcext:value-type="float">
            <text:p>802800</text:p>
          </table:table-cell>
          <table:table-cell office:value-type="float" office:value="3.980159374" calcext:value-type="float">
            <text:p>3.980159374</text:p>
          </table:table-cell>
          <table:table-cell table:number-columns-repeated="9"/>
        </table:table-row>
        <table:table-row table:style-name="ro1">
          <table:table-cell office:value-type="float" office:value="806400" calcext:value-type="float">
            <text:p>806400</text:p>
          </table:table-cell>
          <table:table-cell office:value-type="float" office:value="24.16781458" calcext:value-type="float">
            <text:p>24.16781458</text:p>
          </table:table-cell>
          <table:table-cell table:number-columns-repeated="9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41.82753072" calcext:value-type="float">
            <text:p>41.82753072</text:p>
          </table:table-cell>
          <table:table-cell table:number-columns-repeated="9"/>
        </table:table-row>
        <table:table-row table:style-name="ro1">
          <table:table-cell office:value-type="float" office:value="813600" calcext:value-type="float">
            <text:p>813600</text:p>
          </table:table-cell>
          <table:table-cell office:value-type="float" office:value="14.50427448" calcext:value-type="float">
            <text:p>14.50427448</text:p>
          </table:table-cell>
          <table:table-cell table:number-columns-repeated="9"/>
        </table:table-row>
        <table:table-row table:style-name="ro1">
          <table:table-cell office:value-type="float" office:value="817200" calcext:value-type="float">
            <text:p>817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0800" calcext:value-type="float">
            <text:p>820800</text:p>
          </table:table-cell>
          <table:table-cell office:value-type="float" office:value="2.92236927" calcext:value-type="float">
            <text:p>2.92236927</text:p>
          </table:table-cell>
          <table:table-cell table:number-columns-repeated="9"/>
        </table:table-row>
        <table:table-row table:style-name="ro1">
          <table:table-cell office:value-type="float" office:value="824400" calcext:value-type="float">
            <text:p>824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1600" calcext:value-type="float">
            <text:p>83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5200" calcext:value-type="float">
            <text:p>83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8800" calcext:value-type="float">
            <text:p>83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2400" calcext:value-type="float">
            <text:p>842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9600" calcext:value-type="float">
            <text:p>84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3200" calcext:value-type="float">
            <text:p>85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6800" calcext:value-type="float">
            <text:p>85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0400" calcext:value-type="float">
            <text:p>86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7600" calcext:value-type="float">
            <text:p>86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1200" calcext:value-type="float">
            <text:p>87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4800" calcext:value-type="float">
            <text:p>87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8400" calcext:value-type="float">
            <text:p>87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5600" calcext:value-type="float">
            <text:p>88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9200" calcext:value-type="float">
            <text:p>88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2800" calcext:value-type="float">
            <text:p>892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6400" calcext:value-type="float">
            <text:p>896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7.28739895" calcext:value-type="float">
            <text:p>27.28739895</text:p>
          </table:table-cell>
          <table:table-cell table:number-columns-repeated="9"/>
        </table:table-row>
        <table:table-row table:style-name="ro1">
          <table:table-cell office:value-type="float" office:value="903600" calcext:value-type="float">
            <text:p>903600</text:p>
          </table:table-cell>
          <table:table-cell office:value-type="float" office:value="62.05104322" calcext:value-type="float">
            <text:p>62.05104322</text:p>
          </table:table-cell>
          <table:table-cell table:number-columns-repeated="9"/>
        </table:table-row>
        <table:table-row table:style-name="ro1">
          <table:table-cell office:value-type="float" office:value="907200" calcext:value-type="float">
            <text:p>907200</text:p>
          </table:table-cell>
          <table:table-cell office:value-type="float" office:value="98.05176404" calcext:value-type="float">
            <text:p>98.05176404</text:p>
          </table:table-cell>
          <table:table-cell table:number-columns-repeated="9"/>
        </table:table-row>
        <table:table-row table:style-name="ro1">
          <table:table-cell office:value-type="float" office:value="910800" calcext:value-type="float">
            <text:p>910800</text:p>
          </table:table-cell>
          <table:table-cell office:value-type="float" office:value="69.83207551" calcext:value-type="float">
            <text:p>69.83207551</text:p>
          </table:table-cell>
          <table:table-cell table:number-columns-repeated="9"/>
        </table:table-row>
        <table:table-row table:style-name="ro1">
          <table:table-cell office:value-type="float" office:value="914400" calcext:value-type="float">
            <text:p>914400</text:p>
          </table:table-cell>
          <table:table-cell office:value-type="float" office:value="13.46441302" calcext:value-type="float">
            <text:p>13.46441302</text:p>
          </table:table-cell>
          <table:table-cell table:number-columns-repeated="9"/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7.888604165" calcext:value-type="float">
            <text:p>7.888604165</text:p>
          </table:table-cell>
          <table:table-cell table:number-columns-repeated="9"/>
        </table:table-row>
        <table:table-row table:style-name="ro1">
          <table:table-cell office:value-type="float" office:value="921600" calcext:value-type="float">
            <text:p>921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5200" calcext:value-type="float">
            <text:p>925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8800" calcext:value-type="float">
            <text:p>928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2400" calcext:value-type="float">
            <text:p>932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9600" calcext:value-type="float">
            <text:p>939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3200" calcext:value-type="float">
            <text:p>943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6800" calcext:value-type="float">
            <text:p>946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0400" calcext:value-type="float">
            <text:p>950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7600" calcext:value-type="float">
            <text:p>957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1200" calcext:value-type="float">
            <text:p>96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4800" calcext:value-type="float">
            <text:p>96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8400" calcext:value-type="float">
            <text:p>9684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5600" calcext:value-type="float">
            <text:p>975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9200" calcext:value-type="float">
            <text:p>979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2800" calcext:value-type="float">
            <text:p>982800</text:p>
          </table:table-cell>
          <table:table-cell office:value-type="float" office:value="42.84946353" calcext:value-type="float">
            <text:p>42.849463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99" calcext:value-type="float">
            <text:p>-99</text:p>
          </table:table-cell>
          <table:table-cell table:number-columns-repeated="9"/>
        </table:table-row>
      </table:table>
      <table:table table:name="39" table:style-name="ta1">
        <table:table-column table:style-name="co1" table:default-cell-style-name="Default"/>
        <table:table-row table:style-name="ro1"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00-00-00</text:date>, <text:time style:data-style-name="N2" text:time-value="15:24:03.843012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2:25:24.628108002</meta:creation-date>
    <meta:editing-duration>P4DT1H16M29S</meta:editing-duration>
    <meta:editing-cycles>2</meta:editing-cycles>
    <meta:generator>LibreOffice/6.0.7.3$Linux_X86_64 LibreOffice_project/00m0$Build-3</meta:generator>
    <dc:date>2019-08-27T16:51:11.462696511</dc:date>
    <meta:document-statistic meta:table-count="4" meta:cell-count="2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703cm" svg:height="10.705cm" xlink:href=".." xlink:type="simple" chart:class="chart:scatter" chart:style-name="ch1">
        <chart:legend chart:legend-position="end" svg:x="34.44cm" svg:y="5.053cm" style:legend-expansion="high" chart:style-name="ch2"/>
        <chart:plot-area chart:style-name="ch3" table:cell-range-address="'54'.A3:'54'.B411" svg:x="0.734cm" svg:y="0.214cm" svg:width="32.972cm" svg:height="10.277cm">
          <chartooo:coordinate-region svg:x="1.355cm" svg:y="0.413cm" svg:width="31.515cm" svg:height="9.4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4'.B3:'54'.B411" chart:class="chart:scatter">
            <chart:domain table:cell-range-address="'54'.A3:'54'.A411"/>
            <chart:data-point chart:repeated="4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4'.A3:'54'.A411</svg:desc>
                </draw:g>
              </table:table-cell>
              <table:table-cell office:value-type="float" office:value="0">
                <text:p>0</text:p>
                <draw:g>
                  <svg:desc>'54'.B3:'54'.B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0">
                <text:p>72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0">
                <text:p>1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0">
                <text:p>1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00">
                <text:p>2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00">
                <text:p>25200</text:p>
              </table:table-cell>
              <table:table-cell office:value-type="float" office:value="6.285649972">
                <text:p>6.285649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00">
                <text:p>28800</text:p>
              </table:table-cell>
              <table:table-cell office:value-type="float" office:value="11.52369162">
                <text:p>11.52369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00">
                <text:p>32400</text:p>
              </table:table-cell>
              <table:table-cell office:value-type="float" office:value="14.6665166">
                <text:p>14.6665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0">
                <text:p>36000</text:p>
              </table:table-cell>
              <table:table-cell office:value-type="float" office:value="16.76173326">
                <text:p>16.76173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00">
                <text:p>39600</text:p>
              </table:table-cell>
              <table:table-cell office:value-type="float" office:value="19.90455824">
                <text:p>19.90455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0">
                <text:p>43200</text:p>
              </table:table-cell>
              <table:table-cell office:value-type="float" office:value="21.9997749">
                <text:p>21.9997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00">
                <text:p>46800</text:p>
              </table:table-cell>
              <table:table-cell office:value-type="float" office:value="28.28542487">
                <text:p>28.28542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00">
                <text:p>50400</text:p>
              </table:table-cell>
              <table:table-cell office:value-type="float" office:value="31.42824986">
                <text:p>31.42824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00">
                <text:p>540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  <table:table-cell office:value-type="float" office:value="27.23781654">
                <text:p>27.23781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200">
                <text:p>61200</text:p>
              </table:table-cell>
              <table:table-cell office:value-type="float" office:value="30.38064153">
                <text:p>30.38064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800">
                <text:p>64800</text:p>
              </table:table-cell>
              <table:table-cell office:value-type="float" office:value="23.04738323">
                <text:p>23.04738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00">
                <text:p>68400</text:p>
              </table:table-cell>
              <table:table-cell office:value-type="float" office:value="10.47608329">
                <text:p>10.4760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00">
                <text:p>72000</text:p>
              </table:table-cell>
              <table:table-cell office:value-type="float" office:value="4.190433315">
                <text:p>4.190433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00">
                <text:p>7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200">
                <text:p>79200</text:p>
              </table:table-cell>
              <table:table-cell office:value-type="float" office:value="4.190433315">
                <text:p>4.190433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800">
                <text:p>82800</text:p>
              </table:table-cell>
              <table:table-cell office:value-type="float" office:value="11.52369162">
                <text:p>11.52369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400">
                <text:p>86400</text:p>
              </table:table-cell>
              <table:table-cell office:value-type="float" office:value="14.6665166">
                <text:p>14.6665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14.6665166">
                <text:p>14.6665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600">
                <text:p>93600</text:p>
              </table:table-cell>
              <table:table-cell office:value-type="float" office:value="7.333258301">
                <text:p>7.333258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200">
                <text:p>9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00">
                <text:p>10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00">
                <text:p>10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000">
                <text:p>10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600">
                <text:p>1116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200">
                <text:p>115200</text:p>
              </table:table-cell>
              <table:table-cell office:value-type="float" office:value="8.380866629">
                <text:p>8.380866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800">
                <text:p>118800</text:p>
              </table:table-cell>
              <table:table-cell office:value-type="float" office:value="16.76173326">
                <text:p>16.76173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400">
                <text:p>1224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000">
                <text:p>126000</text:p>
              </table:table-cell>
              <table:table-cell office:value-type="float" office:value="43.9995498">
                <text:p>43.9995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600">
                <text:p>129600</text:p>
              </table:table-cell>
              <table:table-cell office:value-type="float" office:value="52.38041643">
                <text:p>52.38041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200">
                <text:p>133200</text:p>
              </table:table-cell>
              <table:table-cell office:value-type="float" office:value="64.95171638">
                <text:p>64.95171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00">
                <text:p>136800</text:p>
              </table:table-cell>
              <table:table-cell office:value-type="float" office:value="64.95171638">
                <text:p>64.95171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400">
                <text:p>140400</text:p>
              </table:table-cell>
              <table:table-cell office:value-type="float" office:value="61.80889139">
                <text:p>61.80889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00">
                <text:p>144000</text:p>
              </table:table-cell>
              <table:table-cell office:value-type="float" office:value="55.52324142">
                <text:p>55.52324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600">
                <text:p>147600</text:p>
              </table:table-cell>
              <table:table-cell office:value-type="float" office:value="54.47563309">
                <text:p>54.47563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200">
                <text:p>151200</text:p>
              </table:table-cell>
              <table:table-cell office:value-type="float" office:value="41.90433315">
                <text:p>41.90433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00">
                <text:p>154800</text:p>
              </table:table-cell>
              <table:table-cell office:value-type="float" office:value="23.04738323">
                <text:p>23.04738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400">
                <text:p>158400</text:p>
              </table:table-cell>
              <table:table-cell office:value-type="float" office:value="15.71412493">
                <text:p>15.71412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2000">
                <text:p>162000</text:p>
              </table:table-cell>
              <table:table-cell office:value-type="float" office:value="23.04738323">
                <text:p>23.04738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600">
                <text:p>165600</text:p>
              </table:table-cell>
              <table:table-cell office:value-type="float" office:value="17.80934159">
                <text:p>17.8093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200">
                <text:p>169200</text:p>
              </table:table-cell>
              <table:table-cell office:value-type="float" office:value="15.71412493">
                <text:p>15.714124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800">
                <text:p>1728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6400">
                <text:p>176400</text:p>
              </table:table-cell>
              <table:table-cell office:value-type="float" office:value="5.238041643">
                <text:p>5.238041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000">
                <text:p>180000</text:p>
              </table:table-cell>
              <table:table-cell office:value-type="float" office:value="5.238041643">
                <text:p>5.238041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600">
                <text:p>1836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7200">
                <text:p>1872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800">
                <text:p>19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400">
                <text:p>19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000">
                <text:p>19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00">
                <text:p>2016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200">
                <text:p>205200</text:p>
              </table:table-cell>
              <table:table-cell office:value-type="float" office:value="27.23781654">
                <text:p>27.237816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800">
                <text:p>208800</text:p>
              </table:table-cell>
              <table:table-cell office:value-type="float" office:value="41.90433315">
                <text:p>41.904333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2400">
                <text:p>212400</text:p>
              </table:table-cell>
              <table:table-cell office:value-type="float" office:value="62.85649972">
                <text:p>62.85649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000">
                <text:p>216000</text:p>
              </table:table-cell>
              <table:table-cell office:value-type="float" office:value="82.76105796">
                <text:p>82.76105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9600">
                <text:p>219600</text:p>
              </table:table-cell>
              <table:table-cell office:value-type="float" office:value="90.09431626">
                <text:p>90.09431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3200">
                <text:p>223200</text:p>
              </table:table-cell>
              <table:table-cell office:value-type="float" office:value="103.7132245">
                <text:p>103.7132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6800">
                <text:p>226800</text:p>
              </table:table-cell>
              <table:table-cell office:value-type="float" office:value="94.28474958">
                <text:p>94.28474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0400">
                <text:p>230400</text:p>
              </table:table-cell>
              <table:table-cell office:value-type="float" office:value="93.23714125">
                <text:p>93.23714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4000">
                <text:p>234000</text:p>
              </table:table-cell>
              <table:table-cell office:value-type="float" office:value="85.90388295">
                <text:p>85.903882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7600">
                <text:p>237600</text:p>
              </table:table-cell>
              <table:table-cell office:value-type="float" office:value="72.28497468">
                <text:p>72.28497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1200">
                <text:p>241200</text:p>
              </table:table-cell>
              <table:table-cell office:value-type="float" office:value="58.6660664">
                <text:p>58.6660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4800">
                <text:p>244800</text:p>
              </table:table-cell>
              <table:table-cell office:value-type="float" office:value="52.38041643">
                <text:p>52.380416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8400">
                <text:p>248400</text:p>
              </table:table-cell>
              <table:table-cell office:value-type="float" office:value="39.80911649">
                <text:p>39.80911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2000">
                <text:p>252000</text:p>
              </table:table-cell>
              <table:table-cell office:value-type="float" office:value="30.38064153">
                <text:p>30.38064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600">
                <text:p>255600</text:p>
              </table:table-cell>
              <table:table-cell office:value-type="float" office:value="21.9997749">
                <text:p>21.9997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9200">
                <text:p>259200</text:p>
              </table:table-cell>
              <table:table-cell office:value-type="float" office:value="7.333258301">
                <text:p>7.3332583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2800">
                <text:p>2628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6400">
                <text:p>2664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0000">
                <text:p>2700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600">
                <text:p>2736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7200">
                <text:p>2772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0800">
                <text:p>28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4400">
                <text:p>28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8000">
                <text:p>28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600">
                <text:p>29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5200">
                <text:p>2952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8800">
                <text:p>2988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2400">
                <text:p>3024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6000">
                <text:p>3060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9600">
                <text:p>3096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3200">
                <text:p>3132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6800">
                <text:p>3168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400">
                <text:p>320400</text:p>
              </table:table-cell>
              <table:table-cell office:value-type="float" office:value="6.285649972">
                <text:p>6.2856499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4000">
                <text:p>324000</text:p>
              </table:table-cell>
              <table:table-cell office:value-type="float" office:value="8.380866629">
                <text:p>8.380866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600">
                <text:p>327600</text:p>
              </table:table-cell>
              <table:table-cell office:value-type="float" office:value="6.285649972">
                <text:p>6.285649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1200">
                <text:p>33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800">
                <text:p>33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8400">
                <text:p>33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2000">
                <text:p>34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5600">
                <text:p>34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200">
                <text:p>3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2800">
                <text:p>35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400">
                <text:p>35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0000">
                <text:p>3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3600">
                <text:p>36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7200">
                <text:p>36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0800">
                <text:p>37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4400">
                <text:p>37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000">
                <text:p>37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1600">
                <text:p>38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5200">
                <text:p>38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8800">
                <text:p>38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2400">
                <text:p>39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6000">
                <text:p>396000</text:p>
              </table:table-cell>
              <table:table-cell office:value-type="float" office:value="11.52369162">
                <text:p>11.52369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600">
                <text:p>399600</text:p>
              </table:table-cell>
              <table:table-cell office:value-type="float" office:value="12.57129994">
                <text:p>12.571299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3200">
                <text:p>403200</text:p>
              </table:table-cell>
              <table:table-cell office:value-type="float" office:value="15.71412493">
                <text:p>15.714124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6800">
                <text:p>406800</text:p>
              </table:table-cell>
              <table:table-cell office:value-type="float" office:value="14.6665166">
                <text:p>14.6665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0400">
                <text:p>410400</text:p>
              </table:table-cell>
              <table:table-cell office:value-type="float" office:value="11.52369162">
                <text:p>11.523691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4000">
                <text:p>4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7600">
                <text:p>417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1200">
                <text:p>42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4800">
                <text:p>42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8400">
                <text:p>42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2000">
                <text:p>4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5600">
                <text:p>43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9200">
                <text:p>43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2800">
                <text:p>44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6400">
                <text:p>4464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0000">
                <text:p>4500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3600">
                <text:p>4536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7200">
                <text:p>45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800">
                <text:p>460800</text:p>
              </table:table-cell>
              <table:table-cell office:value-type="float" office:value="8.380866629">
                <text:p>8.3808666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4400">
                <text:p>464400</text:p>
              </table:table-cell>
              <table:table-cell office:value-type="float" office:value="18.85694992">
                <text:p>18.856949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8000">
                <text:p>468000</text:p>
              </table:table-cell>
              <table:table-cell office:value-type="float" office:value="40.85672482">
                <text:p>40.856724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1600">
                <text:p>471600</text:p>
              </table:table-cell>
              <table:table-cell office:value-type="float" office:value="51.3328081">
                <text:p>51.3328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5200">
                <text:p>475200</text:p>
              </table:table-cell>
              <table:table-cell office:value-type="float" office:value="34.57107485">
                <text:p>34.57107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8800">
                <text:p>478800</text:p>
              </table:table-cell>
              <table:table-cell office:value-type="float" office:value="41.90433315">
                <text:p>41.904333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2400">
                <text:p>482400</text:p>
              </table:table-cell>
              <table:table-cell office:value-type="float" office:value="51.3328081">
                <text:p>51.33280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6000">
                <text:p>486000</text:p>
              </table:table-cell>
              <table:table-cell office:value-type="float" office:value="41.90433315">
                <text:p>41.904333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9600">
                <text:p>489600</text:p>
              </table:table-cell>
              <table:table-cell office:value-type="float" office:value="40.85672482">
                <text:p>40.856724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3200">
                <text:p>493200</text:p>
              </table:table-cell>
              <table:table-cell office:value-type="float" office:value="36.6662915">
                <text:p>36.66629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6800">
                <text:p>4968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0400">
                <text:p>500400</text:p>
              </table:table-cell>
              <table:table-cell office:value-type="float" office:value="15.71412493">
                <text:p>15.714124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4000">
                <text:p>5040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7600">
                <text:p>5076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1200">
                <text:p>511200</text:p>
              </table:table-cell>
              <table:table-cell office:value-type="float" office:value="7.333258301">
                <text:p>7.333258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800">
                <text:p>514800</text:p>
              </table:table-cell>
              <table:table-cell office:value-type="float" office:value="4.190433315">
                <text:p>4.1904333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2000">
                <text:p>52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5600">
                <text:p>52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9200">
                <text:p>52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2800">
                <text:p>53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6400">
                <text:p>53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0000">
                <text:p>5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600">
                <text:p>54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7200">
                <text:p>54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0800">
                <text:p>5508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4400">
                <text:p>554400</text:p>
              </table:table-cell>
              <table:table-cell office:value-type="float" office:value="24.09499156">
                <text:p>24.09499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8000">
                <text:p>558000</text:p>
              </table:table-cell>
              <table:table-cell office:value-type="float" office:value="42.95194147">
                <text:p>42.951941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1600">
                <text:p>561600</text:p>
              </table:table-cell>
              <table:table-cell office:value-type="float" office:value="52.38041643">
                <text:p>52.380416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5200">
                <text:p>565200</text:p>
              </table:table-cell>
              <table:table-cell office:value-type="float" office:value="51.3328081">
                <text:p>51.33280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8800">
                <text:p>568800</text:p>
              </table:table-cell>
              <table:table-cell office:value-type="float" office:value="56.57084975">
                <text:p>56.570849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2400">
                <text:p>572400</text:p>
              </table:table-cell>
              <table:table-cell office:value-type="float" office:value="58.6660664">
                <text:p>58.66606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6000">
                <text:p>576000</text:p>
              </table:table-cell>
              <table:table-cell office:value-type="float" office:value="61.80889139">
                <text:p>61.80889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9600">
                <text:p>579600</text:p>
              </table:table-cell>
              <table:table-cell office:value-type="float" office:value="55.52324142">
                <text:p>55.523241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3200">
                <text:p>583200</text:p>
              </table:table-cell>
              <table:table-cell office:value-type="float" office:value="42.95194147">
                <text:p>42.951941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6800">
                <text:p>586800</text:p>
              </table:table-cell>
              <table:table-cell office:value-type="float" office:value="32.47585819">
                <text:p>32.475858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0400">
                <text:p>590400</text:p>
              </table:table-cell>
              <table:table-cell office:value-type="float" office:value="26.19020822">
                <text:p>26.19020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4000">
                <text:p>594000</text:p>
              </table:table-cell>
              <table:table-cell office:value-type="float" office:value="24.09499156">
                <text:p>24.09499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7600">
                <text:p>597600</text:p>
              </table:table-cell>
              <table:table-cell office:value-type="float" office:value="21.9997749">
                <text:p>21.9997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1200">
                <text:p>601200</text:p>
              </table:table-cell>
              <table:table-cell office:value-type="float" office:value="19.90455824">
                <text:p>19.90455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4800">
                <text:p>604800</text:p>
              </table:table-cell>
              <table:table-cell office:value-type="float" office:value="20.95216657">
                <text:p>20.952166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8400">
                <text:p>608400</text:p>
              </table:table-cell>
              <table:table-cell office:value-type="float" office:value="16.76173326">
                <text:p>16.761733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2000">
                <text:p>612000</text:p>
              </table:table-cell>
              <table:table-cell office:value-type="float" office:value="12.57129994">
                <text:p>12.57129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5600">
                <text:p>615600</text:p>
              </table:table-cell>
              <table:table-cell office:value-type="float" office:value="13.61890827">
                <text:p>13.618908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9200">
                <text:p>619200</text:p>
              </table:table-cell>
              <table:table-cell office:value-type="float" office:value="7.333258301">
                <text:p>7.3332583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2800">
                <text:p>622800</text:p>
              </table:table-cell>
              <table:table-cell office:value-type="float" office:value="6.285649972">
                <text:p>6.285649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6400">
                <text:p>62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0000">
                <text:p>630000</text:p>
              </table:table-cell>
              <table:table-cell office:value-type="float" office:value="7.333258301">
                <text:p>7.3332583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3600">
                <text:p>633600</text:p>
              </table:table-cell>
              <table:table-cell office:value-type="float" office:value="15.71412493">
                <text:p>15.714124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7200">
                <text:p>637200</text:p>
              </table:table-cell>
              <table:table-cell office:value-type="float" office:value="32.47585819">
                <text:p>32.475858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0800">
                <text:p>640800</text:p>
              </table:table-cell>
              <table:table-cell office:value-type="float" office:value="57.61845808">
                <text:p>57.618458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44400">
                <text:p>644400</text:p>
              </table:table-cell>
              <table:table-cell office:value-type="float" office:value="59.71367473">
                <text:p>59.71367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8000">
                <text:p>648000</text:p>
              </table:table-cell>
              <table:table-cell office:value-type="float" office:value="70.18975802">
                <text:p>70.189758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1600">
                <text:p>651600</text:p>
              </table:table-cell>
              <table:table-cell office:value-type="float" office:value="82.76105796">
                <text:p>82.76105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5200">
                <text:p>655200</text:p>
              </table:table-cell>
              <table:table-cell office:value-type="float" office:value="96.37996624">
                <text:p>96.379966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8800">
                <text:p>658800</text:p>
              </table:table-cell>
              <table:table-cell office:value-type="float" office:value="96.37996624">
                <text:p>96.379966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2400">
                <text:p>662400</text:p>
              </table:table-cell>
              <table:table-cell office:value-type="float" office:value="90.09431626">
                <text:p>90.094316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6000">
                <text:p>666000</text:p>
              </table:table-cell>
              <table:table-cell office:value-type="float" office:value="85.90388295">
                <text:p>85.90388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69600">
                <text:p>669600</text:p>
              </table:table-cell>
              <table:table-cell office:value-type="float" office:value="78.57062465">
                <text:p>78.570624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3200">
                <text:p>673200</text:p>
              </table:table-cell>
              <table:table-cell office:value-type="float" office:value="62.85649972">
                <text:p>62.85649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76800">
                <text:p>676800</text:p>
              </table:table-cell>
              <table:table-cell office:value-type="float" office:value="27.23781654">
                <text:p>27.237816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0400">
                <text:p>680400</text:p>
              </table:table-cell>
              <table:table-cell office:value-type="float" office:value="19.90455824">
                <text:p>19.90455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4000">
                <text:p>684000</text:p>
              </table:table-cell>
              <table:table-cell office:value-type="float" office:value="12.57129994">
                <text:p>12.571299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7600">
                <text:p>6876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1200">
                <text:p>691200</text:p>
              </table:table-cell>
              <table:table-cell office:value-type="float" office:value="12.57129994">
                <text:p>12.571299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4800">
                <text:p>6948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8400">
                <text:p>6984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2000">
                <text:p>7020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5600">
                <text:p>705600</text:p>
              </table:table-cell>
              <table:table-cell office:value-type="float" office:value="6.285649972">
                <text:p>6.2856499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9200">
                <text:p>709200</text:p>
              </table:table-cell>
              <table:table-cell office:value-type="float" office:value="3.142824986">
                <text:p>3.1428249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2800">
                <text:p>7128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6400">
                <text:p>716400</text:p>
              </table:table-cell>
              <table:table-cell office:value-type="float" office:value="4.190433315">
                <text:p>4.1904333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0000">
                <text:p>720000</text:p>
              </table:table-cell>
              <table:table-cell office:value-type="float" office:value="7.333258301">
                <text:p>7.3332583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3600">
                <text:p>723600</text:p>
              </table:table-cell>
              <table:table-cell office:value-type="float" office:value="10.47608329">
                <text:p>10.476083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7200">
                <text:p>727200</text:p>
              </table:table-cell>
              <table:table-cell office:value-type="float" office:value="12.57129994">
                <text:p>12.571299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0800">
                <text:p>730800</text:p>
              </table:table-cell>
              <table:table-cell office:value-type="float" office:value="13.61890827">
                <text:p>13.618908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4400">
                <text:p>734400</text:p>
              </table:table-cell>
              <table:table-cell office:value-type="float" office:value="14.6665166">
                <text:p>14.66651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8000">
                <text:p>738000</text:p>
              </table:table-cell>
              <table:table-cell office:value-type="float" office:value="17.80934159">
                <text:p>17.80934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1600">
                <text:p>741600</text:p>
              </table:table-cell>
              <table:table-cell office:value-type="float" office:value="23.04738323">
                <text:p>23.047383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5200">
                <text:p>745200</text:p>
              </table:table-cell>
              <table:table-cell office:value-type="float" office:value="26.19020822">
                <text:p>26.190208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8800">
                <text:p>7488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2400">
                <text:p>752400</text:p>
              </table:table-cell>
              <table:table-cell office:value-type="float" office:value="33.52346652">
                <text:p>33.523466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56000">
                <text:p>756000</text:p>
              </table:table-cell>
              <table:table-cell office:value-type="float" office:value="35.61868317">
                <text:p>35.618683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59600">
                <text:p>759600</text:p>
              </table:table-cell>
              <table:table-cell office:value-type="float" office:value="35.61868317">
                <text:p>35.61868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3200">
                <text:p>7632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6800">
                <text:p>766800</text:p>
              </table:table-cell>
              <table:table-cell office:value-type="float" office:value="31.42824986">
                <text:p>31.42824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0400">
                <text:p>770400</text:p>
              </table:table-cell>
              <table:table-cell office:value-type="float" office:value="31.42824986">
                <text:p>31.428249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4000">
                <text:p>7740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7600">
                <text:p>777600</text:p>
              </table:table-cell>
              <table:table-cell office:value-type="float" office:value="28.28542487">
                <text:p>28.285424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1200">
                <text:p>781200</text:p>
              </table:table-cell>
              <table:table-cell office:value-type="float" office:value="33.52346652">
                <text:p>33.523466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4800">
                <text:p>784800</text:p>
              </table:table-cell>
              <table:table-cell office:value-type="float" office:value="27.23781654">
                <text:p>27.237816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8400">
                <text:p>788400</text:p>
              </table:table-cell>
              <table:table-cell office:value-type="float" office:value="36.6662915">
                <text:p>36.66629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2000">
                <text:p>792000</text:p>
              </table:table-cell>
              <table:table-cell office:value-type="float" office:value="37.71389983">
                <text:p>37.713899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5600">
                <text:p>795600</text:p>
              </table:table-cell>
              <table:table-cell office:value-type="float" office:value="31.42824986">
                <text:p>31.428249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9200">
                <text:p>799200</text:p>
              </table:table-cell>
              <table:table-cell office:value-type="float" office:value="24.09499156">
                <text:p>24.094991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2800">
                <text:p>802800</text:p>
              </table:table-cell>
              <table:table-cell office:value-type="float" office:value="27.23781654">
                <text:p>27.237816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6400">
                <text:p>806400</text:p>
              </table:table-cell>
              <table:table-cell office:value-type="float" office:value="36.6662915">
                <text:p>36.66629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10000">
                <text:p>810000</text:p>
              </table:table-cell>
              <table:table-cell office:value-type="float" office:value="45.04715813">
                <text:p>45.04715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3600">
                <text:p>813600</text:p>
              </table:table-cell>
              <table:table-cell office:value-type="float" office:value="50.28519977">
                <text:p>50.285199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17200">
                <text:p>817200</text:p>
              </table:table-cell>
              <table:table-cell office:value-type="float" office:value="53.42802476">
                <text:p>53.42802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0800">
                <text:p>820800</text:p>
              </table:table-cell>
              <table:table-cell office:value-type="float" office:value="62.85649972">
                <text:p>62.856499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4400">
                <text:p>824400</text:p>
              </table:table-cell>
              <table:table-cell office:value-type="float" office:value="65.9993247">
                <text:p>65.99932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8000">
                <text:p>828000</text:p>
              </table:table-cell>
              <table:table-cell office:value-type="float" office:value="68.09454136">
                <text:p>68.094541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1600">
                <text:p>831600</text:p>
              </table:table-cell>
              <table:table-cell office:value-type="float" office:value="70.18975802">
                <text:p>70.189758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5200">
                <text:p>835200</text:p>
              </table:table-cell>
              <table:table-cell office:value-type="float" office:value="74.38019133">
                <text:p>74.38019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8800">
                <text:p>838800</text:p>
              </table:table-cell>
              <table:table-cell office:value-type="float" office:value="67.04693303">
                <text:p>67.046933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2400">
                <text:p>842400</text:p>
              </table:table-cell>
              <table:table-cell office:value-type="float" office:value="61.80889139">
                <text:p>61.808891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6000">
                <text:p>846000</text:p>
              </table:table-cell>
              <table:table-cell office:value-type="float" office:value="47.14237479">
                <text:p>47.142374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9600">
                <text:p>849600</text:p>
              </table:table-cell>
              <table:table-cell office:value-type="float" office:value="39.80911649">
                <text:p>39.809116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3200">
                <text:p>853200</text:p>
              </table:table-cell>
              <table:table-cell office:value-type="float" office:value="34.57107485">
                <text:p>34.571074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6800">
                <text:p>856800</text:p>
              </table:table-cell>
              <table:table-cell office:value-type="float" office:value="33.52346652">
                <text:p>33.523466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0400">
                <text:p>860400</text:p>
              </table:table-cell>
              <table:table-cell office:value-type="float" office:value="30.38064153">
                <text:p>30.380641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64000">
                <text:p>864000</text:p>
              </table:table-cell>
              <table:table-cell office:value-type="float" office:value="23.04738323">
                <text:p>23.047383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67600">
                <text:p>867600</text:p>
              </table:table-cell>
              <table:table-cell office:value-type="float" office:value="11.52369162">
                <text:p>11.52369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71200">
                <text:p>871200</text:p>
              </table:table-cell>
              <table:table-cell office:value-type="float" office:value="11.52369162">
                <text:p>11.523691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4800">
                <text:p>874800</text:p>
              </table:table-cell>
              <table:table-cell office:value-type="float" office:value="18.85694992">
                <text:p>18.856949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8400">
                <text:p>878400</text:p>
              </table:table-cell>
              <table:table-cell office:value-type="float" office:value="27.23781654">
                <text:p>27.237816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2000">
                <text:p>882000</text:p>
              </table:table-cell>
              <table:table-cell office:value-type="float" office:value="28.28542487">
                <text:p>28.285424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5600">
                <text:p>885600</text:p>
              </table:table-cell>
              <table:table-cell office:value-type="float" office:value="25.14259989">
                <text:p>25.142599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9200">
                <text:p>889200</text:p>
              </table:table-cell>
              <table:table-cell office:value-type="float" office:value="26.19020822">
                <text:p>26.190208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2800">
                <text:p>892800</text:p>
              </table:table-cell>
              <table:table-cell office:value-type="float" office:value="30.38064153">
                <text:p>30.380641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96400">
                <text:p>896400</text:p>
              </table:table-cell>
              <table:table-cell office:value-type="float" office:value="28.28542487">
                <text:p>28.285424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000">
                <text:p>900000</text:p>
              </table:table-cell>
              <table:table-cell office:value-type="float" office:value="32.47585819">
                <text:p>32.475858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3600">
                <text:p>903600</text:p>
              </table:table-cell>
              <table:table-cell office:value-type="float" office:value="41.90433315">
                <text:p>41.90433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7200">
                <text:p>907200</text:p>
              </table:table-cell>
              <table:table-cell office:value-type="float" office:value="56.57084975">
                <text:p>56.570849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0800">
                <text:p>910800</text:p>
              </table:table-cell>
              <table:table-cell office:value-type="float" office:value="71.23736635">
                <text:p>71.237366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14400">
                <text:p>914400</text:p>
              </table:table-cell>
              <table:table-cell office:value-type="float" office:value="75.42779966">
                <text:p>75.427799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8000">
                <text:p>918000</text:p>
              </table:table-cell>
              <table:table-cell office:value-type="float" office:value="90.09431626">
                <text:p>90.094316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1600">
                <text:p>921600</text:p>
              </table:table-cell>
              <table:table-cell office:value-type="float" office:value="101.6180079">
                <text:p>101.61800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25200">
                <text:p>925200</text:p>
              </table:table-cell>
              <table:table-cell office:value-type="float" office:value="102.6656162">
                <text:p>102.66561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8800">
                <text:p>928800</text:p>
              </table:table-cell>
              <table:table-cell office:value-type="float" office:value="93.23714125">
                <text:p>93.23714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2400">
                <text:p>932400</text:p>
              </table:table-cell>
              <table:table-cell office:value-type="float" office:value="70.18975802">
                <text:p>70.189758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36000">
                <text:p>936000</text:p>
              </table:table-cell>
              <table:table-cell office:value-type="float" office:value="54.47563309">
                <text:p>54.475633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9600">
                <text:p>939600</text:p>
              </table:table-cell>
              <table:table-cell office:value-type="float" office:value="43.9995498">
                <text:p>43.99954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3200">
                <text:p>943200</text:p>
              </table:table-cell>
              <table:table-cell office:value-type="float" office:value="47.14237479">
                <text:p>47.142374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6800">
                <text:p>946800</text:p>
              </table:table-cell>
              <table:table-cell office:value-type="float" office:value="45.04715813">
                <text:p>45.047158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0400">
                <text:p>9504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54000">
                <text:p>954000</text:p>
              </table:table-cell>
              <table:table-cell office:value-type="float" office:value="33.52346652">
                <text:p>33.523466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57600">
                <text:p>957600</text:p>
              </table:table-cell>
              <table:table-cell office:value-type="float" office:value="40.85672482">
                <text:p>40.856724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1200">
                <text:p>961200</text:p>
              </table:table-cell>
              <table:table-cell office:value-type="float" office:value="37.71389983">
                <text:p>37.713899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4800">
                <text:p>964800</text:p>
              </table:table-cell>
              <table:table-cell office:value-type="float" office:value="24.09499156">
                <text:p>24.094991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8400">
                <text:p>968400</text:p>
              </table:table-cell>
              <table:table-cell office:value-type="float" office:value="23.04738323">
                <text:p>23.047383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2000">
                <text:p>972000</text:p>
              </table:table-cell>
              <table:table-cell office:value-type="float" office:value="20.95216657">
                <text:p>20.952166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5600">
                <text:p>975600</text:p>
              </table:table-cell>
              <table:table-cell office:value-type="float" office:value="31.42824986">
                <text:p>31.428249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9200">
                <text:p>979200</text:p>
              </table:table-cell>
              <table:table-cell office:value-type="float" office:value="45.04715813">
                <text:p>45.047158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2800">
                <text:p>982800</text:p>
              </table:table-cell>
              <table:table-cell office:value-type="float" office:value="68.09454136">
                <text:p>68.09454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6400">
                <text:p>986400</text:p>
              </table:table-cell>
              <table:table-cell office:value-type="float" office:value="90.09431626">
                <text:p>90.094316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0000">
                <text:p>990000</text:p>
              </table:table-cell>
              <table:table-cell office:value-type="float" office:value="107.9036579">
                <text:p>107.90365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3600">
                <text:p>993600</text:p>
              </table:table-cell>
              <table:table-cell office:value-type="float" office:value="126.7606078">
                <text:p>126.76060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7200">
                <text:p>997200</text:p>
              </table:table-cell>
              <table:table-cell office:value-type="float" office:value="135.1414744">
                <text:p>135.14147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0800">
                <text:p>1000800</text:p>
              </table:table-cell>
              <table:table-cell office:value-type="float" office:value="145.6175577">
                <text:p>145.61755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4400">
                <text:p>1004400</text:p>
              </table:table-cell>
              <table:table-cell office:value-type="float" office:value="151.9032077">
                <text:p>151.90320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8000">
                <text:p>1008000</text:p>
              </table:table-cell>
              <table:table-cell office:value-type="float" office:value="148.7603827">
                <text:p>148.76038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1600">
                <text:p>1011600</text:p>
              </table:table-cell>
              <table:table-cell office:value-type="float" office:value="147.7127743">
                <text:p>147.71277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5200">
                <text:p>1015200</text:p>
              </table:table-cell>
              <table:table-cell office:value-type="float" office:value="137.2366911">
                <text:p>137.23669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8800">
                <text:p>1018800</text:p>
              </table:table-cell>
              <table:table-cell office:value-type="float" office:value="118.3797411">
                <text:p>118.37974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2400">
                <text:p>1022400</text:p>
              </table:table-cell>
              <table:table-cell office:value-type="float" office:value="99.52279122">
                <text:p>99.522791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6000">
                <text:p>1026000</text:p>
              </table:table-cell>
              <table:table-cell office:value-type="float" office:value="86.95149128">
                <text:p>86.95149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9600">
                <text:p>1029600</text:p>
              </table:table-cell>
              <table:table-cell office:value-type="float" office:value="81.71344963">
                <text:p>81.71344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3200">
                <text:p>1033200</text:p>
              </table:table-cell>
              <table:table-cell office:value-type="float" office:value="81.71344963">
                <text:p>81.71344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36800">
                <text:p>1036800</text:p>
              </table:table-cell>
              <table:table-cell office:value-type="float" office:value="79.61823298">
                <text:p>79.61823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0400">
                <text:p>1040400</text:p>
              </table:table-cell>
              <table:table-cell office:value-type="float" office:value="86.95149128">
                <text:p>86.951491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4000">
                <text:p>1044000</text:p>
              </table:table-cell>
              <table:table-cell office:value-type="float" office:value="71.23736635">
                <text:p>71.237366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47600">
                <text:p>1047600</text:p>
              </table:table-cell>
              <table:table-cell office:value-type="float" office:value="75.42779966">
                <text:p>75.427799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1200">
                <text:p>1051200</text:p>
              </table:table-cell>
              <table:table-cell office:value-type="float" office:value="83.80866629">
                <text:p>83.808666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4800">
                <text:p>1054800</text:p>
              </table:table-cell>
              <table:table-cell office:value-type="float" office:value="68.09454136">
                <text:p>68.094541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8400">
                <text:p>1058400</text:p>
              </table:table-cell>
              <table:table-cell office:value-type="float" office:value="70.18975802">
                <text:p>70.189758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2000">
                <text:p>1062000</text:p>
              </table:table-cell>
              <table:table-cell office:value-type="float" office:value="72.28497468">
                <text:p>72.284974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5600">
                <text:p>1065600</text:p>
              </table:table-cell>
              <table:table-cell office:value-type="float" office:value="82.76105796">
                <text:p>82.76105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9200">
                <text:p>1069200</text:p>
              </table:table-cell>
              <table:table-cell office:value-type="float" office:value="91.14192459">
                <text:p>91.141924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2800">
                <text:p>1072800</text:p>
              </table:table-cell>
              <table:table-cell office:value-type="float" office:value="93.23714125">
                <text:p>93.23714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6400">
                <text:p>1076400</text:p>
              </table:table-cell>
              <table:table-cell office:value-type="float" office:value="111.0464828">
                <text:p>111.04648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80000">
                <text:p>1080000</text:p>
              </table:table-cell>
              <table:table-cell office:value-type="float" office:value="120.4749578">
                <text:p>120.47495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83600">
                <text:p>1083600</text:p>
              </table:table-cell>
              <table:table-cell office:value-type="float" office:value="113.1416995">
                <text:p>113.14169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87200">
                <text:p>1087200</text:p>
              </table:table-cell>
              <table:table-cell office:value-type="float" office:value="121.5225661">
                <text:p>121.52256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0800">
                <text:p>1090800</text:p>
              </table:table-cell>
              <table:table-cell office:value-type="float" office:value="121.5225661">
                <text:p>121.5225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4400">
                <text:p>1094400</text:p>
              </table:table-cell>
              <table:table-cell office:value-type="float" office:value="115.2369162">
                <text:p>115.23691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98000">
                <text:p>1098000</text:p>
              </table:table-cell>
              <table:table-cell office:value-type="float" office:value="108.9512662">
                <text:p>108.95126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01600">
                <text:p>1101600</text:p>
              </table:table-cell>
              <table:table-cell office:value-type="float" office:value="96.37996624">
                <text:p>96.379966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05200">
                <text:p>1105200</text:p>
              </table:table-cell>
              <table:table-cell office:value-type="float" office:value="75.42779966">
                <text:p>75.427799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08800">
                <text:p>1108800</text:p>
              </table:table-cell>
              <table:table-cell office:value-type="float" office:value="47.14237479">
                <text:p>47.142374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12400">
                <text:p>1112400</text:p>
              </table:table-cell>
              <table:table-cell office:value-type="float" office:value="37.71389983">
                <text:p>37.713899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16000">
                <text:p>1116000</text:p>
              </table:table-cell>
              <table:table-cell office:value-type="float" office:value="45.04715813">
                <text:p>45.047158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19600">
                <text:p>1119600</text:p>
              </table:table-cell>
              <table:table-cell office:value-type="float" office:value="40.85672482">
                <text:p>40.856724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23200">
                <text:p>1123200</text:p>
              </table:table-cell>
              <table:table-cell office:value-type="float" office:value="29.3330332">
                <text:p>29.33303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26800">
                <text:p>1126800</text:p>
              </table:table-cell>
              <table:table-cell office:value-type="float" office:value="23.04738323">
                <text:p>23.047383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30400">
                <text:p>1130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34000">
                <text:p>113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7600">
                <text:p>1137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41200">
                <text:p>114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44800">
                <text:p>114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48400">
                <text:p>114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52000">
                <text:p>115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55600">
                <text:p>115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9200">
                <text:p>115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2800">
                <text:p>116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66400">
                <text:p>116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70000">
                <text:p>117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73600">
                <text:p>117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77200">
                <text:p>117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80800">
                <text:p>118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4400">
                <text:p>118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88000">
                <text:p>118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91600">
                <text:p>119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95200">
                <text:p>119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98800">
                <text:p>119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02400">
                <text:p>120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06000">
                <text:p>120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09600">
                <text:p>1209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3200">
                <text:p>121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16800">
                <text:p>1216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20400">
                <text:p>1220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24000">
                <text:p>122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27600">
                <text:p>1227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1200">
                <text:p>123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34800">
                <text:p>123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38400">
                <text:p>123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42000">
                <text:p>124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45600">
                <text:p>124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49200">
                <text:p>12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52800">
                <text:p>1252800</text:p>
              </table:table-cell>
              <table:table-cell office:value-type="float" office:value="12.57129994">
                <text:p>12.571299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56400">
                <text:p>1256400</text:p>
              </table:table-cell>
              <table:table-cell office:value-type="float" office:value="18.85694992">
                <text:p>18.856949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0000">
                <text:p>1260000</text:p>
              </table:table-cell>
              <table:table-cell office:value-type="float" office:value="27.23781654">
                <text:p>27.237816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63600">
                <text:p>1263600</text:p>
              </table:table-cell>
              <table:table-cell office:value-type="float" office:value="36.6662915">
                <text:p>36.66629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67200">
                <text:p>1267200</text:p>
              </table:table-cell>
              <table:table-cell office:value-type="float" office:value="46.09476646">
                <text:p>46.094766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70800">
                <text:p>1270800</text:p>
              </table:table-cell>
              <table:table-cell office:value-type="float" office:value="43.9995498">
                <text:p>43.99954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4400">
                <text:p>1274400</text:p>
              </table:table-cell>
              <table:table-cell office:value-type="float" office:value="45.04715813">
                <text:p>45.047158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78000">
                <text:p>1278000</text:p>
              </table:table-cell>
              <table:table-cell office:value-type="float" office:value="26.19020822">
                <text:p>26.190208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81600">
                <text:p>1281600</text:p>
              </table:table-cell>
              <table:table-cell office:value-type="float" office:value="15.71412493">
                <text:p>15.714124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85200">
                <text:p>1285200</text:p>
              </table:table-cell>
              <table:table-cell office:value-type="float" office:value="4.190433315">
                <text:p>4.1904333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88800">
                <text:p>128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92400">
                <text:p>129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96000">
                <text:p>129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99600">
                <text:p>1299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03200">
                <text:p>130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06800">
                <text:p>1306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10400">
                <text:p>1310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14000">
                <text:p>13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17600">
                <text:p>1317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1200">
                <text:p>132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24800">
                <text:p>132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28400">
                <text:p>132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32000">
                <text:p>13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35600">
                <text:p>1335600</text:p>
              </table:table-cell>
              <table:table-cell office:value-type="float" office:value="5.238041643">
                <text:p>5.2380416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39200">
                <text:p>13392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42800">
                <text:p>1342800</text:p>
              </table:table-cell>
              <table:table-cell office:value-type="float" office:value="11.52369162">
                <text:p>11.523691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46400">
                <text:p>1346400</text:p>
              </table:table-cell>
              <table:table-cell office:value-type="float" office:value="2.095216657">
                <text:p>2.0952166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50000">
                <text:p>1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53600">
                <text:p>135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57200">
                <text:p>135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60800">
                <text:p>136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64400">
                <text:p>136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68000">
                <text:p>136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71600">
                <text:p>137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5200">
                <text:p>137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78800">
                <text:p>137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82400">
                <text:p>138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86000">
                <text:p>138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89600">
                <text:p>1389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93200">
                <text:p>139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96800">
                <text:p>1396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00400">
                <text:p>1400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04000">
                <text:p>140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07600">
                <text:p>1407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1200">
                <text:p>141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14800">
                <text:p>141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18400">
                <text:p>141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2000">
                <text:p>142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5600">
                <text:p>14256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9200">
                <text:p>1429200</text:p>
              </table:table-cell>
              <table:table-cell office:value-type="float" office:value="4.190433315">
                <text:p>4.190433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2800">
                <text:p>14328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6400">
                <text:p>1436400</text:p>
              </table:table-cell>
              <table:table-cell office:value-type="float" office:value="7.333258301">
                <text:p>7.3332583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40000">
                <text:p>1440000</text:p>
              </table:table-cell>
              <table:table-cell office:value-type="float" office:value="13.61890827">
                <text:p>13.618908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43600">
                <text:p>1443600</text:p>
              </table:table-cell>
              <table:table-cell office:value-type="float" office:value="10.47608329">
                <text:p>10.476083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47200">
                <text:p>1447200</text:p>
              </table:table-cell>
              <table:table-cell office:value-type="float" office:value="9.428474958">
                <text:p>9.4284749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50800">
                <text:p>1450800</text:p>
              </table:table-cell>
              <table:table-cell office:value-type="float" office:value="1.047608329">
                <text:p>1.0476083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54400">
                <text:p>145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58000">
                <text:p>145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1600">
                <text:p>146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65200">
                <text:p>146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68800">
                <text:p>14688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